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87000001F238F055C1D199555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Umpush" svg:font-family="Umpush"/>
    <style:font-face style:name="Courier New" svg:font-family="'Courier New'" style:font-family-generic="modern"/>
    <style:font-face style:name="B Homa" svg:font-family="'B Homa'" style:font-pitch="variable"/>
    <style:font-face style:name="B Nazanin" svg:font-family="'B Nazanin'" style:font-pitch="variable"/>
    <style:font-face style:name="B Zar" svg:font-family="'B Zar'" style:font-pitch="variable"/>
    <style:font-face style:name="Homa" svg:font-family="Homa" style:font-pitch="variable"/>
    <style:font-face style:name="Nazanin" svg:font-family="Nazanin" style:font-pitch="variable"/>
    <style:font-face style:name="SimSun" svg:font-family="SimSun, 宋体" style:font-pitch="variable"/>
    <style:font-face style:name="Zar" svg:font-family="Z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375in" table:align="center" style:writing-mode="rl-tb"/>
    </style:style>
    <style:style style:name="Table1.A" style:family="table-column">
      <style:table-column-properties style:column-width="1.7854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1.3167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2.3125in"/>
    </style:style>
    <style:style style:name="Table1.1" style:family="table-row">
      <style:table-row-properties style:min-row-height="0.3514in" fo:keep-together="auto"/>
    </style:style>
    <style:style style:name="Table1.A1" style:family="table-cell">
      <style:table-cell-properties style:vertical-align="middle" fo:padding-left="0in" fo:padding-right="0.075in" fo:padding-top="0in" fo:padding-bottom="0in" fo:border-left="1.5pt solid #000000" fo:border-right="none" fo:border-top="1.5pt solid #000000" fo:border-bottom="none" style:writing-mode="rl-tb"/>
    </style:style>
    <style:style style:name="Table1.E1" style:family="table-cell">
      <style:table-cell-properties style:vertical-align="middle" fo:padding-left="0in" fo:padding-right="0.075in" fo:padding-top="0in" fo:padding-bottom="0in" fo:border-left="none" fo:border-right="1.5pt solid #000000" fo:border-top="1.5pt solid #000000" fo:border-bottom="none" style:writing-mode="rl-tb"/>
    </style:style>
    <style:style style:name="Table1.A2" style:family="table-cell">
      <style:table-cell-properties style:vertical-align="middle" fo:padding-left="0in" fo:padding-right="0.075in" fo:padding-top="0in" fo:padding-bottom="0in" fo:border-left="1.5pt solid #000000" fo:border-right="none" fo:border-top="none" fo:border-bottom="none" style:writing-mode="rl-tb"/>
    </style:style>
    <style:style style:name="Table1.B2" style:family="table-cell">
      <style:table-cell-properties style:vertical-align="middle" fo:padding-left="0in" fo:padding-right="0.075in" fo:padding-top="0in" fo:padding-bottom="0in" fo:border="none" style:writing-mode="rl-tb"/>
    </style:style>
    <style:style style:name="Table1.D2" style:family="table-cell">
      <style:table-cell-properties style:vertical-align="middle" fo:padding-left="0in" fo:padding-right="0.075in" fo:padding-top="0in" fo:padding-bottom="0in" fo:border-left="none" fo:border-right="1.5pt solid #000000" fo:border-top="none" fo:border-bottom="none" style:writing-mode="rl-tb"/>
    </style:style>
    <style:style style:name="Table1.3" style:family="table-row">
      <style:table-row-properties style:min-row-height="0.3542in" fo:keep-together="auto"/>
    </style:style>
    <style:style style:name="Table1.A8" style:family="table-cell">
      <style:table-cell-properties style:vertical-align="middle" fo:padding-left="0in" fo:padding-right="0.075in" fo:padding-top="0in" fo:padding-bottom="0in" fo:border-left="1.5pt solid #000000" fo:border-right="none" fo:border-top="none" fo:border-bottom="1.5pt solid #000000" style:writing-mode="rl-tb"/>
    </style:style>
    <style:style style:name="Table1.E8" style:family="table-cell">
      <style:table-cell-properties style:vertical-align="middle" fo:padding-left="0in" fo:padding-right="0.075in" fo:padding-top="0in" fo:padding-bottom="0in" fo:border-left="none" fo:border-right="1.5pt solid #000000" fo:border-top="none" fo:border-bottom="1.5pt solid #000000" style:writing-mode="rl-tb"/>
    </style:style>
    <style:style style:name="Table2" style:family="table">
      <style:table-properties style:width="6.3014in" style:rel-width="91%" fo:margin-left="0.2222in" table:align="left" style:writing-mode="rl-tb"/>
    </style:style>
    <style:style style:name="Table2.A" style:family="table-column">
      <style:table-column-properties style:column-width="0.6882in" style:rel-column-width="1117*"/>
    </style:style>
    <style:style style:name="Table2.B" style:family="table-column">
      <style:table-column-properties style:column-width="5.6132in" style:rel-column-width="9109*"/>
    </style:style>
    <style:style style:name="Table2.1" style:family="table-row">
      <style:table-row-properties style:min-row-height="0.3153in" fo:keep-together="auto"/>
    </style:style>
    <style:style style:name="Table2.A1" style:family="table-cell">
      <style:table-cell-properties style:vertical-align="middle" fo:background-color="#dbe5f1" fo:padding-left="0.075in" fo:padding-right="0.075in" fo:padding-top="0in" fo:padding-bottom="0in" fo:border-left="1.5pt solid #000000" fo:border-right="none" fo:border-top="1.5pt solid #000000" fo:border-bottom="0.5pt solid #000000" style:writing-mode="rl-tb">
        <style:background-image/>
      </style:table-cell-properties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1.5pt solid #000000" fo:border-bottom="0.5pt solid #000000" style:writing-mode="rl-tb"/>
    </style:style>
    <style:style style:name="Table2.A2" style:family="table-cell">
      <style:table-cell-properties style:vertical-align="middle" fo:background-color="#dbe5f1" fo:padding-left="0.075in" fo:padding-right="0.075in" fo:padding-top="0in" fo:padding-bottom="0in" fo:border-left="1.5pt solid #000000" fo:border-right="none" fo:border-top="0.5pt solid #000000" fo:border-bottom="1.5pt solid #000000" style:writing-mode="rl-tb">
        <style:background-image/>
      </style:table-cell-properties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0.5pt solid #000000" fo:border-bottom="1.5pt solid #000000" style:writing-mode="rl-tb"/>
    </style:style>
    <style:style style:name="Table3" style:family="table">
      <style:table-properties style:width="6.3708in" style:rel-width="92%" fo:margin-left="0.2229in" table:align="left" style:writing-mode="rl-tb"/>
    </style:style>
    <style:style style:name="Table3.A" style:family="table-column">
      <style:table-column-properties style:column-width="0.6951in" style:rel-column-width="1117*"/>
    </style:style>
    <style:style style:name="Table3.B" style:family="table-column">
      <style:table-column-properties style:column-width="5.6757in" style:rel-column-width="9122*"/>
    </style:style>
    <style:style style:name="Table3.1" style:family="table-row">
      <style:table-row-properties style:min-row-height="0.3153in" fo:keep-together="auto"/>
    </style:style>
    <style:style style:name="Table3.A1" style:family="table-cell">
      <style:table-cell-properties style:vertical-align="middle" fo:background-color="#dbe5f1" fo:padding-left="0.075in" fo:padding-right="0.075in" fo:padding-top="0in" fo:padding-bottom="0in" fo:border-left="1.5pt solid #000000" fo:border-right="none" fo:border-top="1.5pt solid #000000" fo:border-bottom="0.5pt solid #000000" style:writing-mode="rl-tb">
        <style:background-image/>
      </style:table-cell-properties>
    </style:style>
    <style:style style:name="Table3.B1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1.5pt solid #000000" fo:border-bottom="0.5pt solid #000000" style:writing-mode="rl-tb"/>
    </style:style>
    <style:style style:name="Table3.A2" style:family="table-cell">
      <style:table-cell-properties style:vertical-align="middle" fo:background-color="#dbe5f1" fo:padding-left="0.075in" fo:padding-right="0.075in" fo:padding-top="0in" fo:padding-bottom="0in" fo:border-left="1.5pt solid #000000" fo:border-right="none" fo:border-top="0.5pt solid #000000" fo:border-bottom="1.5pt solid #000000" style:writing-mode="rl-tb">
        <style:background-image/>
      </style:table-cell-properties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0.5pt solid #000000" fo:border-bottom="1.5pt solid #000000" style:writing-mode="rl-tb"/>
    </style:style>
    <style:style style:name="Table4" style:family="table">
      <style:table-properties style:width="6.3688in" table:align="center" style:writing-mode="rl-tb"/>
    </style:style>
    <style:style style:name="Table4.A" style:family="table-column">
      <style:table-column-properties style:column-width="1.2368in"/>
    </style:style>
    <style:style style:name="Table4.B" style:family="table-column">
      <style:table-column-properties style:column-width="1.1972in"/>
    </style:style>
    <style:style style:name="Table4.C" style:family="table-column">
      <style:table-column-properties style:column-width="1.1215in"/>
    </style:style>
    <style:style style:name="Table4.D" style:family="table-column">
      <style:table-column-properties style:column-width="1.4875in"/>
    </style:style>
    <style:style style:name="Table4.E" style:family="table-column">
      <style:table-column-properties style:column-width="1.325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194in" fo:padding-right="0.0194in" fo:padding-top="0in" fo:padding-bottom="0in" fo:border="none" style:writing-mode="rl-tb"/>
    </style:style>
    <style:style style:name="Table5" style:family="table">
      <style:table-properties style:width="6.4611in" table:align="center" style:writing-mode="rl-tb"/>
    </style:style>
    <style:style style:name="Table5.A" style:family="table-column">
      <style:table-column-properties style:column-width="1.6361in"/>
    </style:style>
    <style:style style:name="Table5.B" style:family="table-column">
      <style:table-column-properties style:column-width="1.7688in"/>
    </style:style>
    <style:style style:name="Table5.C" style:family="table-column">
      <style:table-column-properties style:column-width="1.7889in"/>
    </style:style>
    <style:style style:name="Table5.D" style:family="table-column">
      <style:table-column-properties style:column-width="1.267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396in" fo:padding-right="0.0396in" fo:padding-top="0in" fo:padding-bottom="0in" fo:border="none" style:writing-mode="rl-tb"/>
    </style:style>
    <style:style style:name="Table6" style:family="table">
      <style:table-properties style:width="6.4611in" table:align="center" style:writing-mode="rl-tb"/>
    </style:style>
    <style:style style:name="Table6.A" style:family="table-column">
      <style:table-column-properties style:column-width="1.6361in"/>
    </style:style>
    <style:style style:name="Table6.B" style:family="table-column">
      <style:table-column-properties style:column-width="1.7688in"/>
    </style:style>
    <style:style style:name="Table6.C" style:family="table-column">
      <style:table-column-properties style:column-width="1.6597in"/>
    </style:style>
    <style:style style:name="Table6.D" style:family="table-column">
      <style:table-column-properties style:column-width="1.3965in"/>
    </style:style>
    <style:style style:name="Table6.1" style:family="table-row">
      <style:table-row-properties style:min-row-height="0.1181in" fo:keep-together="auto"/>
    </style:style>
    <style:style style:name="Table6.A1" style:family="table-cell">
      <style:table-cell-properties style:vertical-align="middle" fo:padding-left="0.0396in" fo:padding-right="0.0396in" fo:padding-top="0in" fo:padding-bottom="0in" fo:border="none" style:writing-mode="rl-tb"/>
    </style:style>
    <style:style style:name="Table7" style:family="table">
      <style:table-properties style:width="6.4944in" table:align="center" style:writing-mode="rl-tb"/>
    </style:style>
    <style:style style:name="Table7.A" style:family="table-column">
      <style:table-column-properties style:column-width="2.2472in"/>
    </style:style>
    <style:style style:name="Table7.B" style:family="table-column">
      <style:table-column-properties style:column-width="2.1236in"/>
    </style:style>
    <style:style style:name="Table7.1" style:family="table-row">
      <style:table-row-properties style:min-row-height="0.3153in" fo:keep-together="auto"/>
    </style:style>
    <style:style style:name="Table7.A1" style:family="table-cell">
      <style:table-cell-properties style:vertical-align="middle" fo:padding-left="0.0396in" fo:padding-right="0.0396in" fo:padding-top="0in" fo:padding-bottom="0in" fo:border="none" style:writing-mode="rl-tb"/>
    </style:style>
    <style:style style:name="Table8" style:family="table">
      <style:table-properties style:width="7.4347in" table:align="center" style:writing-mode="rl-tb"/>
    </style:style>
    <style:style style:name="Table8.A" style:family="table-column">
      <style:table-column-properties style:column-width="0.3028in"/>
    </style:style>
    <style:style style:name="Table8.B" style:family="table-column">
      <style:table-column-properties style:column-width="1.059in"/>
    </style:style>
    <style:style style:name="Table8.C" style:family="table-column">
      <style:table-column-properties style:column-width="0.4653in"/>
    </style:style>
    <style:style style:name="Table8.D" style:family="table-column">
      <style:table-column-properties style:column-width="0.45in"/>
    </style:style>
    <style:style style:name="Table8.E" style:family="table-column">
      <style:table-column-properties style:column-width="0.5736in"/>
    </style:style>
    <style:style style:name="Table8.F" style:family="table-column">
      <style:table-column-properties style:column-width="0.5542in"/>
    </style:style>
    <style:style style:name="Table8.G" style:family="table-column">
      <style:table-column-properties style:column-width="0.6236in"/>
    </style:style>
    <style:style style:name="Table8.H" style:family="table-column">
      <style:table-column-properties style:column-width="0.5722in"/>
    </style:style>
    <style:style style:name="Table8.I" style:family="table-column">
      <style:table-column-properties style:column-width="0.3757in"/>
    </style:style>
    <style:style style:name="Table8.J" style:family="table-column">
      <style:table-column-properties style:column-width="0.3764in"/>
    </style:style>
    <style:style style:name="Table8.K" style:family="table-column">
      <style:table-column-properties style:column-width="0.5056in"/>
    </style:style>
    <style:style style:name="Table8.L" style:family="table-column">
      <style:table-column-properties style:column-width="0.6125in"/>
    </style:style>
    <style:style style:name="Table8.M" style:family="table-column">
      <style:table-column-properties style:column-width="0.4472in"/>
    </style:style>
    <style:style style:name="Table8.N" style:family="table-column">
      <style:table-column-properties style:column-width="0.5167in"/>
    </style:style>
    <style:style style:name="Table8.1" style:family="table-row">
      <style:table-row-properties style:min-row-height="0.3201in" fo:keep-together="auto"/>
    </style:style>
    <style:style style:name="Table8.A1" style:family="table-cell">
      <style:table-cell-properties style:vertical-align="middle" fo:background-color="#b8cce4" fo:padding-left="0.0396in" fo:padding-right="0.0396in" fo:padding-top="0in" fo:padding-bottom="0in" fo:border-left="1.5pt solid #000000" fo:border-right="none" fo:border-top="1.5pt solid #000000" fo:border-bottom="0.5pt solid #000000" style:writing-mode="rl-tb">
        <style:background-image/>
      </style:table-cell-properties>
    </style:style>
    <style:style style:name="Table8.B1" style:family="table-cell">
      <style:table-cell-properties style:vertical-align="middle" fo:background-color="#b8cce4" fo:padding-left="0.0396in" fo:padding-right="0.0396in" fo:padding-top="0in" fo:padding-bottom="0in" fo:border-left="0.5pt solid #000000" fo:border-right="none" fo:border-top="1.5pt solid #000000" fo:border-bottom="0.5pt solid #000000" style:writing-mode="rl-tb">
        <style:background-image/>
      </style:table-cell-properties>
    </style:style>
    <style:style style:name="Table8.N1" style:family="table-cell">
      <style:table-cell-properties style:vertical-align="middle" fo:background-color="#b8cce4" fo:padding-left="0.0396in" fo:padding-right="0.0396in" fo:padding-top="0in" fo:padding-bottom="0in" fo:border-left="0.5pt solid #000000" fo:border-right="1.5pt solid #000000" fo:border-top="1.5pt solid #000000" fo:border-bottom="0.5pt solid #000000" style:writing-mode="rl-tb">
        <style:background-image/>
      </style:table-cell-properties>
    </style:style>
    <style:style style:name="Table8.2" style:family="table-row">
      <style:table-row-properties style:min-row-height="0.2799in" fo:keep-together="auto"/>
    </style:style>
    <style:style style:name="Table8.I2" style:family="table-cell">
      <style:table-cell-properties style:vertical-align="middle" fo:background-color="#b8cce4" fo:padding-left="0.0396in" fo:padding-right="0.0396in" fo:padding-top="0in" fo:padding-bottom="0in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8.3" style:family="table-row">
      <style:table-row-properties style:min-row-height="0.4333in" fo:keep-together="auto"/>
    </style:style>
    <style:style style:name="Table8.A3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8.B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C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D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E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F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G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H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I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J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K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L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M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N3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8.A4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8.B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C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D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E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F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G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H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I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J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K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L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M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N4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8.A5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8.B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C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D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E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F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G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H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I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J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K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L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M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8.N5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8.A6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1.5pt solid #000000" style:writing-mode="rl-tb"/>
    </style:style>
    <style:style style:name="Table8.B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C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D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E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F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G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H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I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J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K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L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M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8.N6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1.5pt solid #000000" style:writing-mode="rl-tb"/>
    </style:style>
    <style:style style:name="Table9" style:family="table">
      <style:table-properties style:width="7.4451in" table:align="center" style:writing-mode="rl-tb"/>
    </style:style>
    <style:style style:name="Table9.A" style:family="table-column">
      <style:table-column-properties style:column-width="0.3271in"/>
    </style:style>
    <style:style style:name="Table9.B" style:family="table-column">
      <style:table-column-properties style:column-width="1.641in"/>
    </style:style>
    <style:style style:name="Table9.C" style:family="table-column">
      <style:table-column-properties style:column-width="0.6903in"/>
    </style:style>
    <style:style style:name="Table9.D" style:family="table-column">
      <style:table-column-properties style:column-width="0.5931in"/>
    </style:style>
    <style:style style:name="Table9.E" style:family="table-column">
      <style:table-column-properties style:column-width="0.6701in"/>
    </style:style>
    <style:style style:name="Table9.F" style:family="table-column">
      <style:table-column-properties style:column-width="0.7486in"/>
    </style:style>
    <style:style style:name="Table9.G" style:family="table-column">
      <style:table-column-properties style:column-width="0.6854in"/>
    </style:style>
    <style:style style:name="Table9.H" style:family="table-column">
      <style:table-column-properties style:column-width="0.6896in"/>
    </style:style>
    <style:style style:name="Table9.J" style:family="table-column">
      <style:table-column-properties style:column-width="0.7104in"/>
    </style:style>
    <style:style style:name="Table9.1" style:family="table-row">
      <style:table-row-properties style:min-row-height="0.2243in" fo:keep-together="auto"/>
    </style:style>
    <style:style style:name="Table9.A1" style:family="table-cell">
      <style:table-cell-properties style:vertical-align="middle" fo:background-color="#b8cce4" fo:padding-left="0.0396in" fo:padding-right="0.0396in" fo:padding-top="0in" fo:padding-bottom="0in" fo:border-left="1.5pt solid #000000" fo:border-right="none" fo:border-top="1.5pt solid #000000" fo:border-bottom="0.5pt solid #000000" style:writing-mode="rl-tb">
        <style:background-image/>
      </style:table-cell-properties>
    </style:style>
    <style:style style:name="Table9.B1" style:family="table-cell">
      <style:table-cell-properties style:vertical-align="middle" fo:background-color="#b8cce4" fo:padding-left="0.0396in" fo:padding-right="0.0396in" fo:padding-top="0in" fo:padding-bottom="0in" fo:border-left="0.5pt solid #000000" fo:border-right="none" fo:border-top="1.5pt solid #000000" fo:border-bottom="0.5pt solid #000000" style:writing-mode="rl-tb">
        <style:background-image/>
      </style:table-cell-properties>
    </style:style>
    <style:style style:name="Table9.H1" style:family="table-cell">
      <style:table-cell-properties style:vertical-align="middle" fo:background-color="#b8cce4" fo:padding-left="0.0396in" fo:padding-right="0.0396in" fo:padding-top="0in" fo:padding-bottom="0in" fo:border-left="0.5pt solid #000000" fo:border-right="1.5pt solid #000000" fo:border-top="1.5pt solid #000000" fo:border-bottom="0.5pt solid #000000" style:writing-mode="rl-tb">
        <style:background-image/>
      </style:table-cell-properties>
    </style:style>
    <style:style style:name="Table9.2" style:family="table-row">
      <style:table-row-properties style:min-row-height="0.2in" fo:keep-together="auto"/>
    </style:style>
    <style:style style:name="Table9.H2" style:family="table-cell">
      <style:table-cell-properties style:vertical-align="middle" fo:background-color="#b8cce4" fo:padding-left="0.0396in" fo:padding-right="0.0396in" fo:padding-top="0in" fo:padding-bottom="0in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9.J2" style:family="table-cell">
      <style:table-cell-properties style:vertical-align="middle" fo:background-color="#b8cce4" fo:padding-left="0.0396in" fo:padding-right="0.0396in" fo:padding-top="0in" fo:padding-bottom="0in" fo:border-left="0.5pt solid #000000" fo:border-right="1.5pt solid #000000" fo:border-top="0.5pt solid #000000" fo:border-bottom="0.5pt solid #000000" style:writing-mode="rl-tb">
        <style:background-image/>
      </style:table-cell-properties>
    </style:style>
    <style:style style:name="Table9.3" style:family="table-row">
      <style:table-row-properties style:min-row-height="0.4333in" fo:keep-together="auto"/>
    </style:style>
    <style:style style:name="Table9.A3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3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4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4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5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5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6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6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7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7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7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8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8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8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9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9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9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10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10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10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11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9.B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C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D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E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F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G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H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I11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9.J11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9.A12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1.5pt solid #000000" style:writing-mode="rl-tb"/>
    </style:style>
    <style:style style:name="Table9.B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C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D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E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F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G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H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I12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9.J12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1.5pt solid #000000" style:writing-mode="rl-tb"/>
    </style:style>
    <style:style style:name="Table10" style:family="table">
      <style:table-properties style:width="7.4292in" table:align="center" style:writing-mode="rl-tb"/>
    </style:style>
    <style:style style:name="Table10.A" style:family="table-column">
      <style:table-column-properties style:column-width="0.3278in"/>
    </style:style>
    <style:style style:name="Table10.B" style:family="table-column">
      <style:table-column-properties style:column-width="2.3139in"/>
    </style:style>
    <style:style style:name="Table10.C" style:family="table-column">
      <style:table-column-properties style:column-width="0.7681in"/>
    </style:style>
    <style:style style:name="Table10.D" style:family="table-column">
      <style:table-column-properties style:column-width="0.8063in"/>
    </style:style>
    <style:style style:name="Table10.E" style:family="table-column">
      <style:table-column-properties style:column-width="0.8146in"/>
    </style:style>
    <style:style style:name="Table10.F" style:family="table-column">
      <style:table-column-properties style:column-width="0.9451in"/>
    </style:style>
    <style:style style:name="Table10.G" style:family="table-column">
      <style:table-column-properties style:column-width="0.716in"/>
    </style:style>
    <style:style style:name="Table10.H" style:family="table-column">
      <style:table-column-properties style:column-width="0.7375in"/>
    </style:style>
    <style:style style:name="Table10.1" style:family="table-row">
      <style:table-row-properties style:min-row-height="0.3194in" fo:keep-together="auto"/>
    </style:style>
    <style:style style:name="Table10.A1" style:family="table-cell">
      <style:table-cell-properties style:vertical-align="middle" fo:background-color="#b8cce4" fo:padding-left="0.0396in" fo:padding-right="0.0396in" fo:padding-top="0in" fo:padding-bottom="0in" fo:border-left="1.5pt solid #000000" fo:border-right="none" fo:border-top="1.5pt solid #000000" fo:border-bottom="0.5pt solid #000000" style:writing-mode="rl-tb">
        <style:background-image/>
      </style:table-cell-properties>
    </style:style>
    <style:style style:name="Table10.B1" style:family="table-cell">
      <style:table-cell-properties style:vertical-align="middle" fo:background-color="#b8cce4" fo:padding-left="0.0396in" fo:padding-right="0.0396in" fo:padding-top="0in" fo:padding-bottom="0in" fo:border-left="0.5pt solid #000000" fo:border-right="none" fo:border-top="1.5pt solid #000000" fo:border-bottom="0.5pt solid #000000" style:writing-mode="rl-tb">
        <style:background-image/>
      </style:table-cell-properties>
    </style:style>
    <style:style style:name="Table10.G1" style:family="table-cell">
      <style:table-cell-properties style:vertical-align="middle" fo:background-color="#b8cce4" fo:padding-left="0.0396in" fo:padding-right="0.0396in" fo:padding-top="0in" fo:padding-bottom="0in" fo:border-left="0.5pt solid #000000" fo:border-right="1.5pt solid #000000" fo:border-top="1.5pt solid #000000" fo:border-bottom="0.5pt solid #000000" style:writing-mode="rl-tb">
        <style:background-image/>
      </style:table-cell-properties>
    </style:style>
    <style:style style:name="Table10.2" style:family="table-row">
      <style:table-row-properties style:min-row-height="0.2083in" fo:keep-together="auto"/>
    </style:style>
    <style:style style:name="Table10.G2" style:family="table-cell">
      <style:table-cell-properties style:vertical-align="middle" fo:background-color="#b8cce4" fo:padding-left="0.0396in" fo:padding-right="0.0396in" fo:padding-top="0in" fo:padding-bottom="0in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10.H2" style:family="table-cell">
      <style:table-cell-properties style:vertical-align="middle" fo:background-color="#b8cce4" fo:padding-left="0.0396in" fo:padding-right="0.0396in" fo:padding-top="0in" fo:padding-bottom="0in" fo:border-left="0.5pt solid #000000" fo:border-right="1.5pt solid #000000" fo:border-top="0.5pt solid #000000" fo:border-bottom="0.5pt solid #000000" style:writing-mode="rl-tb">
        <style:background-image/>
      </style:table-cell-properties>
    </style:style>
    <style:style style:name="Table10.3" style:family="table-row">
      <style:table-row-properties style:min-row-height="0.3153in" fo:keep-together="auto"/>
    </style:style>
    <style:style style:name="Table10.A3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10.B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C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D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E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F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G3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H3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0.A4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10.B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C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D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E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F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G4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H4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0.A5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0.5pt solid #000000" style:writing-mode="rl-tb"/>
    </style:style>
    <style:style style:name="Table10.B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C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D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E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F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G5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0.5pt solid #000000" style:writing-mode="rl-tb"/>
    </style:style>
    <style:style style:name="Table10.H5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0.A6" style:family="table-cell">
      <style:table-cell-properties style:vertical-align="middle" fo:padding-left="0.0396in" fo:padding-right="0.0396in" fo:padding-top="0in" fo:padding-bottom="0in" fo:border-left="1.5pt solid #000000" fo:border-right="none" fo:border-top="0.5pt solid #000000" fo:border-bottom="1.5pt solid #000000" style:writing-mode="rl-tb"/>
    </style:style>
    <style:style style:name="Table10.B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10.C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10.D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10.E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10.F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10.G6" style:family="table-cell">
      <style:table-cell-properties style:vertical-align="middle" fo:padding-left="0.0396in" fo:padding-right="0.0396in" fo:padding-top="0in" fo:padding-bottom="0in" fo:border-left="0.5pt solid #000000" fo:border-right="none" fo:border-top="0.5pt solid #000000" fo:border-bottom="1.5pt solid #000000" style:writing-mode="rl-tb"/>
    </style:style>
    <style:style style:name="Table10.H6" style:family="table-cell">
      <style:table-cell-properties style:vertical-align="middle" fo:padding-left="0.0396in" fo:padding-right="0.0396in" fo:padding-top="0in" fo:padding-bottom="0in" fo:border-left="0.5pt solid #000000" fo:border-right="1.5pt solid #000000" fo:border-top="0.5pt solid #000000" fo:border-bottom="1.5pt solid #000000" style:writing-mode="rl-tb"/>
    </style:style>
    <style:style style:name="Table11" style:family="table">
      <style:table-properties style:width="6.8118in" table:align="center" style:writing-mode="rl-tb"/>
    </style:style>
    <style:style style:name="Table11.A" style:family="table-column">
      <style:table-column-properties style:column-width="2.0868in"/>
    </style:style>
    <style:style style:name="Table11.B" style:family="table-column">
      <style:table-column-properties style:column-width="2.3625in"/>
    </style:style>
    <style:style style:name="Table11.1" style:family="table-row">
      <style:table-row-properties style:min-row-height="0.3153in" fo:keep-together="auto"/>
    </style:style>
    <style:style style:name="Table11.A1" style:family="table-cell">
      <style:table-cell-properties style:vertical-align="middle" fo:padding-left="0in" fo:padding-right="0.0194in" fo:padding-top="0in" fo:padding-bottom="0in" fo:border="none" style:writing-mode="rl-tb"/>
    </style:style>
    <style:style style:name="Table12" style:family="table">
      <style:table-properties style:width="6.7424in" table:align="center" style:writing-mode="rl-tb"/>
    </style:style>
    <style:style style:name="Table12.A" style:family="table-column">
      <style:table-column-properties style:column-width="2.0174in"/>
    </style:style>
    <style:style style:name="Table12.B" style:family="table-column">
      <style:table-column-properties style:column-width="2.3625in"/>
    </style:style>
    <style:style style:name="Table12.1" style:family="table-row">
      <style:table-row-properties style:min-row-height="0.2757in" fo:keep-together="auto"/>
    </style:style>
    <style:style style:name="Table12.A1" style:family="table-cell">
      <style:table-cell-properties style:vertical-align="middle" fo:padding-left="0in" fo:padding-right="0.0194in" fo:padding-top="0in" fo:padding-bottom="0in" fo:border="none" style:writing-mode="rl-tb"/>
    </style:style>
    <style:style style:name="Table12.4" style:family="table-row">
      <style:table-row-properties style:min-row-height="0.3153in" fo:keep-together="auto"/>
    </style:style>
    <style:style style:name="Table13" style:family="table">
      <style:table-properties style:width="6.6896in" table:align="center" style:writing-mode="rl-tb"/>
    </style:style>
    <style:style style:name="Table13.A" style:family="table-column">
      <style:table-column-properties style:column-width="2.9139in"/>
    </style:style>
    <style:style style:name="Table13.B" style:family="table-column">
      <style:table-column-properties style:column-width="2.5736in"/>
    </style:style>
    <style:style style:name="Table13.C" style:family="table-column">
      <style:table-column-properties style:column-width="1.2021in"/>
    </style:style>
    <style:style style:name="Table13.1" style:family="table-row">
      <style:table-row-properties style:min-row-height="0.3153in" fo:keep-together="auto"/>
    </style:style>
    <style:style style:name="Table13.A1" style:family="table-cell">
      <style:table-cell-properties style:vertical-align="middle" fo:padding-left="0in" fo:padding-right="0.0194in" fo:padding-top="0in" fo:padding-bottom="0in" fo:border="none" style:writing-mode="rl-tb"/>
    </style:style>
    <style:style style:name="Table14" style:family="table">
      <style:table-properties style:width="4.2688in" table:align="center" style:writing-mode="rl-tb"/>
    </style:style>
    <style:style style:name="Table14.A" style:family="table-column">
      <style:table-column-properties style:column-width="0.3694in"/>
    </style:style>
    <style:style style:name="Table14.B" style:family="table-column">
      <style:table-column-properties style:column-width="2.5958in"/>
    </style:style>
    <style:style style:name="Table14.C" style:family="table-column">
      <style:table-column-properties style:column-width="1.3035in"/>
    </style:style>
    <style:style style:name="Table14.1" style:family="table-row">
      <style:table-row-properties style:min-row-height="0.2521in" fo:keep-together="auto"/>
    </style:style>
    <style:style style:name="Table14.A1" style:family="table-cell">
      <style:table-cell-properties style:vertical-align="middle" fo:background-color="#b8cce4" fo:padding-left="0.059in" fo:padding-right="0.059in" fo:padding-top="0in" fo:padding-bottom="0in" fo:border-left="1.5pt solid #000000" fo:border-right="none" fo:border-top="1.5pt solid #000000" fo:border-bottom="0.5pt solid #000000" style:writing-mode="rl-tb">
        <style:background-image/>
      </style:table-cell-properties>
    </style:style>
    <style:style style:name="Table14.B1" style:family="table-cell">
      <style:table-cell-properties style:vertical-align="middle" fo:background-color="#b8cce4" fo:padding-left="0.059in" fo:padding-right="0.059in" fo:padding-top="0in" fo:padding-bottom="0in" fo:border-left="0.5pt solid #000000" fo:border-right="none" fo:border-top="1.5pt solid #000000" fo:border-bottom="0.5pt solid #000000" style:writing-mode="rl-tb">
        <style:background-image/>
      </style:table-cell-properties>
    </style:style>
    <style:style style:name="Table14.C1" style:family="table-cell">
      <style:table-cell-properties style:vertical-align="middle" fo:background-color="#b8cce4" fo:padding-left="0.059in" fo:padding-right="0.059in" fo:padding-top="0in" fo:padding-bottom="0in" fo:border-left="0.5pt solid #000000" fo:border-right="1.5pt solid #000000" fo:border-top="1.5pt solid #000000" fo:border-bottom="0.5pt solid #000000" style:writing-mode="rl-tb">
        <style:background-image/>
      </style:table-cell-properties>
    </style:style>
    <style:style style:name="Table14.2" style:family="table-row">
      <style:table-row-properties style:min-row-height="0.2757in" fo:keep-together="auto"/>
    </style:style>
    <style:style style:name="Table14.A2" style:family="table-cell">
      <style:table-cell-properties style:vertical-align="middle" fo:padding-left="0.059in" fo:padding-right="0.059in" fo:padding-top="0in" fo:padding-bottom="0in" fo:border-left="1.5pt solid #000000" fo:border-right="none" fo:border-top="0.5pt solid #000000" fo:border-bottom="0.5pt solid #000000" style:writing-mode="rl-tb"/>
    </style:style>
    <style:style style:name="Table14.B2" style:family="table-cell">
      <style:table-cell-properties style:vertical-align="middle" fo:padding-left="0.059in" fo:padding-right="0.059in" fo:padding-top="0in" fo:padding-bottom="0in" fo:border-left="0.5pt solid #000000" fo:border-right="none" fo:border-top="0.5pt solid #000000" fo:border-bottom="0.5pt solid #000000" style:writing-mode="rl-tb"/>
    </style:style>
    <style:style style:name="Table14.C2" style:family="table-cell">
      <style:table-cell-properties style:vertical-align="middle" fo:padding-left="0.059in" fo:padding-right="0.059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4.A3" style:family="table-cell">
      <style:table-cell-properties style:vertical-align="middle" fo:padding-left="0.059in" fo:padding-right="0.059in" fo:padding-top="0in" fo:padding-bottom="0in" fo:border-left="1.5pt solid #000000" fo:border-right="none" fo:border-top="0.5pt solid #000000" fo:border-bottom="0.5pt solid #000000" style:writing-mode="rl-tb"/>
    </style:style>
    <style:style style:name="Table14.B3" style:family="table-cell">
      <style:table-cell-properties style:vertical-align="middle" fo:padding-left="0.059in" fo:padding-right="0.059in" fo:padding-top="0in" fo:padding-bottom="0in" fo:border-left="0.5pt solid #000000" fo:border-right="none" fo:border-top="0.5pt solid #000000" fo:border-bottom="0.5pt solid #000000" style:writing-mode="rl-tb"/>
    </style:style>
    <style:style style:name="Table14.C3" style:family="table-cell">
      <style:table-cell-properties style:vertical-align="middle" fo:padding-left="0.059in" fo:padding-right="0.059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4.A4" style:family="table-cell">
      <style:table-cell-properties style:vertical-align="middle" fo:padding-left="0.059in" fo:padding-right="0.059in" fo:padding-top="0in" fo:padding-bottom="0in" fo:border-left="1.5pt solid #000000" fo:border-right="none" fo:border-top="0.5pt solid #000000" fo:border-bottom="0.5pt solid #000000" style:writing-mode="rl-tb"/>
    </style:style>
    <style:style style:name="Table14.B4" style:family="table-cell">
      <style:table-cell-properties style:vertical-align="middle" fo:padding-left="0.059in" fo:padding-right="0.059in" fo:padding-top="0in" fo:padding-bottom="0in" fo:border-left="0.5pt solid #000000" fo:border-right="none" fo:border-top="0.5pt solid #000000" fo:border-bottom="0.5pt solid #000000" style:writing-mode="rl-tb"/>
    </style:style>
    <style:style style:name="Table14.C4" style:family="table-cell">
      <style:table-cell-properties style:vertical-align="middle" fo:padding-left="0.059in" fo:padding-right="0.059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4.A5" style:family="table-cell">
      <style:table-cell-properties style:vertical-align="middle" fo:padding-left="0.059in" fo:padding-right="0.059in" fo:padding-top="0in" fo:padding-bottom="0in" fo:border-left="1.5pt solid #000000" fo:border-right="none" fo:border-top="0.5pt solid #000000" fo:border-bottom="0.5pt solid #000000" style:writing-mode="rl-tb"/>
    </style:style>
    <style:style style:name="Table14.B5" style:family="table-cell">
      <style:table-cell-properties style:vertical-align="middle" fo:padding-left="0.059in" fo:padding-right="0.059in" fo:padding-top="0in" fo:padding-bottom="0in" fo:border-left="0.5pt solid #000000" fo:border-right="none" fo:border-top="0.5pt solid #000000" fo:border-bottom="0.5pt solid #000000" style:writing-mode="rl-tb"/>
    </style:style>
    <style:style style:name="Table14.C5" style:family="table-cell">
      <style:table-cell-properties style:vertical-align="middle" fo:padding-left="0.059in" fo:padding-right="0.059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4.A6" style:family="table-cell">
      <style:table-cell-properties style:vertical-align="middle" fo:padding-left="0.059in" fo:padding-right="0.059in" fo:padding-top="0in" fo:padding-bottom="0in" fo:border-left="1.5pt solid #000000" fo:border-right="none" fo:border-top="0.5pt solid #000000" fo:border-bottom="0.5pt solid #000000" style:writing-mode="rl-tb"/>
    </style:style>
    <style:style style:name="Table14.B6" style:family="table-cell">
      <style:table-cell-properties style:vertical-align="middle" fo:padding-left="0.059in" fo:padding-right="0.059in" fo:padding-top="0in" fo:padding-bottom="0in" fo:border-left="0.5pt solid #000000" fo:border-right="none" fo:border-top="0.5pt solid #000000" fo:border-bottom="0.5pt solid #000000" style:writing-mode="rl-tb"/>
    </style:style>
    <style:style style:name="Table14.C6" style:family="table-cell">
      <style:table-cell-properties style:vertical-align="middle" fo:padding-left="0.059in" fo:padding-right="0.059in" fo:padding-top="0in" fo:padding-bottom="0in" fo:border-left="0.5pt solid #000000" fo:border-right="1.5pt solid #000000" fo:border-top="0.5pt solid #000000" fo:border-bottom="0.5pt solid #000000" style:writing-mode="rl-tb"/>
    </style:style>
    <style:style style:name="Table14.A7" style:family="table-cell">
      <style:table-cell-properties style:vertical-align="middle" fo:background-color="#b8cce4" fo:padding-left="0.059in" fo:padding-right="0.059in" fo:padding-top="0in" fo:padding-bottom="0in" fo:border-left="1.5pt solid #000000" fo:border-right="none" fo:border-top="0.5pt solid #000000" fo:border-bottom="1.5pt solid #000000" style:writing-mode="rl-tb">
        <style:background-image/>
      </style:table-cell-properties>
    </style:style>
    <style:style style:name="Table14.C7" style:family="table-cell">
      <style:table-cell-properties style:vertical-align="middle" fo:background-color="#b8cce4" fo:padding-left="0.059in" fo:padding-right="0.059in" fo:padding-top="0in" fo:padding-bottom="0in" fo:border-left="0.5pt solid #000000" fo:border-right="1.5pt solid #000000" fo:border-top="0.5pt solid #000000" fo:border-bottom="1.5pt solid #000000" style:writing-mode="rl-tb">
        <style:background-image/>
      </style:table-cell-properties>
    </style:style>
    <style:style style:name="Table15" style:family="table">
      <style:table-properties style:width="7.3319in" table:align="center" style:writing-mode="rl-tb"/>
    </style:style>
    <style:style style:name="Table15.A" style:family="table-column">
      <style:table-column-properties style:column-width="5.2785in"/>
    </style:style>
    <style:style style:name="Table15.B" style:family="table-column">
      <style:table-column-properties style:column-width="2.053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-left="0.075in" fo:padding-right="0.075in" fo:padding-top="0in" fo:padding-bottom="0in" fo:border="none" style:writing-mode="rl-tb"/>
    </style:style>
    <style:style style:name="Table16" style:family="table">
      <style:table-properties style:width="7.4583in" table:align="center" style:writing-mode="rl-tb"/>
    </style:style>
    <style:style style:name="Table16.A" style:family="table-column">
      <style:table-column-properties style:column-width="7.458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rl-tb"/>
    </style:style>
    <style:style style:name="Table17" style:family="table">
      <style:table-properties style:width="7.1486in" table:align="center" style:writing-mode="rl-tb"/>
    </style:style>
    <style:style style:name="Table17.A" style:family="table-column">
      <style:table-column-properties style:column-width="1.5201in"/>
    </style:style>
    <style:style style:name="Table17.B" style:family="table-column">
      <style:table-column-properties style:column-width="2.1965in"/>
    </style:style>
    <style:style style:name="Table17.C" style:family="table-column">
      <style:table-column-properties style:column-width="1.0646in"/>
    </style:style>
    <style:style style:name="Table17.D" style:family="table-column">
      <style:table-column-properties style:column-width="1.1958in"/>
    </style:style>
    <style:style style:name="Table17.E" style:family="table-column">
      <style:table-column-properties style:column-width="1.1715in"/>
    </style:style>
    <style:style style:name="Table17.1" style:family="table-row">
      <style:table-row-properties style:min-row-height="0.3938in" fo:keep-together="auto"/>
    </style:style>
    <style:style style:name="Table17.A1" style:family="table-cell">
      <style:table-cell-properties style:vertical-align="middle" fo:padding-left="0.075in" fo:padding-right="0.075in" fo:padding-top="0in" fo:padding-bottom="0in" fo:border="none" style:writing-mode="rl-tb"/>
    </style:style>
    <style:style style:name="P1" style:family="paragraph" style:parent-style-name="Header">
      <style:text-properties officeooo:paragraph-rsid="00169fd4"/>
    </style:style>
    <style:style style:name="P2" style:family="paragraph" style:parent-style-name="List_20_Paragraph">
      <style:paragraph-properties fo:margin-left="0.1965in" fo:margin-right="0in" fo:text-align="end" style:justify-single-word="false" fo:text-indent="0in" style:auto-text-indent="false" style:writing-mode="rl-tb"/>
      <style:text-properties fo:font-size="1pt" officeooo:paragraph-rsid="00169fd4" style:font-size-asian="1pt" style:font-name-complex="B Nazanin" style:font-size-complex="1pt" style:language-complex="fa" style:country-complex="IR"/>
    </style:style>
    <style:style style:name="P3" style:family="paragraph" style:parent-style-name="List_20_Paragraph">
      <style:paragraph-properties fo:margin-left="0.1965in" fo:margin-right="0in" fo:text-align="end" style:justify-single-word="false" fo:text-indent="0in" style:auto-text-indent="false" style:writing-mode="rl-tb"/>
      <style:text-properties fo:font-size="10pt" officeooo:paragraph-rsid="00169fd4" style:font-size-asian="10pt" style:font-name-complex="B Homa" style:font-size-complex="10pt" style:language-complex="fa" style:country-complex="IR"/>
    </style:style>
    <style:style style:name="P4" style:family="paragraph" style:parent-style-name="List_20_Paragraph">
      <style:paragraph-properties fo:margin-left="0.1965in" fo:margin-right="0in" fo:text-align="end" style:justify-single-word="false" fo:text-indent="0in" style:auto-text-indent="false" style:writing-mode="rl-tb"/>
      <style:text-properties officeooo:paragraph-rsid="00169fd4" style:font-name-complex="B Homa" style:language-complex="fa" style:country-complex="IR"/>
    </style:style>
    <style:style style:name="P5" style:family="paragraph" style:parent-style-name="List_20_Paragraph" style:master-page-name="Standard">
      <style:paragraph-properties fo:margin-left="0.252in" fo:margin-right="0in" fo:margin-top="0in" fo:margin-bottom="0.0835in" loext:contextual-spacing="true" fo:text-align="end" style:justify-single-word="false" fo:text-indent="0in" style:auto-text-indent="false" style:page-number="auto" style:writing-mode="rl-tb"/>
      <style:text-properties officeooo:paragraph-rsid="00169fd4" style:font-name-complex="B Homa" style:language-complex="fa" style:country-complex="IR"/>
    </style:style>
    <style:style style:name="P6" style:family="paragraph" style:parent-style-name="List_20_Paragraph">
      <style:paragraph-properties fo:margin-left="0.252in" fo:margin-right="0in" fo:margin-top="0.1665in" fo:margin-bottom="0.0835in" loext:contextual-spacing="true" fo:text-align="end" style:justify-single-word="false" fo:text-indent="0in" style:auto-text-indent="false" style:writing-mode="rl-tb"/>
      <style:text-properties officeooo:paragraph-rsid="00169fd4"/>
    </style:style>
    <style:style style:name="P7" style:family="paragraph" style:parent-style-name="List_20_Paragraph">
      <style:paragraph-properties fo:margin-left="0.252in" fo:margin-right="0in" fo:margin-top="0.1665in" fo:margin-bottom="0.0835in" loext:contextual-spacing="true" fo:text-align="end" style:justify-single-word="false" fo:text-indent="0in" style:auto-text-indent="false" style:writing-mode="rl-tb"/>
      <style:text-properties officeooo:paragraph-rsid="00169fd4" style:font-name-complex="B Homa" style:language-complex="fa" style:country-complex="IR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 style:writing-mode="rl-tb"/>
      <style:text-properties officeooo:paragraph-rsid="00169fd4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style:writing-mode="rl-tb"/>
      <style:text-properties officeooo:paragraph-rsid="00169fd4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 style:writing-mode="rl-tb"/>
      <style:text-properties fo:font-size="10pt" officeooo:paragraph-rsid="00169fd4" style:font-size-asian="10pt" style:font-size-complex="10pt" style:language-complex="fa" style:country-complex="IR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snap-to-layout-grid="false" style:writing-mode="rl-tb"/>
      <style:text-properties fo:font-size="10pt" officeooo:paragraph-rsid="00169fd4" style:font-size-asian="10pt" style:font-name-complex="B Zar" style:font-size-complex="10pt" style:language-complex="fa" style:country-complex="IR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fo:font-size="10pt" officeooo:paragraph-rsid="00169fd4" style:font-size-asian="10pt" style:font-name-complex="B Zar" style:font-size-complex="10pt" style:language-complex="fa" style:country-complex="IR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text-align="center" style:justify-single-word="false" fo:text-indent="0in" style:auto-text-indent="false" style:snap-to-layout-grid="false" style:writing-mode="rl-tb"/>
      <style:text-properties fo:font-size="10pt" officeooo:paragraph-rsid="00169fd4" style:font-size-asian="10pt" style:font-name-complex="B Zar" style:font-size-complex="10pt" style:language-complex="fa" style:country-complex="IR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text-align="center" style:justify-single-word="false" fo:text-indent="0in" style:auto-text-indent="false" style:writing-mode="rl-tb"/>
      <style:text-properties fo:font-size="10pt" officeooo:paragraph-rsid="00169fd4" style:font-size-asian="10pt" style:font-name-complex="B Zar" style:font-size-complex="10pt" style:language-complex="fa" style:country-complex="IR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style:snap-to-layout-grid="false" style:writing-mode="rl-tb"/>
      <style:text-properties fo:font-size="10pt" officeooo:paragraph-rsid="00169fd4" style:font-size-asian="10pt" style:font-name-complex="B Zar" style:font-size-complex="10pt" style:language-complex="fa" style:country-complex="IR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style:writing-mode="rl-tb"/>
      <style:text-properties fo:font-size="10pt" fo:font-weight="bold" officeooo:paragraph-rsid="00169fd4" style:font-size-asian="10pt" style:font-weight-asian="bold" style:font-name-complex="B Zar" style:font-size-complex="10pt" style:language-complex="fa" style:country-complex="IR" style:font-weight-complex="bold"/>
    </style:style>
    <style:style style:name="P17" style:family="paragraph" style:parent-style-name="List_20_Paragraph">
      <style:paragraph-properties fo:margin-left="0in" fo:margin-right="0in" fo:margin-top="0in" fo:margin-bottom="0in" loext:contextual-spacing="true" fo:text-align="end" style:justify-single-word="false" fo:text-indent="0in" style:auto-text-indent="false" style:writing-mode="rl-tb"/>
      <style:text-properties officeooo:paragraph-rsid="00169fd4"/>
    </style:style>
    <style:style style:name="P18" style:family="paragraph" style:parent-style-name="List_20_Paragraph">
      <style:paragraph-properties fo:margin-left="0in" fo:margin-right="0in" fo:margin-top="0in" fo:margin-bottom="0in" loext:contextual-spacing="true" fo:line-height="90%" fo:text-align="end" style:justify-single-word="false" fo:text-indent="0in" style:auto-text-indent="false" style:writing-mode="rl-tb"/>
      <style:text-properties officeooo:paragraph-rsid="00169fd4"/>
    </style:style>
    <style:style style:name="P19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style:font-name="Wingdings" fo:font-size="9pt" officeooo:paragraph-rsid="00169fd4" style:font-size-asian="9pt" style:font-name-complex="B Homa" style:font-size-complex="9pt" style:language-complex="fa" style:country-complex="IR"/>
    </style:style>
    <style:style style:name="P20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style:font-name="Wingdings" fo:font-size="9pt" officeooo:paragraph-rsid="00169fd4" style:font-size-asian="9pt" style:font-size-complex="9pt" style:language-complex="fa" style:country-complex="IR"/>
    </style:style>
    <style:style style:name="P21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snap-to-layout-grid="false" style:writing-mode="rl-tb"/>
      <style:text-properties style:font-name="Wingdings" fo:font-size="10pt" officeooo:paragraph-rsid="00169fd4" style:font-size-asian="10pt" style:font-name-complex="B Zar" style:font-size-complex="10pt" style:language-complex="fa" style:country-complex="IR"/>
    </style:style>
    <style:style style:name="P22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style:font-name="Wingdings" fo:font-size="10pt" officeooo:paragraph-rsid="00169fd4" style:font-size-asian="10pt" style:font-name-complex="B Zar" style:font-size-complex="10pt" style:language-complex="fa" style:country-complex="IR"/>
    </style:style>
    <style:style style:name="P23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style:font-name="Wingdings" fo:font-size="7pt" officeooo:paragraph-rsid="00169fd4" style:font-size-asian="7pt" style:font-name-complex="B Homa" style:font-size-complex="7pt" style:language-complex="fa" style:country-complex="IR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style:font-name="Wingdings" fo:font-size="7pt" officeooo:paragraph-rsid="00169fd4" style:font-size-asian="7pt" style:font-size-complex="7pt" style:language-complex="fa" style:country-complex="IR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officeooo:paragraph-rsid="00169fd4"/>
    </style:style>
    <style:style style:name="P26" style:family="paragraph" style:parent-style-name="List_20_Paragraph">
      <style:paragraph-properties fo:margin-left="0in" fo:margin-right="0in" fo:margin-top="0in" fo:margin-bottom="0in" loext:contextual-spacing="true" fo:line-height="80%" fo:text-align="center" style:justify-single-word="false" fo:text-indent="0in" style:auto-text-indent="false" style:writing-mode="rl-tb"/>
      <style:text-properties fo:font-size="7pt" officeooo:paragraph-rsid="00169fd4" style:font-size-asian="7pt" style:font-size-complex="7pt" style:language-complex="fa" style:country-complex="IR"/>
    </style:style>
    <style:style style:name="P27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style:writing-mode="rl-tb"/>
      <style:text-properties fo:font-size="9pt" officeooo:paragraph-rsid="00169fd4" style:font-size-asian="9pt" style:font-name-complex="B Homa" style:font-size-complex="9pt" style:language-complex="fa" style:country-complex="IR"/>
    </style:style>
    <style:style style:name="P28" style:family="paragraph" style:parent-style-name="List_20_Paragraph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6602in"/>
        </style:tab-stops>
      </style:paragraph-properties>
      <style:text-properties style:font-name="Times New Roman" fo:font-size="12pt" officeooo:paragraph-rsid="00169fd4" style:font-name-asian="SimSun" style:font-size-asian="12pt" style:language-asian="zh" style:country-asian="CN" style:font-name-complex="B Nazanin" style:font-size-complex="12pt" style:language-complex="fa" style:country-complex="IR"/>
    </style:style>
    <style:style style:name="P29" style:family="paragraph" style:parent-style-name="List_20_Paragraph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6701in"/>
        </style:tab-stops>
      </style:paragraph-properties>
      <style:text-properties style:font-name="Times New Roman" fo:font-size="12pt" officeooo:paragraph-rsid="00169fd4" style:font-name-asian="SimSun" style:font-size-asian="12pt" style:language-asian="zh" style:country-asian="CN" style:font-name-complex="B Nazanin" style:font-size-complex="12pt" style:language-complex="fa" style:country-complex="IR"/>
    </style:style>
    <style:style style:name="P30" style:family="paragraph" style:parent-style-name="List_20_Paragraph">
      <style:paragraph-properties fo:margin-left="0in" fo:margin-right="0.0693in" fo:margin-top="0in" fo:margin-bottom="0in" loext:contextual-spacing="true" fo:line-height="100%" fo:text-align="end" style:justify-single-word="false" fo:text-indent="0in" style:auto-text-indent="false" style:writing-mode="rl-tb"/>
      <style:text-properties officeooo:paragraph-rsid="00169fd4"/>
    </style:style>
    <style:style style:name="P31" style:family="paragraph" style:parent-style-name="List_20_Paragraph">
      <style:paragraph-properties fo:margin-left="0in" fo:margin-right="0.0693in" fo:margin-top="0in" fo:margin-bottom="0in" loext:contextual-spacing="true" fo:line-height="100%" fo:text-align="end" style:justify-single-word="false" fo:text-indent="0in" style:auto-text-indent="false" style:writing-mode="rl-tb"/>
      <style:text-properties fo:font-size="10pt" officeooo:paragraph-rsid="00169fd4" style:font-size-asian="10pt" style:font-size-complex="10pt" style:language-complex="fa" style:country-complex="IR"/>
    </style:style>
    <style:style style:name="P32" style:family="paragraph" style:parent-style-name="List_20_Paragraph">
      <style:paragraph-properties fo:margin-left="0.8272in" fo:margin-right="0.5in" fo:margin-top="0.0835in" fo:margin-bottom="0in" loext:contextual-spacing="true" fo:text-align="justify" style:justify-single-word="false" fo:text-indent="-0.189in" style:auto-text-indent="false" style:writing-mode="rl-tb"/>
      <style:text-properties officeooo:paragraph-rsid="00169fd4"/>
    </style:style>
    <style:style style:name="P33" style:family="paragraph" style:parent-style-name="List_20_Paragraph" style:list-style-name="WW8Num23">
      <style:paragraph-properties fo:margin-left="0.8252in" fo:margin-right="0.5in" fo:margin-top="0in" fo:margin-bottom="0in" loext:contextual-spacing="true" fo:text-align="justify" style:justify-single-word="false" fo:text-indent="-0.25in" style:auto-text-indent="false" style:writing-mode="rl-tb"/>
      <style:text-properties officeooo:paragraph-rsid="00169fd4"/>
    </style:style>
    <style:style style:name="P34" style:family="paragraph" style:parent-style-name="List_20_Paragraph" style:list-style-name="WW8Num23">
      <style:paragraph-properties fo:margin-left="0.8252in" fo:margin-right="0.5in" fo:margin-top="0in" fo:margin-bottom="0in" loext:contextual-spacing="true" fo:text-align="justify" style:justify-single-word="false" fo:text-indent="-0.25in" style:auto-text-indent="false" style:writing-mode="rl-tb"/>
      <style:text-properties officeooo:paragraph-rsid="00169fd4" style:language-complex="fa" style:country-complex="IR"/>
    </style:style>
    <style:style style:name="P35" style:family="paragraph" style:parent-style-name="List_20_Paragraph" style:list-style-name="WW8Num23">
      <style:paragraph-properties fo:margin-left="1.0752in" fo:margin-right="0.5in" fo:margin-top="0in" fo:margin-bottom="0in" loext:contextual-spacing="true" fo:text-align="justify" style:justify-single-word="false" fo:text-indent="-0.25in" style:auto-text-indent="false" style:writing-mode="rl-tb"/>
      <style:text-properties fo:font-size="10pt" officeooo:paragraph-rsid="00169fd4" style:font-size-asian="10pt" style:font-size-complex="10pt" style:language-complex="fa" style:country-complex="IR"/>
    </style:style>
    <style:style style:name="P36" style:family="paragraph" style:parent-style-name="List_20_Paragraph" style:list-style-name="WW8Num23">
      <style:paragraph-properties fo:margin-left="1.0752in" fo:margin-right="0.5in" fo:margin-top="0in" fo:margin-bottom="0in" loext:contextual-spacing="true" fo:text-align="justify" style:justify-single-word="false" fo:text-indent="-0.25in" style:auto-text-indent="false" style:writing-mode="rl-tb"/>
      <style:text-properties officeooo:paragraph-rsid="00169fd4"/>
    </style:style>
    <style:style style:name="P37" style:family="paragraph" style:parent-style-name="List_20_Paragraph">
      <style:paragraph-properties fo:margin-left="0.4925in" fo:margin-right="0in" fo:margin-top="0in" fo:margin-bottom="0in" loext:contextual-spacing="true" fo:text-align="end" style:justify-single-word="false" fo:text-indent="-0.2874in" style:auto-text-indent="false" style:writing-mode="rl-tb"/>
      <style:text-properties style:font-name="Times New Roman" fo:font-size="12pt" fo:font-weight="bold" officeooo:paragraph-rsid="00169fd4" style:font-name-asian="SimSun" style:font-size-asian="12pt" style:language-asian="zh" style:country-asian="CN" style:font-weight-asian="bold" style:font-name-complex="Homa" style:font-size-complex="12pt" style:language-complex="fa" style:country-complex="IR" style:font-weight-complex="bold"/>
    </style:style>
    <style:style style:name="P38" style:family="paragraph" style:parent-style-name="List_20_Paragraph">
      <style:paragraph-properties fo:margin-left="0.4925in" fo:margin-right="0in" fo:margin-top="0.0835in" fo:margin-bottom="0in" loext:contextual-spacing="true" fo:text-align="end" style:justify-single-word="false" fo:text-indent="0in" style:auto-text-indent="false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Homa" style:font-size-complex="10pt" style:language-complex="fa" style:country-complex="IR"/>
    </style:style>
    <style:style style:name="P39" style:family="paragraph" style:parent-style-name="List_20_Paragraph">
      <style:paragraph-properties fo:margin-left="0.4925in" fo:margin-right="0in" fo:margin-top="0.0835in" fo:margin-bottom="0.0835in" loext:contextual-spacing="true" fo:text-align="end" style:justify-single-word="false" fo:text-indent="0in" style:auto-text-indent="false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40" style:family="paragraph" style:parent-style-name="List_20_Paragraph">
      <style:paragraph-properties fo:margin-left="0.4925in" fo:margin-right="0in" fo:margin-top="0.0835in" fo:margin-bottom="0.0835in" loext:contextual-spacing="true" fo:line-height="150%" fo:text-align="end" style:justify-single-word="false" fo:text-indent="0in" style:auto-text-indent="false" style:writing-mode="rl-tb"/>
      <style:text-properties style:font-name="Times New Roman" fo:font-size="12pt" officeooo:paragraph-rsid="00169fd4" style:font-name-asian="SimSun" style:font-size-asian="12pt" style:language-asian="zh" style:country-asian="CN" style:font-name-complex="B Nazanin" style:font-size-complex="12pt" style:language-complex="fa" style:country-complex="IR"/>
    </style:style>
    <style:style style:name="P41" style:family="paragraph" style:parent-style-name="List_20_Paragraph">
      <style:paragraph-properties fo:margin-left="0.4925in" fo:margin-right="0in" fo:margin-top="0.0835in" fo:margin-bottom="0.0835in" loext:contextual-spacing="true" fo:text-align="end" style:justify-single-word="false" fo:text-indent="0in" style:auto-text-indent="false" style:writing-mode="rl-tb"/>
      <style:text-properties officeooo:paragraph-rsid="00169fd4"/>
    </style:style>
    <style:style style:name="P42" style:family="paragraph" style:parent-style-name="List_20_Paragraph">
      <style:paragraph-properties fo:margin-left="0.4925in" fo:margin-right="0in" fo:margin-top="0.0835in" fo:margin-bottom="0.139in" loext:contextual-spacing="true" fo:line-height="150%" fo:text-align="end" style:justify-single-word="false" fo:text-indent="0in" style:auto-text-indent="false" style:writing-mode="rl-tb"/>
      <style:text-properties officeooo:paragraph-rsid="00169fd4"/>
    </style:style>
    <style:style style:name="P43" style:family="paragraph" style:parent-style-name="List_20_Paragraph">
      <style:paragraph-properties fo:margin-left="0.4925in" fo:margin-right="0in" fo:line-height="150%" fo:text-align="end" style:justify-single-word="false" fo:text-indent="0in" style:auto-text-indent="false" style:writing-mode="rl-tb"/>
      <style:text-properties officeooo:paragraph-rsid="00169fd4"/>
    </style:style>
    <style:style style:name="P44" style:family="paragraph" style:parent-style-name="List_20_Paragraph">
      <style:paragraph-properties fo:margin-left="0.4925in" fo:margin-right="0in" fo:line-height="150%" fo:text-align="end" style:justify-single-word="false" fo:text-indent="0in" style:auto-text-indent="false" style:writing-mode="rl-tb"/>
      <style:text-properties style:font-name="Times New Roman" fo:font-size="12pt" officeooo:paragraph-rsid="00169fd4" style:font-name-asian="SimSun" style:font-size-asian="12pt" style:language-asian="zh" style:country-asian="CN" style:font-name-complex="B Nazanin" style:font-size-complex="12pt" style:language-complex="fa" style:country-complex="IR"/>
    </style:style>
    <style:style style:name="P45" style:family="paragraph" style:parent-style-name="List_20_Paragraph">
      <style:paragraph-properties fo:margin-left="0.4925in" fo:margin-right="0in" fo:line-height="150%" fo:text-align="end" style:justify-single-word="false" fo:text-indent="0in" style:auto-text-indent="false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46" style:family="paragraph" style:parent-style-name="List_20_Paragraph">
      <style:paragraph-properties fo:margin-left="0.4925in" fo:margin-right="0in" fo:text-align="end" style:justify-single-word="false" fo:text-indent="0in" style:auto-text-indent="false" style:writing-mode="rl-tb">
        <style:tab-stops>
          <style:tab-stop style:position="0.6602in"/>
        </style:tab-stops>
      </style:paragraph-properties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47" style:family="paragraph" style:parent-style-name="List_20_Paragraph">
      <style:paragraph-properties fo:margin-left="0.4925in" fo:margin-right="0in" fo:text-align="end" style:justify-single-word="false" fo:text-indent="0in" style:auto-text-indent="false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48" style:family="paragraph" style:parent-style-name="List_20_Paragraph">
      <style:paragraph-properties fo:margin-left="0.4925in" fo:margin-right="0in" fo:text-align="end" style:justify-single-word="false" fo:text-indent="0in" style:auto-text-indent="false" style:writing-mode="rl-tb">
        <style:tab-stops>
          <style:tab-stop style:position="0.6602in"/>
        </style:tab-stops>
      </style:paragraph-properties>
      <style:text-properties style:font-name="Times New Roman" fo:font-size="1pt" officeooo:paragraph-rsid="00169fd4" style:font-name-asian="SimSun" style:font-size-asian="1pt" style:language-asian="zh" style:country-asian="CN" style:font-name-complex="B Homa" style:font-size-complex="1pt" style:language-complex="fa" style:country-complex="IR"/>
    </style:style>
    <style:style style:name="P49" style:family="paragraph" style:parent-style-name="List_20_Paragraph">
      <style:paragraph-properties fo:margin-left="0.4925in" fo:margin-right="0in" fo:text-align="end" style:justify-single-word="false" fo:text-indent="0in" style:auto-text-indent="false" style:writing-mode="rl-tb">
        <style:tab-stops>
          <style:tab-stop style:position="0.6602in"/>
        </style:tab-stops>
      </style:paragraph-properties>
      <style:text-properties officeooo:paragraph-rsid="00169fd4"/>
    </style:style>
    <style:style style:name="P50" style:family="paragraph" style:parent-style-name="List_20_Paragraph">
      <style:paragraph-properties fo:margin-left="0.4925in" fo:margin-right="0in" fo:text-align="end" style:justify-single-word="false" fo:text-indent="0in" style:auto-text-indent="false" style:writing-mode="rl-tb">
        <style:tab-stops>
          <style:tab-stop style:position="0.6701in"/>
        </style:tab-stops>
      </style:paragraph-properties>
      <style:text-properties officeooo:paragraph-rsid="00169fd4"/>
    </style:style>
    <style:style style:name="P51" style:family="paragraph" style:parent-style-name="List_20_Paragraph">
      <style:paragraph-properties fo:margin-left="0.4925in" fo:margin-right="0in" fo:text-align="end" style:justify-single-word="false" fo:text-indent="0in" style:auto-text-indent="false" style:writing-mode="rl-tb"/>
      <style:text-properties officeooo:paragraph-rsid="00169fd4"/>
    </style:style>
    <style:style style:name="P52" style:family="paragraph" style:parent-style-name="List_20_Paragraph" style:list-style-name="WW8Num19">
      <style:paragraph-properties fo:margin-left="0.9925in" fo:margin-right="0in" fo:margin-top="0.0835in" fo:margin-bottom="0.0835in" loext:contextual-spacing="true" fo:text-align="end" style:justify-single-word="false" fo:text-indent="-0.1437in" style:auto-text-indent="false" style:writing-mode="rl-tb"/>
      <style:text-properties style:font-name="Times New Roman" officeooo:paragraph-rsid="00169fd4" style:font-name-asian="SimSun" style:language-asian="zh" style:country-asian="CN" style:font-name-complex="B Zar" style:language-complex="fa" style:country-complex="IR"/>
    </style:style>
    <style:style style:name="P53" style:family="paragraph" style:parent-style-name="List_20_Paragraph">
      <style:paragraph-properties fo:margin-left="0.5in" fo:margin-right="0in" fo:text-align="end" style:justify-single-word="false" fo:text-indent="0in" style:auto-text-indent="false" style:writing-mode="rl-tb"/>
      <style:text-properties style:font-name="Times New Roman" fo:font-size="12pt" officeooo:paragraph-rsid="00169fd4" style:font-name-asian="SimSun" style:font-size-asian="12pt" style:language-asian="zh" style:country-asian="CN" style:font-name-complex="B Nazanin" style:font-size-complex="12pt" style:language-complex="fa" style:country-complex="IR"/>
    </style:style>
    <style:style style:name="P54" style:family="paragraph" style:parent-style-name="List_20_Paragraph">
      <style:paragraph-properties fo:margin-left="0.6992in" fo:margin-right="0in" fo:margin-top="0in" fo:margin-bottom="0in" loext:contextual-spacing="true" fo:text-align="end" style:justify-single-word="false" fo:text-indent="-0.3016in" style:auto-text-indent="false" style:writing-mode="rl-tb"/>
      <style:text-properties style:font-name="Times New Roman" fo:font-size="12pt" officeooo:paragraph-rsid="00169fd4" style:font-name-asian="SimSun" style:font-size-asian="12pt" style:language-asian="zh" style:country-asian="CN" style:font-name-complex="B Nazanin" style:font-size-complex="12pt" style:language-complex="fa" style:country-complex="IR"/>
    </style:style>
    <style:style style:name="P55" style:family="paragraph" style:parent-style-name="List_20_Paragraph" style:list-style-name="WW8Num9">
      <style:paragraph-properties fo:margin-left="0.661in" fo:margin-right="0in" fo:margin-top="0in" fo:margin-bottom="0.1665in" loext:contextual-spacing="true" fo:text-align="end" style:justify-single-word="false" fo:text-indent="-0.2717in" style:auto-text-indent="false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56" style:family="paragraph" style:parent-style-name="List_20_Paragraph" style:list-style-name="WW8Num9">
      <style:paragraph-properties fo:margin-left="0.661in" fo:margin-right="0in" fo:margin-top="0.0835in" fo:margin-bottom="0.0835in" loext:contextual-spacing="true" fo:text-align="end" style:justify-single-word="false" fo:text-indent="-0.2717in" style:auto-text-indent="false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57" style:family="paragraph" style:parent-style-name="List_20_Paragraph">
      <style:paragraph-properties fo:margin-left="0.2799in" fo:margin-right="0in" fo:margin-top="0in" fo:margin-bottom="0.0835in" loext:contextual-spacing="true" fo:text-align="end" style:justify-single-word="false" fo:text-indent="0in" style:auto-text-indent="false" style:writing-mode="rl-tb"/>
      <style:text-properties officeooo:paragraph-rsid="00169fd4"/>
    </style:style>
    <style:style style:name="P58" style:family="paragraph" style:parent-style-name="List_20_Paragraph" style:list-style-name="WW8Num4">
      <style:paragraph-properties fo:margin-left="0.5925in" fo:margin-right="0in" fo:line-height="150%" fo:text-align="end" style:justify-single-word="false" fo:text-indent="-0.2236in" style:auto-text-indent="false" style:writing-mode="rl-tb"/>
      <style:text-properties style:font-name="Times New Roman" fo:font-size="10pt" officeooo:paragraph-rsid="00169fd4" style:font-size-asian="10pt" style:language-asian="zh" style:country-asian="CN" style:font-size-complex="10pt" style:language-complex="fa" style:country-complex="IR"/>
    </style:style>
    <style:style style:name="P59" style:family="paragraph" style:parent-style-name="List_20_Paragraph" style:list-style-name="WW8Num4">
      <style:paragraph-properties fo:margin-left="0.5925in" fo:margin-right="0in" fo:line-height="150%" fo:text-align="end" style:justify-single-word="false" fo:text-indent="-0.2528in" style:auto-text-indent="false" style:writing-mode="rl-tb"/>
      <style:text-properties style:font-name="Times New Roman" fo:font-size="10pt" officeooo:paragraph-rsid="00169fd4" style:font-size-asian="10pt" style:language-asian="zh" style:country-asian="CN" style:font-size-complex="10pt" style:language-complex="fa" style:country-complex="IR"/>
    </style:style>
    <style:style style:name="P60" style:family="paragraph" style:parent-style-name="List_20_Paragraph" style:list-style-name="WW8Num4">
      <style:paragraph-properties fo:margin-left="0.55in" fo:margin-right="0in" fo:line-height="150%" fo:text-align="end" style:justify-single-word="false" fo:text-indent="-0.2528in" style:auto-text-indent="false" style:writing-mode="rl-tb"/>
      <style:text-properties officeooo:paragraph-rsid="00169fd4"/>
    </style:style>
    <style:style style:name="P61" style:family="paragraph" style:parent-style-name="List_20_Paragraph" style:list-style-name="WW8Num22">
      <style:paragraph-properties fo:margin-left="0.6409in" fo:margin-right="0in" fo:text-align="end" style:justify-single-word="false" fo:text-indent="-0.2429in" style:auto-text-indent="false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62" style:family="paragraph" style:parent-style-name="List_20_Paragraph">
      <style:paragraph-properties fo:margin-left="0.2126in" fo:margin-right="0in" fo:margin-top="0.1665in" fo:margin-bottom="0.139in" loext:contextual-spacing="true" fo:text-align="end" style:justify-single-word="false" fo:text-indent="0in" style:auto-text-indent="false" style:writing-mode="rl-tb"/>
      <style:text-properties fo:font-size="12pt" officeooo:paragraph-rsid="00169fd4" style:font-size-asian="12pt" style:font-name-complex="B Nazanin" style:font-size-complex="12pt" style:language-complex="fa" style:country-complex="IR"/>
    </style:style>
    <style:style style:name="P63" style:family="paragraph" style:parent-style-name="List_20_Paragraph">
      <style:paragraph-properties fo:margin-left="0.6409in" fo:margin-right="0in" fo:text-align="end" style:justify-single-word="false" fo:text-indent="0in" style:auto-text-indent="false" style:writing-mode="rl-tb"/>
      <style:text-properties fo:font-size="12pt" officeooo:paragraph-rsid="00169fd4" style:font-size-asian="12pt" style:font-name-complex="B Nazanin" style:font-size-complex="12pt" style:language-complex="fa" style:country-complex="IR"/>
    </style:style>
    <style:style style:name="P64" style:family="paragraph" style:parent-style-name="List_20_Paragraph">
      <style:paragraph-properties fo:margin-left="0.1972in" fo:margin-right="0in" fo:margin-top="0in" fo:margin-bottom="0in" loext:contextual-spacing="true" fo:text-align="end" style:justify-single-word="false" fo:text-indent="0in" style:auto-text-indent="false" style:writing-mode="rl-tb"/>
      <style:text-properties officeooo:paragraph-rsid="00169fd4"/>
    </style:style>
    <style:style style:name="P65" style:family="paragraph" style:parent-style-name="List_20_Paragraph" style:list-style-name="WW8Num13">
      <style:paragraph-properties fo:margin-left="0.748in" fo:margin-right="0in" fo:margin-top="0in" fo:margin-bottom="0in" loext:contextual-spacing="true" fo:text-align="justify" style:justify-single-word="false" fo:text-indent="-0.248in" style:auto-text-indent="false" style:writing-mode="rl-tb"/>
      <style:text-properties officeooo:paragraph-rsid="00169fd4"/>
    </style:style>
    <style:style style:name="P66" style:family="paragraph" style:parent-style-name="List_20_Paragraph" style:list-style-name="WW8Num13">
      <style:paragraph-properties fo:margin-left="0.748in" fo:margin-right="0in" fo:margin-top="0in" fo:margin-bottom="0in" loext:contextual-spacing="true" fo:text-align="justify" style:justify-single-word="false" fo:text-indent="-0.248in" style:auto-text-indent="false" style:writing-mode="rl-tb"/>
      <style:text-properties fo:font-size="9pt" officeooo:paragraph-rsid="00169fd4" style:font-size-asian="9pt" style:font-size-complex="9pt" style:language-complex="fa" style:country-complex="IR"/>
    </style:style>
    <style:style style:name="P67" style:family="paragraph" style:parent-style-name="List_20_Paragraph">
      <style:paragraph-properties fo:margin-left="3.5528in" fo:margin-right="0in" fo:text-align="center" style:justify-single-word="false" fo:text-indent="0in" style:auto-text-indent="false" style:writing-mode="rl-tb">
        <style:tab-stops>
          <style:tab-stop style:position="4.9in"/>
        </style:tab-stops>
      </style:paragraph-properties>
      <style:text-properties officeooo:paragraph-rsid="00169fd4" style:font-name-complex="B Zar" style:language-complex="fa" style:country-complex="IR"/>
    </style:style>
    <style:style style:name="P68" style:family="paragraph" style:parent-style-name="List_20_Paragraph">
      <style:paragraph-properties fo:margin-left="3.5528in" fo:margin-right="0in" fo:text-align="center" style:justify-single-word="false" fo:text-indent="0in" style:auto-text-indent="false" style:writing-mode="rl-tb">
        <style:tab-stops>
          <style:tab-stop style:position="4.9in"/>
        </style:tab-stops>
      </style:paragraph-properties>
      <style:text-properties officeooo:paragraph-rsid="00169fd4"/>
    </style:style>
    <style:style style:name="P69" style:family="paragraph" style:parent-style-name="List_20_Paragraph">
      <style:paragraph-properties fo:margin-left="3.5528in" fo:margin-right="0in" fo:text-align="center" style:justify-single-word="false" fo:text-indent="0in" style:auto-text-indent="false" style:writing-mode="rl-tb">
        <style:tab-stops>
          <style:tab-stop style:position="4.9in"/>
        </style:tab-stops>
      </style:paragraph-properties>
      <style:text-properties fo:font-size="10pt" officeooo:paragraph-rsid="00169fd4" style:font-size-asian="10pt" style:font-size-complex="10pt" style:language-complex="fa" style:country-complex="IR"/>
    </style:style>
    <style:style style:name="P70" style:family="paragraph" style:parent-style-name="List_20_Paragraph" style:list-style-name="WW8Num9">
      <style:paragraph-properties fo:margin-top="0.0835in" fo:margin-bottom="0.0835in" loext:contextual-spacing="true" fo:text-align="end" style:justify-single-word="false" fo:break-before="page" style:writing-mode="rl-tb"/>
      <style:text-properties fo:font-size="12pt" officeooo:paragraph-rsid="00169fd4" style:font-size-asian="12pt" style:font-name-complex="B Nazanin" style:font-size-complex="12pt" style:language-complex="fa" style:country-complex="IR"/>
    </style:style>
    <style:style style:name="P71" style:family="paragraph" style:parent-style-name="Standard">
      <style:text-properties officeooo:paragraph-rsid="00169fd4"/>
    </style:style>
    <style:style style:name="P72" style:family="paragraph" style:parent-style-name="Standard">
      <style:paragraph-properties fo:text-align="center" style:justify-single-word="false" style:snap-to-layout-grid="false"/>
      <style:text-properties fo:font-size="1pt" fo:language="none" fo:country="none" officeooo:paragraph-rsid="00169fd4" style:font-size-asian="1pt" style:language-asian="none" style:country-asian="none" style:font-name-complex="Nazanin" style:font-size-complex="1pt"/>
    </style:style>
    <style:style style:name="P73" style:family="paragraph" style:parent-style-name="Standard" style:list-style-name="WW8Num9">
      <style:paragraph-properties fo:text-align="center" style:justify-single-word="false" style:snap-to-layout-grid="false"/>
      <style:text-properties fo:font-size="1pt" fo:language="none" fo:country="none" officeooo:paragraph-rsid="00169fd4" style:font-size-asian="1pt" style:language-asian="none" style:country-asian="none" style:font-name-complex="Nazanin" style:font-size-complex="1pt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Times New Roman" fo:font-size="10pt" officeooo:paragraph-rsid="00169fd4" style:font-size-asian="10pt" style:language-asian="zh" style:country-asian="CN" style:font-size-complex="9pt" style:language-complex="fa" style:country-complex="IR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snap-to-layout-grid="false" style:writing-mode="rl-tb"/>
      <style:text-properties style:font-name="Times New Roman" fo:font-size="13pt" officeooo:rsid="0018713c" officeooo:paragraph-rsid="00169fd4" style:font-name-asian="SimSun" style:font-size-asian="13pt" style:language-asian="zh" style:country-asian="CN" style:font-name-complex="Zar" style:font-size-complex="12pt" style:language-complex="fa" style:country-complex="IR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snap-to-layout-grid="false" style:writing-mode="rl-tb"/>
      <style:text-properties style:font-name="Times New Roman" fo:font-size="13pt" officeooo:paragraph-rsid="00169fd4" style:font-name-asian="SimSun" style:font-size-asian="13pt" style:language-asian="zh" style:country-asian="CN" style:font-name-complex="Zar" style:font-size-complex="12pt" style:language-complex="fa" style:country-complex="IR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Times New Roman" fo:font-size="9pt" fo:font-weight="bold" officeooo:paragraph-rsid="00169fd4" style:font-name-asian="Times New Roman" style:font-size-asian="9pt" style:font-weight-asian="bold" style:font-name-complex="B Nazanin" style:font-size-complex="9pt" style:font-weight-complex="bold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rl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style:font-name="Times New Roman" fo:font-size="10pt" officeooo:paragraph-rsid="00169fd4" style:font-size-asian="10pt" style:font-name-complex="Times New Roman" style:font-size-complex="10pt"/>
    </style:style>
    <style:style style:name="P79" style:family="paragraph" style:parent-style-name="Standard">
      <style:paragraph-properties fo:margin-left="0in" fo:margin-right="0.0929in" fo:margin-top="0in" fo:margin-bottom="0in" loext:contextual-spacing="false" fo:line-height="100%" fo:text-align="center" style:justify-single-word="false" fo:text-indent="0in" style:auto-text-indent="false" style:snap-to-layout-grid="false" style:writing-mode="rl-tb"/>
      <style:text-properties style:font-name="Arial" fo:font-size="10pt" officeooo:paragraph-rsid="00169fd4" style:font-size-asian="10pt" style:font-name-complex="B Zar" style:font-size-complex="10pt" style:language-complex="fa" style:country-complex="IR"/>
    </style:style>
    <style:style style:name="P80" style:family="paragraph" style:parent-style-name="Standard">
      <style:paragraph-properties fo:margin-left="0in" fo:margin-right="0.0929in" fo:margin-top="0in" fo:margin-bottom="0in" loext:contextual-spacing="false" fo:line-height="100%" fo:text-align="center" style:justify-single-word="false" fo:text-indent="0in" style:auto-text-indent="false" style:writing-mode="rl-tb"/>
      <style:text-properties style:font-name="Arial" fo:font-size="10pt" officeooo:paragraph-rsid="00169fd4" style:font-size-asian="10pt" style:font-name-complex="B Zar" style:font-size-complex="10pt" style:language-complex="fa" style:country-complex="IR"/>
    </style:style>
    <style:style style:name="P81" style:family="paragraph" style:parent-style-name="Standard">
      <style:paragraph-properties fo:margin-left="0in" fo:margin-right="0.0929in" fo:margin-top="0in" fo:margin-bottom="0in" loext:contextual-spacing="false" fo:line-height="100%" fo:text-align="center" style:justify-single-word="false" fo:text-indent="0in" style:auto-text-indent="false" style:writing-mode="rl-tb"/>
      <style:text-properties style:font-name="Arial" fo:font-size="10pt" officeooo:paragraph-rsid="00169fd4" style:font-size-asian="10pt" style:font-size-complex="10pt" style:language-complex="fa" style:country-complex="IR"/>
    </style:style>
    <style:style style:name="P82" style:family="paragraph" style:parent-style-name="Standard">
      <style:paragraph-properties fo:margin-left="0in" fo:margin-right="0.0929in" fo:margin-top="0in" fo:margin-bottom="0in" loext:contextual-spacing="false" fo:line-height="100%" fo:text-align="center" style:justify-single-word="false" fo:text-indent="0in" style:auto-text-indent="false" style:snap-to-layout-grid="false" style:writing-mode="rl-tb"/>
      <style:text-properties style:font-name="Arial" fo:font-size="12pt" fo:font-weight="bold" officeooo:paragraph-rsid="00169fd4" style:font-size-asian="12pt" style:font-weight-asian="bold" style:font-name-complex="B Nazanin" style:font-size-complex="12pt" style:language-complex="fa" style:country-complex="IR" style:font-weight-complex="bold"/>
    </style:style>
    <style:style style:name="P83" style:family="paragraph" style:parent-style-name="Standard">
      <style:paragraph-properties fo:margin-left="0in" fo:margin-right="0.0929in" fo:margin-top="0in" fo:margin-bottom="0in" loext:contextual-spacing="false" fo:line-height="100%" fo:text-align="center" style:justify-single-word="false" fo:text-indent="0in" style:auto-text-indent="false" style:writing-mode="rl-tb"/>
      <style:text-properties officeooo:paragraph-rsid="00169fd4"/>
    </style:style>
    <style:style style:name="P84" style:family="paragraph" style:parent-style-name="Standard">
      <style:paragraph-properties fo:margin-left="0.0591in" fo:margin-right="0in" fo:margin-top="0in" fo:margin-bottom="0in" loext:contextual-spacing="false" fo:line-height="100%" fo:text-align="end" style:justify-single-word="false" fo:text-indent="0in" style:auto-text-indent="false" style:writing-mode="rl-tb"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169fd4"/>
    </style:style>
    <style:style style:name="P85" style:family="paragraph" style:parent-style-name="Standard">
      <style:paragraph-properties fo:margin-left="0.039in" fo:margin-right="0in" fo:margin-top="0in" fo:margin-bottom="0in" loext:contextual-spacing="false" fo:line-height="100%" fo:text-align="end" style:justify-single-word="false" fo:text-indent="0in" style:auto-text-indent="false" style:writing-mode="rl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style:font-name="Times New Roman" fo:font-size="9pt" fo:font-weight="bold" officeooo:paragraph-rsid="00169fd4" style:font-size-asian="9pt" style:font-weight-asian="bold" style:font-name-complex="B Nazanin" style:font-size-complex="9pt" style:language-complex="fa" style:country-complex="IR" style:font-weight-complex="bold"/>
    </style:style>
    <style:style style:name="P86" style:family="paragraph" style:parent-style-name="Standard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style:font-name="Times New Roman" fo:font-size="10pt" officeooo:paragraph-rsid="00169fd4" style:font-size-asian="10pt" style:font-name-complex="Times New Roman" style:font-size-complex="10pt"/>
    </style:style>
    <style:style style:name="P87" style:family="paragraph" style:parent-style-name="Standard" style:list-style-name="WW8Num9">
      <style:paragraph-properties fo:margin-top="0in" fo:margin-bottom="0in" loext:contextual-spacing="false" fo:text-align="center" style:justify-single-word="false"/>
      <style:text-properties officeooo:paragraph-rsid="00169fd4"/>
    </style:style>
    <style:style style:name="P88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69fd4"/>
    </style:style>
    <style:style style:name="P89" style:family="paragraph" style:parent-style-name="Standard" style:list-style-name="WW8Num9">
      <style:paragraph-properties fo:margin-top="0in" fo:margin-bottom="0in" loext:contextual-spacing="false" fo:line-height="100%" fo:text-align="end" style:justify-single-word="false" style:writing-mode="rl-tb"/>
      <style:text-properties style:font-name="Times New Roman" fo:font-size="9pt" fo:font-weight="bold" officeooo:paragraph-rsid="00169fd4" style:font-name-asian="Times New Roman" style:font-size-asian="9pt" style:font-weight-asian="bold" style:font-name-complex="B Nazanin" style:font-size-complex="9pt" style:font-weight-complex="bold"/>
    </style:style>
    <style:style style:name="P90" style:family="paragraph" style:parent-style-name="Text_20_body" style:list-style-name="WW8Num5">
      <loext:graphic-properties draw:fill="none"/>
      <style:paragraph-properties fo:margin-left="0.5201in" fo:margin-right="0.3402in" fo:margin-top="0in" fo:margin-bottom="0in" loext:contextual-spacing="false" fo:line-height="100%" fo:text-align="justify" style:justify-single-word="false" fo:orphans="2" fo:widows="2" fo:text-indent="0.0799in" style:auto-text-indent="false" fo:background-color="transparent" style:writing-mode="rl-tb"/>
      <style:text-properties officeooo:paragraph-rsid="00169fd4"/>
    </style:style>
    <style:style style:name="P91" style:family="paragraph" style:parent-style-name="Text_20_body">
      <loext:graphic-properties draw:fill="none"/>
      <style:paragraph-properties fo:margin-left="0.5201in" fo:margin-right="0.3402in" fo:margin-top="0in" fo:margin-bottom="0in" loext:contextual-spacing="false" fo:line-height="100%" fo:text-align="justify" style:justify-single-word="false" fo:orphans="2" fo:widows="2" fo:text-indent="0.0799in" style:auto-text-indent="false" fo:background-color="transparent" style:writing-mode="rl-tb"/>
      <style:text-properties officeooo:paragraph-rsid="00169fd4"/>
    </style:style>
    <style:style style:name="P92" style:family="paragraph" style:parent-style-name="Text_20_body">
      <loext:graphic-properties draw:fill="none"/>
      <style:paragraph-properties fo:margin-left="0.5201in" fo:margin-right="0.3402in" fo:margin-top="0in" fo:margin-bottom="0in" loext:contextual-spacing="false" fo:line-height="100%" fo:text-align="justify" style:justify-single-word="false" fo:orphans="2" fo:widows="2" fo:text-indent="0.0799in" style:auto-text-indent="false" fo:background-color="transparent" style:writing-mode="rl-tb"/>
      <style:text-properties fo:color="#000000" fo:font-size="12pt" fo:font-weight="normal" officeooo:paragraph-rsid="00169fd4" style:font-size-asian="12pt" style:font-weight-asian="normal" style:font-name-complex="Times New Roman" style:font-weight-complex="normal"/>
    </style:style>
    <style:style style:name="P93" style:family="paragraph" style:parent-style-name="Text_20_body" style:list-style-name="WW8Num5">
      <loext:graphic-properties draw:fill="none"/>
      <style:paragraph-properties fo:margin-left="0.5201in" fo:margin-right="0.3402in" fo:margin-top="0in" fo:margin-bottom="0in" loext:contextual-spacing="false" fo:line-height="100%" fo:text-align="justify" style:justify-single-word="false" fo:orphans="2" fo:widows="2" fo:text-indent="0.0799in" style:auto-text-indent="false" fo:background-color="transparent" style:writing-mode="rl-tb"/>
      <style:text-properties fo:color="#000000" style:font-name="Times New Roman" fo:font-weight="normal" officeooo:paragraph-rsid="00169fd4" style:font-weight-asian="normal" style:font-name-complex="Times New Roman" style:font-size-complex="12pt" style:language-complex="fa" style:country-complex="IR" style:font-weight-complex="normal"/>
    </style:style>
    <style:style style:name="P94" style:family="paragraph" style:parent-style-name="Text_20_body" style:list-style-name="WW8Num5">
      <loext:graphic-properties draw:fill="none"/>
      <style:paragraph-properties fo:margin-left="0.5201in" fo:margin-right="0.3402in" fo:margin-top="0in" fo:margin-bottom="0in" loext:contextual-spacing="false" fo:line-height="100%" fo:text-align="justify" style:justify-single-word="false" fo:orphans="2" fo:widows="2" fo:text-indent="0.0799in" style:auto-text-indent="false" fo:background-color="transparent" style:writing-mode="rl-tb"/>
      <style:text-properties style:font-name="Times New Roman" fo:font-size="10pt" officeooo:paragraph-rsid="00169fd4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P95" style:family="paragraph" style:parent-style-name="Text_20_body" style:master-page-name="">
      <loext:graphic-properties draw:fill="none"/>
      <style:paragraph-properties fo:margin-left="0.5201in" fo:margin-right="0.3402in" fo:text-align="justify" style:justify-single-word="false" fo:orphans="2" fo:widows="2" fo:text-indent="0.0799in" style:auto-text-indent="false" style:page-number="auto" fo:background-color="transparent" style:writing-mode="rl-tb"/>
      <style:text-properties fo:color="#000000" fo:font-size="12pt" fo:font-weight="normal" officeooo:paragraph-rsid="00169fd4" style:font-size-asian="12pt" style:font-weight-asian="normal" style:font-name-complex="Times New Roman" style:language-complex="fa" style:country-complex="IR" style:font-weight-complex="normal"/>
    </style:style>
    <style:style style:name="P96" style:family="paragraph" style:parent-style-name="Text_20_body" style:master-page-name="">
      <loext:graphic-properties draw:fill="none"/>
      <style:paragraph-properties fo:margin-left="0.5201in" fo:margin-right="0.3402in" fo:text-align="justify" style:justify-single-word="false" fo:orphans="2" fo:widows="2" fo:text-indent="0.0799in" style:auto-text-indent="false" style:page-number="auto" fo:background-color="transparent" style:writing-mode="rl-tb"/>
      <style:text-properties officeooo:paragraph-rsid="00169fd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name-complex="B Zar" style:font-size-complex="10pt" style:language-complex="fa" style:country-complex="IR"/>
    </style:style>
    <style:style style:name="T3" style:family="text">
      <style:text-properties fo:font-size="10pt" officeooo:rsid="0017b51a" style:font-size-asian="10pt" style:font-name-complex="B Zar" style:font-size-complex="10pt" style:language-complex="fa" style:country-complex="IR"/>
    </style:style>
    <style:style style:name="T4" style:family="text">
      <style:text-properties fo:font-size="10pt" style:font-size-asian="10pt" style:font-name-complex="Calibri" style:font-size-complex="10pt" style:language-complex="fa" style:country-complex="IR"/>
    </style:style>
    <style:style style:name="T5" style:family="text">
      <style:text-properties fo:font-size="10pt" style:font-size-asian="10pt" style:font-name-complex="B Homa" style:font-size-complex="10pt" style:language-complex="fa" style:country-complex="IR"/>
    </style:style>
    <style:style style:name="T6" style:family="text">
      <style:text-properties style:font-name-complex="B Zar"/>
    </style:style>
    <style:style style:name="T7" style:family="text">
      <style:text-properties officeooo:rsid="0017b51a" style:font-name-complex="B Zar"/>
    </style:style>
    <style:style style:name="T8" style:family="text">
      <style:text-properties style:font-name-complex="B Zar" style:language-complex="fa" style:country-complex="IR"/>
    </style:style>
    <style:style style:name="T9" style:family="text">
      <style:text-properties style:font-name-complex="Calibri"/>
    </style:style>
    <style:style style:name="T10" style:family="text">
      <style:text-properties style:font-name-complex="Calibri" style:language-complex="fa" style:country-complex="IR"/>
    </style:style>
    <style:style style:name="T11" style:family="text">
      <style:text-properties style:font-name="Umpush" fo:font-size="15pt" officeooo:rsid="0017b51a" style:font-name-asian="Umpush" style:font-size-asian="9pt" style:font-name-complex="Umpush" style:font-size-complex="9pt" style:language-complex="fa" style:country-complex="IR"/>
    </style:style>
    <style:style style:name="T12" style:family="text">
      <style:text-properties style:font-name="Symbol" fo:font-size="10pt" style:font-name-asian="Symbol" style:font-size-asian="10pt" style:font-name-complex="Symbol" style:font-size-complex="10pt" style:language-complex="fa" style:country-complex="IR"/>
    </style:style>
    <style:style style:name="T13" style:family="text">
      <style:text-properties style:font-name="Symbol" fo:font-size="10pt" style:font-size-asian="10pt" style:font-name-complex="B Zar" style:font-size-complex="10pt" style:language-complex="fa" style:country-complex="IR"/>
    </style:style>
    <style:style style:name="T14" style:family="text">
      <style:text-properties style:font-name="Symbol" fo:font-size="9pt" style:font-name-asian="Symbol" style:font-size-asian="9pt" style:font-name-complex="Symbol" style:font-size-complex="9pt" style:language-complex="fa" style:country-complex="IR"/>
    </style:style>
    <style:style style:name="T15" style:family="text">
      <style:text-properties style:font-name="Symbol" fo:font-size="9pt" style:font-size-asian="9pt" style:font-name-complex="B Zar" style:font-size-complex="9pt" style:language-complex="fa" style:country-complex="IR"/>
    </style:style>
    <style:style style:name="T16" style:family="text">
      <style:text-properties style:font-name="Symbol" fo:font-size="8pt" style:font-size-asian="8pt" style:font-name-complex="B Zar" style:font-size-complex="8pt" style:language-complex="fa" style:country-complex="IR"/>
    </style:style>
    <style:style style:name="T17" style:family="text">
      <style:text-properties style:font-name="Symbol" fo:font-size="8pt" style:font-name-asian="Symbol" style:font-size-asian="8pt" style:font-name-complex="Symbol" style:font-size-complex="8pt" style:language-complex="fa" style:country-complex="IR"/>
    </style:style>
    <style:style style:name="T18" style:family="text">
      <style:text-properties style:font-name="Wingdings" fo:font-size="9pt" style:font-name-asian="Wingdings" style:font-size-asian="9pt" style:font-name-complex="Wingdings" style:font-size-complex="9pt" style:language-complex="fa" style:country-complex="IR"/>
    </style:style>
    <style:style style:name="T19" style:family="text">
      <style:text-properties style:font-name="Wingdings" fo:font-size="9pt" officeooo:rsid="0018713c" style:font-name-asian="Wingdings" style:font-size-asian="9pt" style:font-name-complex="Wingdings" style:font-size-complex="9pt" style:language-complex="fa" style:country-complex="IR"/>
    </style:style>
    <style:style style:name="T20" style:family="text">
      <style:text-properties style:font-name="Wingdings" fo:font-size="9pt" officeooo:rsid="00197d2a" style:font-name-asian="Wingdings" style:font-size-asian="9pt" style:font-name-complex="Wingdings" style:font-size-complex="9pt" style:language-complex="fa" style:country-complex="IR"/>
    </style:style>
    <style:style style:name="T21" style:family="text">
      <style:text-properties style:font-name="Wingdings" fo:font-size="9pt" style:font-size-asian="9pt" style:font-name-complex="B Homa" style:font-size-complex="9pt" style:language-complex="fa" style:country-complex="IR"/>
    </style:style>
    <style:style style:name="T22" style:family="text">
      <style:text-properties fo:font-size="9pt" style:font-size-asian="9pt" style:font-name-complex="B Zar" style:font-size-complex="9pt" style:language-complex="fa" style:country-complex="IR"/>
    </style:style>
    <style:style style:name="T23" style:family="text">
      <style:text-properties fo:font-size="9pt" style:font-size-asian="9pt" style:font-name-complex="Calibri" style:font-size-complex="9pt" style:language-complex="fa" style:country-complex="IR"/>
    </style:style>
    <style:style style:name="T24" style:family="text">
      <style:text-properties fo:font-size="9pt" style:font-size-asian="9pt" style:font-name-complex="B Homa" style:font-size-complex="9pt" style:language-complex="fa" style:country-complex="IR"/>
    </style:style>
    <style:style style:name="T25" style:family="text">
      <style:text-properties fo:font-size="9pt" fo:font-weight="bold" style:font-size-asian="9pt" style:font-weight-asian="bold" style:font-name-complex="B Nazanin" style:font-size-complex="9pt" style:language-complex="fa" style:country-complex="IR" style:font-weight-complex="bold"/>
    </style:style>
    <style:style style:name="T26" style:family="text">
      <style:text-properties fo:font-size="9pt" fo:font-weight="bold" style:font-size-asian="9pt" style:font-weight-asian="bold" style:font-name-complex="Calibri" style:font-size-complex="9pt" style:language-complex="fa" style:country-complex="IR" style:font-weight-complex="bold"/>
    </style:style>
    <style:style style:name="T27" style:family="text">
      <style:text-properties style:font-name="Times New Roman" fo:font-size="10pt" style:font-size-asian="10pt" style:font-name-complex="B Zar" style:font-size-complex="10pt" style:language-complex="fa" style:country-complex="IR"/>
    </style:style>
    <style:style style:name="T28" style:family="text">
      <style:text-properties style:font-name="Times New Roman" fo:font-size="10pt" officeooo:rsid="0017b51a" style:font-size-asian="10pt" style:font-name-complex="B Zar" style:font-size-complex="10pt" style:language-complex="fa" style:country-complex="IR"/>
    </style:style>
    <style:style style:name="T29" style:family="text">
      <style:text-properties style:font-name="Times New Roman" fo:font-size="10pt" fo:font-weight="bold" officeooo:rsid="0017b51a" style:font-size-asian="10pt" style:font-weight-asian="bold" style:font-name-complex="B Nazanin" style:font-size-complex="10pt" style:language-complex="fa" style:country-complex="IR" style:font-weight-complex="bold"/>
    </style:style>
    <style:style style:name="T30" style:family="text">
      <style:text-properties style:font-name="Times New Roman" fo:font-size="10pt" style:font-name-asian="SimSun" style:font-size-asian="10pt" style:language-asian="zh" style:country-asian="CN" style:font-name-complex="B Homa" style:font-size-complex="10pt" style:language-complex="fa" style:country-complex="IR"/>
    </style:style>
    <style:style style:name="T31" style:family="text">
      <style:text-properties style:font-name="Times New Roman" fo:font-size="10pt" style:font-name-asian="SimSun" style:font-size-asian="10pt" style:language-asian="zh" style:country-asian="CN" style:font-name-complex="B Zar" style:font-size-complex="10pt" style:language-complex="fa" style:country-complex="IR"/>
    </style:style>
    <style:style style:name="T32" style:family="text">
      <style:text-properties style:font-name="Times New Roman" fo:font-size="10pt" style:font-name-asian="Times New Roman" style:font-size-asian="10pt" style:language-asian="zh" style:country-asian="CN" style:font-name-complex="Times New Roman" style:font-size-complex="10pt" style:language-complex="fa" style:country-complex="IR"/>
    </style:style>
    <style:style style:name="T33" style:family="text">
      <style:text-properties style:font-name="Times New Roman" fo:font-size="10pt" style:font-name-asian="Times New Roman" style:font-size-asian="10pt" style:font-name-complex="Times New Roman" style:font-size-complex="10pt" style:language-complex="fa" style:country-complex="IR"/>
    </style:style>
    <style:style style:name="T34" style:family="text">
      <style:text-properties style:font-name="Times New Roman" fo:font-size="9pt" style:font-name-asian="SimSun" style:font-size-asian="9pt" style:language-asian="zh" style:country-asian="CN" style:font-name-complex="B Zar" style:font-size-complex="9pt" style:language-complex="fa" style:country-complex="IR"/>
    </style:style>
    <style:style style:name="T35" style:family="text">
      <style:text-properties style:font-name="Times New Roman" fo:font-size="9pt" style:font-name-asian="SimSun" style:font-size-asian="9pt" style:language-asian="zh" style:country-asian="CN" style:font-name-complex="B Homa" style:font-size-complex="9pt" style:language-complex="fa" style:country-complex="IR"/>
    </style:style>
    <style:style style:name="T36" style:family="text">
      <style:text-properties style:font-name="Times New Roman" fo:font-size="9pt" style:font-name-asian="Times New Roman" style:font-size-asian="9pt" style:language-asian="zh" style:country-asian="CN" style:font-name-complex="Times New Roman" style:font-size-complex="9pt" style:language-complex="fa" style:country-complex="IR"/>
    </style:style>
    <style:style style:name="T37" style:family="text">
      <style:text-properties style:font-name="Times New Roman" fo:font-size="9pt" style:font-name-asian="Times New Roman" style:font-size-asian="9pt" style:font-name-complex="Times New Roman" style:font-size-complex="9pt" style:language-complex="fa" style:country-complex="IR"/>
    </style:style>
    <style:style style:name="T38" style:family="text">
      <style:text-properties style:font-name="Times New Roman" fo:font-size="9pt" style:font-size-asian="9pt" style:font-name-complex="B Zar" style:font-size-complex="9pt" style:language-complex="fa" style:country-complex="IR"/>
    </style:style>
    <style:style style:name="T39" style:family="text">
      <style:text-properties style:font-name="Times New Roman" style:font-name-asian="SimSun" style:language-asian="zh" style:country-asian="CN"/>
    </style:style>
    <style:style style:name="T40" style:family="text">
      <style:text-properties style:font-name="Times New Roman" style:font-name-asian="Times New Roman" style:language-asian="zh" style:country-asian="CN"/>
    </style:style>
    <style:style style:name="T41" style:family="text">
      <style:text-properties style:font-name="Times New Roman" fo:font-size="12pt" style:font-name-asian="Times New Roman" style:font-size-asian="12pt" style:font-name-complex="Times New Roman" style:font-size-complex="12pt" style:language-complex="fa" style:country-complex="IR"/>
    </style:style>
    <style:style style:name="T42" style:family="text">
      <style:text-properties style:text-underline-style="solid" style:text-underline-width="auto" style:text-underline-color="font-color" style:font-name-complex="Calibri" style:language-complex="fa" style:country-complex="IR"/>
    </style:style>
    <style:style style:name="T43" style:family="text">
      <style:text-properties style:text-underline-style="solid" style:text-underline-width="auto" style:text-underline-color="font-color" style:font-name-complex="B Zar" style:language-complex="fa" style:country-complex="IR"/>
    </style:style>
    <style:style style:name="T44" style:family="text">
      <style:text-properties style:font-name-asian="SimSun" style:font-name-complex="Homa"/>
    </style:style>
    <style:style style:name="T45" style:family="text">
      <style:text-properties style:font-name-asian="SimSun" style:font-name-complex="B Homa"/>
    </style:style>
    <style:style style:name="T46" style:family="text">
      <style:text-properties style:font-name-asian="Times New Roman" style:font-name-complex="Times New Roman"/>
    </style:style>
    <style:style style:name="T47" style:family="text">
      <style:text-properties officeooo:rsid="0018713c"/>
    </style:style>
    <style:style style:name="T48" style:family="text">
      <style:text-properties style:font-name="B Zar" fo:font-size="9pt" style:font-name-asian="B Zar" style:font-size-asian="9pt" style:language-asian="zh" style:country-asian="CN" style:font-name-complex="B Zar" style:font-size-complex="9pt" style:language-complex="fa" style:country-complex="IR"/>
    </style:style>
    <style:style style:name="T49" style:family="text">
      <style:text-properties fo:color="#000000" style:font-name="Times New Roman" fo:font-weight="normal" style:font-weight-asian="normal" style:font-name-complex="Times New Roman" style:font-size-complex="12pt" style:language-complex="fa" style:country-complex="IR" style:font-weight-complex="normal"/>
    </style:style>
    <style:style style:name="T50" style:family="text">
      <style:text-properties fo:color="#000000" style:font-name="Times New Roman" fo:font-weight="bold" style:font-weight-asian="bold" style:font-name-complex="Times New Roman" style:font-size-complex="12pt" style:language-complex="fa" style:country-complex="IR" style:font-weight-complex="bold"/>
    </style:style>
    <style:style style:name="T51" style:family="text">
      <style:text-properties fo:color="#000000" style:font-name="Times New Roman" fo:font-size="10pt" style:font-size-asian="10pt" style:font-name-complex="B Nazanin" style:font-size-complex="10pt" style:language-complex="fa" style:country-complex="IR"/>
    </style:style>
    <style:style style:name="T52" style:family="text">
      <style:text-properties fo:color="#000000" style:font-name="Times New Roman" fo:font-size="10pt" style:font-size-asian="10pt" style:font-name-complex="Nazanin" style:font-size-complex="10pt" style:language-complex="fa" style:country-complex="IR"/>
    </style:style>
    <style:style style:name="T53" style:family="text">
      <style:text-properties fo:color="#000000" style:font-name="Times New Roman" fo:font-size="9pt" fo:font-weight="bold" style:font-size-asian="9pt" style:font-weight-asian="bold" style:font-name-complex="B Nazanin" style:font-size-complex="9pt" style:language-complex="fa" style:country-complex="IR" style:font-weight-complex="bold"/>
    </style:style>
    <style:style style:name="T54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language-complex="fa" style:country-complex="IR" style:font-weight-complex="bold"/>
    </style:style>
    <style:style style:name="T55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language-complex="fa" style:country-complex="IR" style:font-weight-complex="bold"/>
    </style:style>
    <style:style style:name="T56" style:family="text">
      <style:text-properties fo:color="#000000" fo:font-size="12pt" fo:font-weight="normal" style:font-size-asian="12pt" style:font-weight-asian="normal" style:font-name-complex="Times New Roman" style:language-complex="fa" style:country-complex="IR" style:font-weight-complex="normal"/>
    </style:style>
    <style:style style:name="T57" style:family="text">
      <style:text-properties fo:color="#000000" fo:font-size="12pt" fo:font-weight="normal" style:font-size-asian="12pt" style:font-weight-asian="normal" style:font-name-complex="Times New Roman" style:font-weight-complex="normal"/>
    </style:style>
    <style:style style:name="T58" style:family="text">
      <style:text-properties fo:color="#000000" fo:font-weight="bold" style:font-weight-asian="bold" style:font-name-complex="Times New Roman" style:font-size-complex="12pt" style:language-complex="fa" style:country-complex="IR" style:font-weight-complex="bold"/>
    </style:style>
    <style:style style:name="T59" style:family="text">
      <style:text-properties fo:color="#000000" fo:font-weight="normal" style:font-weight-asian="normal" style:font-name-complex="Times New Roman" style:font-size-complex="12pt" style:language-complex="fa" style:country-complex="IR" style:font-weight-complex="normal"/>
    </style:style>
    <style:style style:name="T60" style:family="text">
      <style:text-properties fo:color="#000000" fo:font-size="10pt" style:font-size-asian="10pt" style:font-name-complex="B Homa" style:font-size-complex="10pt" style:language-complex="fa" style:country-complex="IR"/>
    </style:style>
    <style:style style:name="T61" style:family="text">
      <style:text-properties fo:color="#000000" fo:font-size="10pt" style:font-size-asian="10pt" style:font-name-complex="Calibri" style:font-size-complex="10pt" style:language-complex="fa" style:country-complex="IR"/>
    </style:style>
    <style:style style:name="T62" style:family="text">
      <style:text-properties fo:font-size="12pt" style:font-size-asian="12pt" style:font-name-complex="Calibri" style:font-size-complex="12pt"/>
    </style:style>
    <style:style style:name="T63" style:family="text">
      <style:text-properties fo:font-size="12pt" style:font-size-asian="12pt" style:font-name-complex="Calibri" style:font-size-complex="12pt" style:language-complex="fa" style:country-complex="IR"/>
    </style:style>
    <style:style style:name="T64" style:family="text">
      <style:text-properties style:font-name-complex="B Homa"/>
    </style:style>
    <style:style style:name="T65" style:family="text">
      <style:text-properties style:font-name-complex="B Homa" style:language-complex="fa" style:country-complex="IR"/>
    </style:style>
    <style:style style:name="T66" style:family="text">
      <style:text-properties style:font-name-asian="Wingdings" style:font-name-complex="Wingdings"/>
    </style:style>
    <style:style style:name="T67" style:family="text">
      <style:text-properties style:text-position="super 58%" style:font-name="Tahoma" fo:font-size="9pt" style:font-size-asian="9pt" style:font-name-complex="Tahoma" style:font-size-complex="9pt" style:language-complex="fa" style:country-complex="IR"/>
    </style:style>
    <style:style style:name="T68" style:family="text">
      <style:text-properties style:text-position="super 58%" style:font-name="Wingdings" fo:font-size="10pt" style:font-size-asian="10pt" style:font-name-complex="Tahoma" style:font-size-complex="10pt" style:language-complex="fa" style:country-complex="IR"/>
    </style:style>
    <style:style style:name="T69" style:family="text">
      <style:text-properties style:font-name="Century Gothic" fo:font-size="12pt" style:font-name-asian="Century Gothic" style:font-size-asian="12pt" style:font-name-complex="Century Gothic" style:font-size-complex="12pt" style:language-complex="fa" style:country-complex="IR"/>
    </style:style>
    <style:style style:name="T70" style:family="text">
      <style:text-properties fo:font-size="8pt" style:font-size-asian="8pt" style:font-name-complex="B Homa" style:font-size-complex="8pt" style:language-complex="fa" style:country-complex="IR"/>
    </style:style>
    <style:style style:name="T71" style:family="text">
      <style:text-properties fo:font-size="8pt" style:font-size-asian="8pt" style:font-name-complex="Calibri" style:font-size-complex="8pt" style:language-complex="fa" style:country-complex="IR"/>
    </style:style>
    <style:style style:name="T72" style:family="text">
      <style:text-properties style:font-name="Arial" fo:font-size="10pt" style:font-size-asian="10pt" style:font-name-complex="B Zar" style:font-size-complex="10pt" style:language-complex="fa" style:country-complex="IR"/>
    </style:style>
    <style:style style:name="T73" style:family="text">
      <style:text-properties style:font-name="Arial" fo:font-size="10pt" style:font-name-asian="Arial" style:font-size-asian="10pt" style:font-name-complex="Arial" style:font-size-complex="10pt" style:language-complex="fa" style:country-complex="IR"/>
    </style:style>
    <style:style style:name="T74" style:family="text">
      <style:text-properties style:font-name-asian="Arial" style:font-name-complex="Arial"/>
    </style:style>
    <style:style style:name="T75" style:family="text">
      <style:text-properties fo:font-size="14pt" fo:font-weight="bold" style:font-size-asian="14pt" style:font-weight-asian="bold" style:font-name-complex="B Homa" style:font-size-complex="14pt" style:font-weight-complex="bold"/>
    </style:style>
    <style:style style:name="T76" style:family="text">
      <style:text-properties fo:font-size="14pt" fo:font-weight="bold" style:font-size-asian="14pt" style:font-weight-asian="bold" style:font-name-complex="Calibri" style:font-size-complex="14pt" style:font-weight-complex="bold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- مشخصات واحد فناور <text:span text:style-name="T1">(شرکت/ هسته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4" office:value-type="string">
            <text:p text:style-name="P8"><text:span text:style-name="T2">نام</text:span><text:span text:style-name="T4"> </text:span><text:span text:style-name="T2">واحد:</text:span><text:span text:style-name="T3">سطلینه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10"><text:span text:style-name="T6">زمينه</text:span><text:span text:style-name="T9"> </text:span><text:span text:style-name="T6">تخصصي</text:span><text:span text:style-name="T9"> </text:span><text:span text:style-name="T6">فعاليت:</text:span><text:span text:style-name="T7"> بازیافت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2">وضعيت</text:span><text:span text:style-name="T4"> </text:span><text:span text:style-name="T2">حقوقي</text:span><text:span text:style-name="T4"> </text:span><text:span text:style-name="T2">واحد:</text:span></text:p>
          </table:table-cell>
          <table:table-cell table:style-name="Table1.B2" office:value-type="string">
            <text:p text:style-name="P17"><text:span text:style-name="T11"></text:span><text:span text:style-name="T12"> </text:span><text:span text:style-name="T13">ثبت‌نشده</text:span></text:p>
          </table:table-cell>
          <table:table-cell table:style-name="Table1.B2" office:value-type="string">
            <text:p text:style-name="P17"><text:span text:style-name="T18"></text:span><text:span text:style-name="T12"> </text:span><text:span text:style-name="T13">ثبت‌شده</text:span></text:p>
          </table:table-cell>
          <table:table-cell table:style-name="Table1.D2" table:number-columns-spanned="2" office:value-type="string">
            <text:p text:style-name="P17"><text:span text:style-name="T13">شماره</text:span><text:span text:style-name="T12"> </text:span><text:span text:style-name="T13">ثبت: <text:tab/><text:tab/> <text:s/>تاريخ</text:span><text:span text:style-name="T12"> </text:span><text:span text:style-name="T13">ثبت: <text:s text:c="2"/>/ <text:s/>/ <text:s text:c="3"/></text:span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8"><text:span text:style-name="T2">نوع</text:span><text:span text:style-name="T4"> </text:span><text:span text:style-name="T2">واحد:</text:span></text:p>
          </table:table-cell>
          <table:table-cell table:style-name="Table1.B2" office:value-type="string">
            <text:p text:style-name="P8"><text:span text:style-name="T18"></text:span><text:span text:style-name="T12"> </text:span><text:span text:style-name="T13">سهامي</text:span><text:span text:style-name="T12"> </text:span><text:span text:style-name="T13">خاص</text:span></text:p>
          </table:table-cell>
          <table:table-cell table:style-name="Table1.B2" office:value-type="string">
            <text:p text:style-name="P8"><text:span text:style-name="T18"></text:span><text:span text:style-name="T12"> </text:span><text:span text:style-name="T13">تعاوني</text:span><text:span text:style-name="T12"> <text:s text:c="5"/></text:span></text:p>
          </table:table-cell>
          <table:table-cell table:style-name="Table1.D2" table:number-columns-spanned="2" office:value-type="string">
            <text:p text:style-name="P8"><text:span text:style-name="T18"></text:span><text:span text:style-name="T12"> </text:span><text:span text:style-name="T13">تضامني</text:span><text:span text:style-name="T12"> <text:s text:c="24"/></text:span><text:span text:style-name="T18"></text:span><text:span text:style-name="T12"> </text:span><text:span text:style-name="T13">مسئوليت</text:span><text:span text:style-name="T12"> </text:span><text:span text:style-name="T13">محدود</text:span><text:span text:style-name="T12"> <text:s text:c="4"/></text:span></text:p>
          </table:table-cell>
          <table:covered-table-cell/>
        </table:table-row>
        <table:table-row table:style-name="Table1.3">
          <table:table-cell table:style-name="Table1.A2" table:number-columns-spanned="4" office:value-type="string">
            <text:p text:style-name="P8"><text:span text:style-name="T2">نام</text:span><text:span text:style-name="T4"> </text:span><text:span text:style-name="T2">و</text:span><text:span text:style-name="T4"> </text:span><text:span text:style-name="T2">نام</text:span><text:span text:style-name="T4"> </text:span><text:span text:style-name="T2">خانوادگي</text:span><text:span text:style-name="T4"> </text:span><text:span text:style-name="T2">مسئول</text:span><text:span text:style-name="T4"> </text:span><text:span text:style-name="T2">واحد</text:span><text:span text:style-name="T4"> </text:span><text:span text:style-name="T2">(مديرعامل): <text:s text:c="3"/></text:span><text:span text:style-name="T3">سهیل سبزواری</text:span></text:p>
          </table:table-cell>
          <table:covered-table-cell/>
          <table:covered-table-cell/>
          <table:covered-table-cell/>
          <table:table-cell table:style-name="Table1.D2" office:value-type="string">
            <text:p text:style-name="P10"><text:span text:style-name="T6">كد</text:span><text:span text:style-name="T9"> </text:span><text:span text:style-name="T6">ملي:</text:span><text:span text:style-name="T7">۰۷۹۳۷۲۳۴۱۸</text:span></text:p>
          </table:table-cell>
        </table:table-row>
        <table:table-row table:style-name="Table1.3">
          <table:table-cell table:style-name="Table1.A2" table:number-columns-spanned="4" office:value-type="string">
            <text:p text:style-name="P8"><text:span text:style-name="T2">نشاني</text:span><text:span text:style-name="T4"> </text:span><text:span text:style-name="T2">پستي:</text:span><text:span text:style-name="T3">سبزوار – خ خرمشهر ۸ – پلاک ۴</text:span></text:p>
          </table:table-cell>
          <table:covered-table-cell/>
          <table:covered-table-cell/>
          <table:covered-table-cell/>
          <table:table-cell table:style-name="Table1.D2" office:value-type="string">
            <text:p text:style-name="P8"><text:span text:style-name="T2">كدپستي</text:span><text:span text:style-name="T22">(10رقمي):</text:span><text:span text:style-name="T2">9613987651</text:span></text:p>
          </table:table-cell>
        </table:table-row>
        <table:table-row table:style-name="Table1.3">
          <table:table-cell table:style-name="Table1.A2" table:number-columns-spanned="4" office:value-type="string">
            <text:p text:style-name="P10"><text:span text:style-name="T6">تلفن</text:span><text:span text:style-name="T9"> </text:span><text:span text:style-name="T6">تماس:</text:span><text:span text:style-name="T7">۰۵۱۴۴۲۳۲۸۱۳</text:span></text:p>
          </table:table-cell>
          <table:covered-table-cell/>
          <table:covered-table-cell/>
          <table:covered-table-cell/>
          <table:table-cell table:style-name="Table1.D2" office:value-type="string">
            <text:p text:style-name="P8"><text:span text:style-name="T2">تلفن</text:span><text:span text:style-name="T4"> </text:span><text:span text:style-name="T2">محل</text:span><text:span text:style-name="T4"> </text:span><text:span text:style-name="T2">کار</text:span><text:span text:style-name="T4"> </text:span><text:span text:style-name="T2">:</text:span><text:span text:style-name="T3">۰۵۱۴۴۲۳۲۸۱۳</text:span></text:p>
          </table:table-cell>
        </table:table-row>
        <table:table-row table:style-name="Table1.3">
          <table:table-cell table:style-name="Table1.A2" table:number-columns-spanned="4" office:value-type="string">
            <text:p text:style-name="P8"><text:span text:style-name="T2">رايانامه</text:span><text:span text:style-name="T4"> </text:span><text:span text:style-name="T2">(Email):</text:span><text:span text:style-name="T28">shoiel.sabzevari@gmail.com</text:span></text:p>
          </table:table-cell>
          <table:covered-table-cell/>
          <table:covered-table-cell/>
          <table:covered-table-cell/>
          <table:table-cell table:style-name="Table1.D2" office:value-type="string">
            <text:p text:style-name="P30"><text:span text:style-name="T2">تلفن</text:span><text:span text:style-name="T4"> </text:span><text:span text:style-name="T2">همراه:</text:span><text:span text:style-name="T29">۰۹۱۵۵۲۵۳۰۰۹</text:span></text:p>
          </table:table-cell>
        </table:table-row>
        <table:table-row table:style-name="Table1.3">
          <table:table-cell table:style-name="Table1.A8" table:number-columns-spanned="4" office:value-type="string">
            <text:p text:style-name="P30"><text:span text:style-name="T2">وبگاه( Web Site):</text:span><text:span text:style-name="T29"> http://satlineh.ir</text:span></text:p>
          </table:table-cell>
          <table:covered-table-cell/>
          <table:covered-table-cell/>
          <table:covered-table-cell/>
          <table:table-cell table:style-name="Table1.E8" office:value-type="string">
            <text:p text:style-name="P31"><text:span text:style-name="T6">نمابر</text:span><text:span text:style-name="T9"> </text:span><text:span text:style-name="T6">:</text:span></text:p>
          </table:table-cell>
        </table:table-row>
      </table:table>
      <text:p text:style-name="P32"><text:span text:style-name="T8">در</text:span><text:span text:style-name="T10"> </text:span><text:span text:style-name="T8">پاسخ</text:span><text:span text:style-name="T10"> </text:span><text:span text:style-name="T8">دادن</text:span><text:span text:style-name="T10"> </text:span><text:span text:style-name="T8">به</text:span><text:span text:style-name="T10"> </text:span><text:span text:style-name="T8">سؤالات،</text:span><text:span text:style-name="T10"> </text:span><text:span text:style-name="T8">به</text:span><text:span text:style-name="T10"> </text:span><text:span text:style-name="T8">نکات</text:span><text:span text:style-name="T10"> </text:span><text:span text:style-name="T8">زير</text:span><text:span text:style-name="T10"> </text:span><text:span text:style-name="T8">توجه</text:span><text:span text:style-name="T10"> </text:span><text:span text:style-name="T8">نماييد</text:span><text:span text:style-name="T10"> </text:span><text:span text:style-name="T8">:</text:span></text:p>
      <text:list xml:id="list1639617486" text:style-name="WW8Num23">
        <text:list-item>
          <text:p text:style-name="P33"><text:span text:style-name="T8">طرح</text:span><text:span text:style-name="T10"> </text:span><text:span text:style-name="T8">بايد</text:span><text:span text:style-name="T10"> </text:span><text:span text:style-name="T8">محصولي</text:span><text:span text:style-name="T10"> </text:span><text:span text:style-name="T8">را</text:span><text:span text:style-name="T10"> </text:span><text:span text:style-name="T8">معرفي</text:span><text:span text:style-name="T10"> </text:span><text:span text:style-name="T8">نمايد. محصول</text:span><text:span text:style-name="T10"> </text:span><text:span text:style-name="T8">مي‌تواند</text:span><text:span text:style-name="T42"> </text:span><text:span text:style-name="T43">فيزيکي</text:span><text:span text:style-name="T10"> </text:span><text:span text:style-name="T2">(سخت‌افزاري) </text:span><text:span text:style-name="T8">يا</text:span><text:span text:style-name="T10"> </text:span><text:span text:style-name="T8">در</text:span><text:span text:style-name="T10"> </text:span><text:span text:style-name="T8">قالب</text:span><text:span text:style-name="T42"> </text:span><text:span text:style-name="T43">خدمت</text:span><text:span text:style-name="T10"> </text:span><text:span text:style-name="T8">باشد. هدف</text:span><text:span text:style-name="T10"> </text:span><text:span text:style-name="T8">از</text:span><text:span text:style-name="T10"> </text:span><text:span text:style-name="T8">حضور</text:span><text:span text:style-name="T10"> </text:span><text:span text:style-name="T8">در</text:span><text:span text:style-name="T10"> </text:span><text:span text:style-name="T8">دوره‌ي</text:span><text:span text:style-name="T10"> </text:span><text:span text:style-name="T8">رشد</text:span><text:span text:style-name="T10"> </text:span><text:span text:style-name="T8">به</text:span><text:span text:style-name="T10"> </text:span><text:span text:style-name="T8">توليد</text:span><text:span text:style-name="T10"> </text:span><text:span text:style-name="T8">انبوه</text:span><text:span text:style-name="T10"> </text:span><text:span text:style-name="T8">رساندن</text:span><text:span text:style-name="T10"> </text:span><text:span text:style-name="T8">موضوع</text:span><text:span text:style-name="T10"> </text:span><text:span text:style-name="T8">ايده</text:span><text:span text:style-name="T10"> </text:span><text:span text:style-name="T2">(محصول) </text:span><text:span text:style-name="T8">است.</text:span></text:p>
        </text:list-item>
        <text:list-item>
          <text:p text:style-name="P33"><text:span text:style-name="T8">محدوده‌ي</text:span><text:span text:style-name="T10"> </text:span><text:span text:style-name="T8">مورد</text:span><text:span text:style-name="T10"> </text:span><text:span text:style-name="T8">پوشش</text:span><text:span text:style-name="T10"> </text:span><text:span text:style-name="T8">طرح</text:span><text:span text:style-name="T10"> </text:span><text:span text:style-name="T8">به</text:span><text:span text:style-name="T10"> </text:span><text:span text:style-name="T8">صورت</text:span><text:span text:style-name="T10"> </text:span><text:span text:style-name="T8">واضح</text:span><text:span text:style-name="T10"> </text:span><text:span text:style-name="T8">و</text:span><text:span text:style-name="T10"> </text:span><text:span text:style-name="T8">بدون</text:span><text:span text:style-name="T10"> </text:span><text:span text:style-name="T8">ابهام</text:span><text:span text:style-name="T10"> </text:span><text:span text:style-name="T8">بيان</text:span><text:span text:style-name="T10"> </text:span><text:span text:style-name="T8">شود.</text:span></text:p>
        </text:list-item>
        <text:list-item>
          <text:p text:style-name="P34"><text:span text:style-name="T6">فرآيند</text:span><text:span text:style-name="T9"> </text:span><text:span text:style-name="T6">توليد</text:span><text:span text:style-name="T9"> </text:span><text:span text:style-name="T6">محصول</text:span><text:span text:style-name="T9"> </text:span><text:span text:style-name="T6">واضح</text:span><text:span text:style-name="T9"> </text:span><text:span text:style-name="T6">بيان</text:span><text:span text:style-name="T9"> </text:span><text:span text:style-name="T6">شود.</text:span></text:p>
        </text:list-item>
        <text:list-item>
          <text:p text:style-name="P34"><text:span text:style-name="T6">موضوع</text:span><text:span text:style-name="T9"> </text:span><text:span text:style-name="T6">طرح</text:span><text:span text:style-name="T9"> </text:span><text:span text:style-name="T6">بايد: </text:span></text:p>
          <text:list>
            <text:list-item>
              <text:p text:style-name="P35"><text:span text:style-name="T6">قابليت</text:span><text:span text:style-name="T9"> </text:span><text:span text:style-name="T6">وارد</text:span><text:span text:style-name="T9"> </text:span><text:span text:style-name="T6">شدن</text:span><text:span text:style-name="T9"> </text:span><text:span text:style-name="T6">به</text:span><text:span text:style-name="T9"> </text:span><text:span text:style-name="T6">فرآيند</text:span><text:span text:style-name="T9"> </text:span><text:span text:style-name="T6">رشد</text:span><text:span text:style-name="T9"> </text:span><text:span text:style-name="T6">(در</text:span><text:span text:style-name="T9"> </text:span><text:span text:style-name="T6">ابتداي</text:span><text:span text:style-name="T9"> </text:span><text:span text:style-name="T6">دوره) و</text:span><text:span text:style-name="T9"> </text:span><text:span text:style-name="T6">دستيابي</text:span><text:span text:style-name="T9"> </text:span><text:span text:style-name="T6">به</text:span><text:span text:style-name="T9"> </text:span><text:span text:style-name="T6">رشد</text:span><text:span text:style-name="T9"> </text:span><text:span text:style-name="T6">منطقي</text:span><text:span text:style-name="T9"> </text:span><text:span text:style-name="T6">(مطابق</text:span><text:span text:style-name="T9"> </text:span><text:span text:style-name="T6">با</text:span><text:span text:style-name="T9"> </text:span><text:span text:style-name="T6">برنامه‌ي</text:span><text:span text:style-name="T9"> </text:span><text:span text:style-name="T6">زمان‌بندي</text:span><text:span text:style-name="T9"> </text:span><text:span text:style-name="T6">طرح) در</text:span><text:span text:style-name="T9"> </text:span><text:span text:style-name="T6">پايان</text:span><text:span text:style-name="T9"> </text:span><text:span text:style-name="T6">دوره‌ي</text:span><text:span text:style-name="T9"> </text:span><text:span text:style-name="T6">رشد</text:span><text:span text:style-name="T9"> </text:span><text:span text:style-name="T6">را</text:span><text:span text:style-name="T9"> </text:span><text:span text:style-name="T6">داشته</text:span><text:span text:style-name="T9"> </text:span><text:span text:style-name="T6">باشد.</text:span></text:p>
            </text:list-item>
            <text:list-item>
              <text:p text:style-name="P35"><text:span text:style-name="T6">بازار</text:span><text:span text:style-name="T9"> </text:span><text:span text:style-name="T6">مشخص،</text:span><text:span text:style-name="T9"> </text:span><text:span text:style-name="T6">قابل</text:span><text:span text:style-name="T9"> </text:span><text:span text:style-name="T6">دستيابي</text:span><text:span text:style-name="T9"> </text:span><text:span text:style-name="T6">و</text:span><text:span text:style-name="T9"> </text:span><text:span text:style-name="T6">با</text:span><text:span text:style-name="T9"> </text:span><text:span text:style-name="T6">بازده</text:span><text:span text:style-name="T9"> </text:span><text:span text:style-name="T6">اقتصادي</text:span><text:span text:style-name="T9"> </text:span><text:span text:style-name="T6">منطقي</text:span><text:span text:style-name="T9"> </text:span><text:span text:style-name="T6">داشته</text:span><text:span text:style-name="T9"> </text:span><text:span text:style-name="T6">باشد.</text:span></text:p>
            </text:list-item>
            <text:list-item>
              <text:p text:style-name="P35"><text:span text:style-name="T6">قابليت</text:span><text:span text:style-name="T9"> </text:span><text:span text:style-name="T6">توليد</text:span><text:span text:style-name="T9"> </text:span><text:span text:style-name="T6">درآمد</text:span><text:span text:style-name="T9"> </text:span><text:span text:style-name="T6">اقتصادي</text:span><text:span text:style-name="T9"> </text:span><text:span text:style-name="T6">کافي</text:span><text:span text:style-name="T9"> </text:span><text:span text:style-name="T6">براي</text:span><text:span text:style-name="T9"> </text:span><text:span text:style-name="T6">فعاليت</text:span><text:span text:style-name="T9"> </text:span><text:span text:style-name="T6">مستقل</text:span><text:span text:style-name="T9"> </text:span><text:span text:style-name="T6">(خارج</text:span><text:span text:style-name="T9"> </text:span><text:span text:style-name="T6">از</text:span><text:span text:style-name="T9"> </text:span><text:span text:style-name="T6">مرکز</text:span><text:span text:style-name="T9"> </text:span><text:span text:style-name="T6">رشد) همراه</text:span><text:span text:style-name="T9"> </text:span><text:span text:style-name="T6">با</text:span><text:span text:style-name="T9"> </text:span><text:span text:style-name="T6">سود</text:span><text:span text:style-name="T9"> </text:span><text:span text:style-name="T6">منطقي</text:span><text:span text:style-name="T9"> </text:span><text:span text:style-name="T6">را</text:span><text:span text:style-name="T9"> </text:span><text:span text:style-name="T6">داشته</text:span><text:span text:style-name="T9"> </text:span><text:span text:style-name="T6">باشد.</text:span></text:p>
            </text:list-item>
            <text:list-item>
              <text:p text:style-name="P35"><text:span text:style-name="T6">تکراري</text:span><text:span text:style-name="T9"> </text:span><text:span text:style-name="T6">نباشد. نوعي</text:span><text:span text:style-name="T9"> </text:span><text:span text:style-name="T6">نوآوري</text:span><text:span text:style-name="T9"> </text:span><text:span text:style-name="T6">بايد</text:span><text:span text:style-name="T9"> </text:span><text:span text:style-name="T6">در</text:span><text:span text:style-name="T9"> </text:span><text:span text:style-name="T6">طرح</text:span><text:span text:style-name="T9"> </text:span><text:span text:style-name="T6">وجود</text:span><text:span text:style-name="T9"> </text:span><text:span text:style-name="T6">داشته</text:span><text:span text:style-name="T9"> </text:span><text:span text:style-name="T6">باشد. از</text:span><text:span text:style-name="T9"> </text:span><text:span text:style-name="T6">ديدگاه</text:span><text:span text:style-name="T9"> </text:span><text:span text:style-name="T6">فرآيند</text:span><text:span text:style-name="T9"> </text:span><text:span text:style-name="T6">توليد</text:span><text:span text:style-name="T9"> </text:span><text:span text:style-name="T6">محصول،</text:span><text:span text:style-name="T9"> </text:span><text:span text:style-name="T6">نوآوري</text:span><text:span text:style-name="T9"> </text:span><text:span text:style-name="T6">مي‌تواند</text:span><text:span text:style-name="T9"> </text:span><text:span text:style-name="T6">در</text:span><text:span text:style-name="T9"> </text:span><text:span text:style-name="T6">منابع،</text:span><text:span text:style-name="T9"> </text:span><text:span text:style-name="T6">فرآيند</text:span><text:span text:style-name="T9"> </text:span><text:span text:style-name="T6">توليد</text:span><text:span text:style-name="T9"> </text:span><text:span text:style-name="T6">يا</text:span><text:span text:style-name="T9"> </text:span><text:span text:style-name="T6">محصول</text:span><text:span text:style-name="T9"> </text:span><text:span text:style-name="T6">رخ</text:span><text:span text:style-name="T9"> </text:span><text:span text:style-name="T6">دهد. از</text:span><text:span text:style-name="T9"> </text:span><text:span text:style-name="T6">ديدگاه</text:span><text:span text:style-name="T9"> </text:span><text:span text:style-name="T6">محدوده‌ي</text:span><text:span text:style-name="T9"> </text:span><text:span text:style-name="T6">توليد/ مصرف</text:span><text:span text:style-name="T9"> </text:span><text:span text:style-name="T6">محصول،توليد</text:span><text:span text:style-name="T9"> </text:span><text:span text:style-name="T6">محصولي</text:span><text:span text:style-name="T9"> </text:span><text:span text:style-name="T6">که</text:span><text:span text:style-name="T9"> </text:span><text:span text:style-name="T6">مشابه</text:span><text:span text:style-name="T9"> </text:span><text:span text:style-name="T6">خارجي</text:span><text:span text:style-name="T9"> </text:span><text:span text:style-name="T6">دارد</text:span><text:span text:style-name="T9"> </text:span><text:span text:style-name="T6">اما</text:span><text:span text:style-name="T9"> </text:span><text:span text:style-name="T6">در</text:span><text:span text:style-name="T9"> </text:span><text:span text:style-name="T6">داخل</text:span><text:span text:style-name="T9"> </text:span><text:span text:style-name="T6">توليد</text:span><text:span text:style-name="T9"> </text:span><text:span text:style-name="T6">نمي‌شود</text:span><text:span text:style-name="T9"> </text:span><text:span text:style-name="T6">(يا</text:span><text:span text:style-name="T9"> </text:span><text:span text:style-name="T6">احتمالاٌ</text:span><text:span text:style-name="T9"> </text:span><text:span text:style-name="T6">مصرف</text:span><text:span text:style-name="T9"> </text:span><text:span text:style-name="T6">داخلي</text:span><text:span text:style-name="T9"> </text:span><text:span text:style-name="T6">را</text:span><text:span text:style-name="T9"> </text:span><text:span text:style-name="T6">تأمين</text:span><text:span text:style-name="T9"> </text:span><text:span text:style-name="T6">نمي‌کند) نيز</text:span><text:span text:style-name="T9"> </text:span><text:span text:style-name="T6">مي‌تواند</text:span><text:span text:style-name="T9"> </text:span><text:span text:style-name="T6">نوآوري</text:span><text:span text:style-name="T9"> </text:span><text:span text:style-name="T6">در</text:span><text:span text:style-name="T9"> </text:span><text:span text:style-name="T6">نظر</text:span><text:span text:style-name="T9"> </text:span><text:span text:style-name="T6">گرفته</text:span><text:span text:style-name="T9"> </text:span><text:span text:style-name="T6">شود.</text:span></text:p>
            </text:list-item>
            <text:list-item>
              <text:p text:style-name="P36"><text:span text:style-name="T2">اگر</text:span><text:span text:style-name="T4"> </text:span><text:span text:style-name="T2">چه</text:span><text:span text:style-name="T4"> </text:span><text:span text:style-name="T2">فعاليت</text:span><text:span text:style-name="T4"> </text:span><text:span text:style-name="T2">در</text:span><text:span text:style-name="T4"> </text:span><text:span text:style-name="T2">مرکز</text:span><text:span text:style-name="T4"> </text:span><text:span text:style-name="T2">رشد</text:span><text:span text:style-name="T4"> </text:span><text:span text:style-name="T2">آميخته</text:span><text:span text:style-name="T4"> </text:span><text:span text:style-name="T2">با</text:span><text:span text:style-name="T4"> </text:span><text:span text:style-name="T2">تحقيق</text:span><text:span text:style-name="T4"> </text:span><text:span text:style-name="T2">است،</text:span><text:span text:style-name="T4"> </text:span><text:span text:style-name="T2">اما</text:span><text:span text:style-name="T4"> </text:span><text:span text:style-name="T2">در</text:span><text:span text:style-name="T4"> </text:span><text:span text:style-name="T2">مرکز</text:span><text:span text:style-name="T4"> </text:span><text:span text:style-name="T2">رشد</text:span><text:span text:style-name="T4"> </text:span><text:span text:style-name="T2">فرصتي</text:span><text:span text:style-name="T4"> </text:span><text:span text:style-name="T2">براي</text:span><text:span text:style-name="T4"> </text:span><text:span text:style-name="T2">تحقيق</text:span><text:span text:style-name="T4"> </text:span><text:span text:style-name="T2">در</text:span><text:span text:style-name="T4"> </text:span><text:span text:style-name="T2">مورد</text:span><text:span text:style-name="T4"> </text:span><text:span text:style-name="T2">امکان‌پذير</text:span><text:span text:style-name="T4"> </text:span><text:span text:style-name="T2">بودن</text:span><text:span text:style-name="T4"> </text:span><text:span text:style-name="T2">موضوع</text:span><text:span text:style-name="T4"> </text:span><text:span text:style-name="T2">طرح</text:span><text:span text:style-name="T4"> </text:span><text:span text:style-name="T2">وجود</text:span><text:span text:style-name="T4"> </text:span><text:span text:style-name="T2">نخواهد</text:span><text:span text:style-name="T4"> </text:span><text:span text:style-name="T2">داشت. شروع</text:span><text:span text:style-name="T4"> </text:span><text:span text:style-name="T2">کار</text:span><text:span text:style-name="T4"> </text:span><text:span text:style-name="T2">ترجيحا</text:span><text:span text:style-name="T4"> </text:span><text:span text:style-name="T2">با</text:span><text:span text:style-name="T4"> </text:span><text:span text:style-name="T2">در</text:span><text:span text:style-name="T4"> </text:span><text:span text:style-name="T2">اختيار</text:span><text:span text:style-name="T4"> </text:span><text:span text:style-name="T2">داشتن</text:span><text:span text:style-name="T4"> </text:span><text:span text:style-name="T2">نمونه‌ي</text:span><text:span text:style-name="T4"> </text:span><text:span text:style-name="T2">اوليه‌ي</text:span><text:span text:style-name="T4"> </text:span><text:span text:style-name="T2">محصول</text:span><text:span text:style-name="T4"> </text:span><text:span text:style-name="T2">آغاز</text:span><text:span text:style-name="T4"> </text:span><text:span text:style-name="T2">مي‌شود. در</text:span><text:span text:style-name="T4"> </text:span><text:span text:style-name="T2">غير</text:span><text:span text:style-name="T4"> </text:span><text:span text:style-name="T2">اين‌صورت</text:span><text:span text:style-name="T4"> </text:span><text:span text:style-name="T2">بايد</text:span><text:span text:style-name="T4"> </text:span><text:span text:style-name="T2">حداقل</text:span><text:span text:style-name="T4"> </text:span><text:span text:style-name="T2">اطلاعات</text:span><text:span text:style-name="T4"> </text:span><text:span text:style-name="T2">فني</text:span><text:span text:style-name="T4"> </text:span><text:span text:style-name="T2">طرح</text:span><text:span text:style-name="T4"> </text:span><text:span text:style-name="T2">در</text:span><text:span text:style-name="T4"> </text:span><text:span text:style-name="T2">حد</text:span><text:span text:style-name="T4"> </text:span><text:span text:style-name="T2">توليد</text:span><text:span text:style-name="T4"> </text:span><text:span text:style-name="T2">نمونه‌ي</text:span><text:span text:style-name="T4"> </text:span><text:span text:style-name="T2">اوليه</text:span><text:span text:style-name="T4"> </text:span><text:span text:style-name="T2">در</text:span><text:span text:style-name="T4"> </text:span><text:span text:style-name="T2">اختيار</text:span><text:span text:style-name="T4"> </text:span><text:span text:style-name="T2">متقاضي</text:span><text:span text:style-name="T4"> </text:span><text:span text:style-name="T2">باشد. </text:span></text:p>
            </text:list-item>
          </text:list>
        </text:list-item>
      </text:list>
      <text:p text:style-name="P37">2- مشخصات طرح (ايده محوري):<text:line-break/>2-1 عنوان ايده محوري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4"><text:span text:style-name="T44">به</text:span><text:span text:style-name="T46"> </text:span><text:span text:style-name="T44">فارسي</text:span></text:p>
          </table:table-cell>
          <table:table-cell table:style-name="Table2.B1" office:value-type="string">
            <text:p text:style-name="P75">هوشمند سازی بازیافت زباله ( سایت، اپلیکیشن و سخت‌افزار مجهز به الگوریتم های هوش مصنوعی)</text:p>
          </table:table-cell>
        </table:table-row>
        <text:soft-page-break/>
        <table:table-row table:style-name="Table2.1">
          <table:table-cell table:style-name="Table2.A2" office:value-type="string">
            <text:p text:style-name="P74"><text:span text:style-name="T44">به</text:span><text:span text:style-name="T46"> </text:span><text:span text:style-name="T44">انگليسي</text:span></text:p>
          </table:table-cell>
          <table:table-cell table:style-name="Table2.B2" office:value-type="string">
            <text:p text:style-name="P76">Waste recycling intelligence (site, application and hardware equipped with artificial intelligence algorithms)</text:p>
          </table:table-cell>
        </table:table-row>
      </table:table>
      <text:p text:style-name="P38">2-2 کليدواژگان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4"><text:span text:style-name="T44">به</text:span><text:span text:style-name="T46"> </text:span><text:span text:style-name="T44">فارسي</text:span></text:p>
          </table:table-cell>
          <table:table-cell table:style-name="Table3.B1" office:value-type="string">
            <text:p text:style-name="P75">بازیافت زباله، سایت، اپلیکیشن، هوش مصنوعی، سطل زباله</text:p>
          </table:table-cell>
        </table:table-row>
        <table:table-row table:style-name="Table3.1">
          <table:table-cell table:style-name="Table3.A2" office:value-type="string">
            <text:p text:style-name="P74"><text:span text:style-name="T44">به</text:span><text:span text:style-name="T46"> </text:span><text:span text:style-name="T44">انگليسي</text:span></text:p>
          </table:table-cell>
          <table:table-cell table:style-name="Table3.B2" office:value-type="string">
            <text:p text:style-name="P76">Waste recycling, site, application, artificial intelligence, trash</text:p>
          </table:table-cell>
        </table:table-row>
      </table:table>
      <text:p text:style-name="P39"/>
      <text:p text:style-name="P39"/>
      <text:p text:style-name="P41"><text:span text:style-name="T30">2-3 محور</text:span><text:span text:style-name="T32"> </text:span><text:span text:style-name="T30">ايده:</text:span></text:p>
      <text:p text:style-name="P40">این طرح <text:span text:style-name="T47">در زمینه ایجاد</text:span> فضایی برای <text:span text:style-name="T47">مدیریت،</text:span> خرید و فروش مواد ضایعات و پسماند های شهری می باشد. برای اینکار از طریق سایت و اپلیکیشن (مشابه سایت دیوار)و <text:s/>سخت‌افزار مجهز به الگوریتم های هوش مصنوعی (‌سطل زباله هوشمند و ...) برخی خدمات‌ مانند آگهی فروش و خرید مواد ضایعاتی و برخی آموزش هایی در زمینه پسماند،‌ به متقاضیان ارایه می گردد.</text:p>
      <text:p text:style-name="P41"/>
      <text:p text:style-name="P41"/>
      <text:list xml:id="list500253124" text:style-name="WW8Num19">
        <text:list-item>
          <text:p text:style-name="P52">فناوري اطلاعات و ارتباطات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8"><text:span text:style-name="T19">{</text:span><text:span text:style-name="T14"> </text:span><text:span text:style-name="T22">فناوری</text:span><text:span text:style-name="T23"> </text:span><text:span text:style-name="T22">اطلاعات</text:span><text:span text:style-name="T23"> </text:span><text:span text:style-name="T22">و</text:span><text:span text:style-name="T23"> </text:span><text:span text:style-name="T22">ارتباطات</text:span><text:span text:style-name="T23"> <text:s text:c="2"/></text:span></text:p>
          </table:table-cell>
          <table:table-cell table:style-name="Table4.A1" office:value-type="string">
            <text:p text:style-name="P18"><text:span text:style-name="T48">‌</text:span><text:span text:style-name="T18"></text:span><text:span text:style-name="T14"> </text:span><text:span text:style-name="T34">سامانه</text:span><text:span text:style-name="T36"> </text:span><text:span text:style-name="T34">هوشمند</text:span><text:span text:style-name="T36"> </text:span><text:span text:style-name="T34">حمل</text:span><text:span text:style-name="T36"> </text:span><text:span text:style-name="T34">و</text:span><text:span text:style-name="T36"> </text:span><text:span text:style-name="T34">نقل</text:span></text:p>
          </table:table-cell>
          <table:table-cell table:style-name="Table4.A1" office:value-type="string">
            <text:p text:style-name="P18"><text:span text:style-name="T18"></text:span><text:span text:style-name="T14"> </text:span><text:span text:style-name="T34">كنترل</text:span><text:span text:style-name="T36"> </text:span><text:span text:style-name="T34">ترافيك</text:span><text:span text:style-name="T36"> </text:span><text:span text:style-name="T34">(ITS)</text:span></text:p>
          </table:table-cell>
          <table:table-cell table:style-name="Table4.A1" office:value-type="string">
            <text:p text:style-name="P18"><text:span text:style-name="T18"></text:span><text:span text:style-name="T14"> </text:span><text:span text:style-name="T34">سیستم</text:span><text:span text:style-name="T36"> </text:span><text:span text:style-name="T34">اطلاعات</text:span><text:span text:style-name="T36"> </text:span><text:span text:style-name="T34">جغرافیایی</text:span><text:span text:style-name="T36"> </text:span><text:span text:style-name="T34">GIS</text:span></text:p>
          </table:table-cell>
          <table:table-cell table:style-name="Table4.A1" office:value-type="string">
            <text:p text:style-name="P18"><text:span text:style-name="T18"></text:span><text:span text:style-name="T14"> </text:span><text:span text:style-name="T34">مركز</text:span><text:span text:style-name="T36"> </text:span><text:span text:style-name="T34">داده‌‌ها</text:span><text:span text:style-name="T36"> </text:span><text:span text:style-name="T34">(Data-Center)</text:span></text:p>
          </table:table-cell>
        </table:table-row>
        <table:table-row table:style-name="Table4.1">
          <table:table-cell table:style-name="Table4.A1" table:number-columns-spanned="5" office:value-type="string">
            <text:p text:style-name="P18"><text:span text:style-name="T18"></text:span><text:span text:style-name="T14"> </text:span><text:span text:style-name="T2">ساير</text:span><text:span text:style-name="T16">(با</text:span><text:span text:style-name="T17"> </text:span><text:span text:style-name="T16">ذكر</text:span><text:span text:style-name="T17"> </text:span><text:span text:style-name="T16">مورد):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223544811813417" text:continue-numbering="true" text:style-name="WW8Num19">
        <text:list-item>
          <text:p text:style-name="P52">علوم مهندسي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<text:span text:style-name="T15"></text:span><text:span text:style-name="T18"></text:span><text:span text:style-name="T14"> </text:span><text:span text:style-name="T2">طراحی</text:span><text:span text:style-name="T4"> </text:span><text:span text:style-name="T2">صنعتی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رباتیک</text:span><text:span text:style-name="T4"> </text:span><text:span text:style-name="T2">و</text:span><text:span text:style-name="T4"> </text:span><text:span text:style-name="T2">اتوماسیون</text:span><text:span text:style-name="T10"> <text:s text:c="2"/>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هوا</text:span><text:span text:style-name="T4"> </text:span><text:span text:style-name="T2">فضا</text:span><text:span text:style-name="T10"> <text:s text:c="2"/></text:span></text:p>
          </table:table-cell>
          <table:table-cell table:style-name="Table5.A1" office:value-type="string">
            <text:p text:style-name="P8"><text:span text:style-name="T19">{</text:span><text:span text:style-name="T14"> </text:span><text:span text:style-name="T2">فناوری</text:span><text:span text:style-name="T4"> </text:span><text:span text:style-name="T2">زیستی</text:span><text:span text:style-name="T10"> <text:s text:c="2"/>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18"></text:span><text:span text:style-name="T4"> </text:span><text:span text:style-name="T2">فناوری</text:span><text:span text:style-name="T4"> </text:span><text:span text:style-name="T2">نانو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اپتیک</text:span><text:span text:style-name="T4"> </text:span><text:span text:style-name="T2">و</text:span><text:span text:style-name="T4"> </text:span><text:span text:style-name="T2">لیزر</text:span><text:span text:style-name="T10"> 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الکترونیک</text:span><text:span text:style-name="T4"> </text:span><text:span text:style-name="T2">و</text:span><text:span text:style-name="T4"> </text:span><text:span text:style-name="T2">مخابرات</text:span><text:span text:style-name="T10"> <text:s text:c="3"/>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بهینه‌سازی</text:span><text:span text:style-name="T4"> </text:span><text:span text:style-name="T2">انرژی</text:span><text:span text:style-name="T10"> <text:s text:c="4"/>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19">{</text:span><text:span text:style-name="T14"> </text:span><text:span text:style-name="T2">مدیریت</text:span><text:span text:style-name="T4"> </text:span><text:span text:style-name="T2">فناوری</text:span><text:span text:style-name="T10"> <text:s text:c="3"/>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مهندسی</text:span><text:span text:style-name="T4"> </text:span><text:span text:style-name="T2">سیستم</text:span><text:span text:style-name="T10"> <text:s text:c="3"/>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سازه‌های</text:span><text:span text:style-name="T4"> </text:span><text:span text:style-name="T2">نوین</text:span><text:span text:style-name="T10"> <text:s text:c="2"/></text:span></text:p>
          </table:table-cell>
          <table:table-cell table:style-name="Table5.A1" office:value-type="string">
            <text:p text:style-name="P8"><text:span text:style-name="T18"></text:span><text:span text:style-name="T14"> </text:span><text:span text:style-name="T2">ساير</text:span><text:span text:style-name="T16">(با</text:span><text:span text:style-name="T17"> </text:span><text:span text:style-name="T16">ذكر</text:span><text:span text:style-name="T17"> </text:span><text:span text:style-name="T16">مورد):</text:span></text:p>
          </table:table-cell>
        </table:table-row>
      </table:table>
      <text:list xml:id="list223544982576810" text:continue-numbering="true" text:style-name="WW8Num19">
        <text:list-item>
          <text:p text:style-name="P52">علوم اجتماعي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<text:span text:style-name="T15"></text:span><text:span text:style-name="T18"></text:span><text:span text:style-name="T2">گردشگري</text:span><text:span text:style-name="T10"> <text:s text:c="2"/></text:span></text:p>
          </table:table-cell>
          <table:table-cell table:style-name="Table6.A1" office:value-type="string">
            <text:p text:style-name="P8"><text:span text:style-name="T18"></text:span><text:span text:style-name="T14"> </text:span><text:span text:style-name="T2">زبان</text:span><text:span text:style-name="T4"> </text:span><text:span text:style-name="T2">خارجه</text:span></text:p>
          </table:table-cell>
          <table:table-cell table:style-name="Table6.A1" office:value-type="string">
            <text:p text:style-name="P8"><text:span text:style-name="T18"></text:span><text:span text:style-name="T14"> </text:span><text:span text:style-name="T2">علوم</text:span><text:span text:style-name="T4"> </text:span><text:span text:style-name="T2">قرآني</text:span></text:p>
          </table:table-cell>
          <table:table-cell table:style-name="Table6.A1" office:value-type="string">
            <text:p text:style-name="P8"><text:span text:style-name="T19">{</text:span><text:span text:style-name="T14"> </text:span><text:span text:style-name="T2">برنامه‌ريزي</text:span><text:span text:style-name="T4"> </text:span><text:span text:style-name="T2">شهري/ روستايي</text:span></text:p>
          </table:table-cell>
        </table:table-row>
        <table:table-row table:style-name="Table6.1">
          <table:table-cell table:style-name="Table6.A1" office:value-type="string">
            <text:p text:style-name="P8"><text:span text:style-name="T15"></text:span><text:span text:style-name="T18"></text:span><text:span text:style-name="T2">توليد</text:span><text:span text:style-name="T4"> </text:span><text:span text:style-name="T2">محتواي</text:span><text:span text:style-name="T4"> </text:span><text:span text:style-name="T2">كتاب</text:span></text:p>
          </table:table-cell>
          <table:table-cell table:style-name="Table6.A1" office:value-type="string">
            <text:p text:style-name="P8"><text:span text:style-name="T18"></text:span><text:span text:style-name="T14"> </text:span><text:span text:style-name="T31">مديريت</text:span><text:span text:style-name="T32"> </text:span><text:span text:style-name="T31">اجرايي</text:span></text:p>
          </table:table-cell>
          <table:table-cell table:style-name="Table6.A1" office:value-type="string">
            <text:p text:style-name="P8"><text:span text:style-name="T18"></text:span><text:span text:style-name="T14"> </text:span><text:span text:style-name="T31">مديريت</text:span><text:span text:style-name="T32"> </text:span><text:span text:style-name="T31">بازرگاني</text:span></text:p>
          </table:table-cell>
          <table:table-cell table:style-name="Table6.A1" office:value-type="string">
            <text:p text:style-name="P8"><text:span text:style-name="T18"></text:span><text:span text:style-name="T14"> </text:span><text:span text:style-name="T15">مديريت</text:span><text:span text:style-name="T14"> </text:span><text:span text:style-name="T15">سيستم</text:span></text:p>
          </table:table-cell>
        </table:table-row>
        <table:table-row table:style-name="Table6.1">
          <table:table-cell table:style-name="Table6.A1" table:number-columns-spanned="4" office:value-type="string">
            <text:p text:style-name="P8"><text:span text:style-name="T18"></text:span><text:span text:style-name="T14"> </text:span><text:span text:style-name="T2">ساير</text:span><text:span text:style-name="T16">(با</text:span><text:span text:style-name="T17"> </text:span><text:span text:style-name="T16">ذكر</text:span><text:span text:style-name="T17"> </text:span><text:span text:style-name="T16">مورد):</text:span></text:p>
          </table:table-cell>
          <table:covered-table-cell/>
          <table:covered-table-cell/>
          <table:covered-table-cell/>
        </table:table-row>
      </table:table>
      <text:p text:style-name="P42"><text:span text:style-name="T30">2-4 شرح</text:span><text:span text:style-name="T32"> </text:span><text:span text:style-name="T30">مختصري</text:span><text:span text:style-name="T32"> </text:span><text:span text:style-name="T30">از</text:span><text:span text:style-name="T32"> </text:span><text:span text:style-name="T30">طرح</text:span><text:span text:style-name="T32"> </text:span><text:span text:style-name="T35">(حداكثر</text:span><text:span text:style-name="T36"> </text:span><text:span text:style-name="T35">در</text:span><text:span text:style-name="T36"> </text:span><text:span text:style-name="T35">12 سطر):</text:span></text:p>
      <text:p text:style-name="P95"/>
      <text:p text:style-name="P40"><text:s text:c="2"/></text:p>
      <text:p text:style-name="P43"><text:span text:style-name="T30">2-5 مشخصات</text:span><text:span text:style-name="T32"> </text:span><text:span text:style-name="T30">فنی</text:span><text:span text:style-name="T32"> </text:span><text:span text:style-name="T30">طرح</text:span><text:span text:style-name="T32"> </text:span><text:span text:style-name="T35">(ويژگي‌های</text:span><text:span text:style-name="T36"> </text:span><text:span text:style-name="T35">محصول):</text:span></text:p>
      <text:p text:style-name="P96"><text:span text:style-name="T49">در این طرح در</text:span><text:span text:style-name="T50"> مرحله اول</text:span><text:span text:style-name="T49"> با استفاده از</text:span><text:span text:style-name="T50"> اسکریپت های مدیریت آگهی</text:span><text:span text:style-name="T49"> </text:span><text:span text:style-name="T56">(</text:span><text:span text:style-name="T49">نمونه های </text:span><text:a xlink:type="simple" xlink:href="https://www.google.com/search?q=اسکریپت+های+رایگان+مدیریت+آگهی&amp;sxsrf=ALeKk03KlGmHFK33-bjROPrz6p_2hafhew:1620297994879&amp;source=lnms&amp;tbm=isch&amp;sa=X&amp;ved=2ahUKEwjIuaiz8LTwAhVTahUIHbUvDxAQ_AUoAXoECAEQAw&amp;biw=2058&amp;bih=986" text:style-name="Internet_20_link" text:visited-style-name="Visited_20_Internet_20_Link"><text:span text:style-name="Internet_20_link"><text:span text:style-name="T49">۱</text:span></text:span></text:a><text:span text:style-name="T49"> و </text:span><text:a xlink:type="simple" xlink:href="https://www.google.com/search?q=افزونه+مدیریت+آگهی+ورد+پرس&amp;sxsrf=ALeKk01ODAwSX1LPefY_Vy-NIEHfdfeoyw:1620298031023&amp;source=lnms&amp;tbm=isch&amp;sa=X&amp;ved=2ahUKEwjIusbE8LTwAhVVShUIHXZcBv0Q_AUoAXoECAEQAw&amp;biw=2058&amp;bih=986" text:style-name="Internet_20_link" text:visited-style-name="Visited_20_Internet_20_Link"><text:span text:style-name="Internet_20_link"><text:span text:style-name="T49">۲</text:span></text:span></text:a><text:span text:style-name="T56">)</text:span><text:span text:style-name="T49">، سایتی مشابه </text:span><text:a xlink:type="simple" xlink:href="https://divar.ir/s/tehran" text:style-name="Internet_20_link" text:visited-style-name="Visited_20_Internet_20_Link"><text:span text:style-name="Internet_20_link">سایت</text:span></text:a><text:a xlink:type="simple" xlink:href="https://divar.ir/s/tehran" text:style-name="Internet_20_link" text:visited-style-name="Visited_20_Internet_20_Link"><text:span text:style-name="Internet_20_link"> دیوار </text:span></text:a><text:span text:style-name="T49">برای </text:span><text:span text:style-name="T50">خرید و فروش پسماند</text:span><text:span text:style-name="T49"> ارائه شده و در</text:span><text:span text:style-name="T50"> مرحله بعدی اپلیکیشن</text:span><text:span text:style-name="T49"> این سایت طراحی می گردد</text:span><text:span text:style-name="T56">.</text:span></text:p>
      <text:p text:style-name="P91"><text:soft-page-break/><text:span text:style-name="T49">با توجه به</text:span><text:span text:style-name="T50"> تقاضای احتمالی پایین برای استفاده از این پلتفرم </text:span><text:span text:style-name="T49">و با </text:span><text:span text:style-name="T50">هدف افزایش سرمایه و حس همکاری</text:span><text:span text:style-name="T49"> در مشتریان از مکانیزم های زیر نیز استفاده می گردد</text:span><text:span text:style-name="T57">:</text:span></text:p>
      <text:p text:style-name="P92"/>
      <text:list xml:id="list1272453311" text:style-name="WW8Num5">
        <text:list-item>
          <text:p text:style-name="P90"><text:span text:style-name="T50">پول درون برنامه‌ای</text:span><text:span text:style-name="T49"> و </text:span><text:span text:style-name="T50">واگذاری بخشی از سهام شرکت</text:span><text:span text:style-name="T49"> برای تامین پشتوانه پول درون برنامه‌ای </text:span></text:p>
        </text:list-item>
        <text:list-item>
          <text:p text:style-name="P93">سامانه پرسش و پاسخ</text:p>
        </text:list-item>
        <text:list-item>
          <text:p text:style-name="P90"><text:span text:style-name="T49">انتشار</text:span><text:span text:style-name="T50"> کدهای سایت و اپلیکیشن </text:span><text:span text:style-name="T58">(</text:span><text:span text:style-name="T59"> </text:span><text:span text:style-name="T49">بر اساس مجوز های</text:span><text:span text:style-name="T50"> </text:span><text:span text:style-name="T59">O</text:span><text:span text:style-name="T57">pen-Source‌)</text:span></text:p>
        </text:list-item>
        <text:list-item>
          <text:p text:style-name="P94"><text:span text:style-name="T47">ارایه</text:span> الگوریتم های هوش مصنوعی در برخی از سخت افزارهای الکترونیکی کم هزینه مانند الگوریتم های تولید موسیقی و اینترنت اشیا (IOT) در سطل زباله هوشمند، پردازش تصاویر برای تشخیص زباله و …</text:p>
          <text:p text:style-name="P94"/>
        </text:list-item>
      </text:list>
      <text:p text:style-name="P43"><text:span text:style-name="T30">2-6 روش</text:span><text:span text:style-name="T32"> </text:span><text:span text:style-name="T30">توليد</text:span><text:span text:style-name="T32"> </text:span><text:span text:style-name="T30">محصول</text:span><text:span text:style-name="T32"> </text:span><text:span text:style-name="T30">يا</text:span><text:span text:style-name="T32"> </text:span><text:span text:style-name="T30">ارائه</text:span><text:span text:style-name="T32"> </text:span><text:span text:style-name="T30">خدمت:</text:span></text:p>
      <text:p text:style-name="P44"/>
      <text:p text:style-name="P43"><text:span text:style-name="T30">2-7 آيا</text:span><text:span text:style-name="T32"> </text:span><text:span text:style-name="T30">نمونه</text:span><text:span text:style-name="T32"> </text:span><text:span text:style-name="T30">داخلي</text:span><text:span text:style-name="T32"> </text:span><text:span text:style-name="T30">يا</text:span><text:span text:style-name="T32"> </text:span><text:span text:style-name="T30">خارجی</text:span><text:span text:style-name="T32"> </text:span><text:span text:style-name="T30">اين</text:span><text:span text:style-name="T32"> </text:span><text:span text:style-name="T30">محصول</text:span><text:span text:style-name="T32"> </text:span><text:span text:style-name="T30">در</text:span><text:span text:style-name="T32"> </text:span><text:span text:style-name="T30">كشور</text:span><text:span text:style-name="T32"> </text:span><text:span text:style-name="T30">موجود</text:span><text:span text:style-name="T32"> </text:span><text:span text:style-name="T30">است؟</text:span><text:span text:style-name="T35">(شرح</text:span><text:span text:style-name="T36"> </text:span><text:span text:style-name="T35">دهيد)</text:span></text:p>
      <text:p text:style-name="P45"/>
      <text:p text:style-name="P47">2-8 ميزان پيشرفت طرح: </text:p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17"><text:span text:style-name="T20">{</text:span><text:span text:style-name="T63"> </text:span><text:span text:style-name="T2">تعريف</text:span><text:span text:style-name="T4"> </text:span><text:span text:style-name="T2">ايده</text:span><text:span text:style-name="T4"> </text:span><text:span text:style-name="T2">و</text:span><text:span text:style-name="T4"> </text:span><text:span text:style-name="T2">طراحی</text:span><text:span text:style-name="T4"> </text:span><text:span text:style-name="T2">محصول</text:span><text:span text:style-name="T63"> <text:s text:c="2"/></text:span></text:p>
          </table:table-cell>
          <table:table-cell table:style-name="Table7.A1" office:value-type="string">
            <text:p text:style-name="P17"><text:span text:style-name="T20">{</text:span><text:span text:style-name="T63"> </text:span><text:span text:style-name="T2">تدوين</text:span><text:span text:style-name="T4"> </text:span><text:span text:style-name="T2">دانش‌</text:span><text:span text:style-name="T4"> </text:span><text:span text:style-name="T2">فنی</text:span><text:span text:style-name="T63"> <text:s text:c="2"/></text:span></text:p>
          </table:table-cell>
          <table:table-cell table:style-name="Table7.A1" office:value-type="string">
            <text:p text:style-name="P17"><text:span text:style-name="T20">{</text:span><text:span text:style-name="T63"> </text:span><text:span text:style-name="T2">نمونه‌سازی</text:span><text:span text:style-name="T63"> <text:s text:c="2"/></text:span></text:p>
          </table:table-cell>
        </table:table-row>
        <table:table-row table:style-name="Table7.1">
          <table:table-cell table:style-name="Table7.A1" office:value-type="string">
            <text:p text:style-name="P17"><text:span text:style-name="T18"></text:span><text:span text:style-name="T14"> </text:span><text:span text:style-name="T2">تدوين</text:span><text:span text:style-name="T4"> </text:span><text:span text:style-name="T2">طرح</text:span><text:span text:style-name="T4"> </text:span><text:span text:style-name="T2">تجاری</text:span><text:span text:style-name="T4"> <text:s text:c="2"/></text:span></text:p>
          </table:table-cell>
          <table:table-cell table:style-name="Table7.A1" office:value-type="string">
            <text:p text:style-name="P17"><text:span text:style-name="T18"></text:span><text:span text:style-name="T4"> </text:span><text:span text:style-name="T2">توليد</text:span><text:span text:style-name="T4"> </text:span><text:span text:style-name="T2">نيمه‌صنعتی</text:span></text:p>
          </table:table-cell>
          <table:table-cell table:style-name="Table7.A1" office:value-type="string">
            <text:p text:style-name="P17"><text:span text:style-name="T18"></text:span><text:span text:style-name="T62"> </text:span><text:span text:style-name="T2">بازاريابي</text:span><text:span text:style-name="T4"> </text:span><text:span text:style-name="T2">و</text:span><text:span text:style-name="T4"> </text:span><text:span text:style-name="T2">جذب</text:span><text:span text:style-name="T4"> </text:span><text:span text:style-name="T2">مشارکت</text:span><text:span text:style-name="T4"> </text:span><text:span text:style-name="T2">مالي</text:span><text:span text:style-name="T62"> <text:s text:c="5"/></text:span></text:p>
          </table:table-cell>
        </table:table-row>
        <table:table-row table:style-name="Table7.1">
          <table:table-cell table:style-name="Table7.A1" table:number-columns-spanned="3" office:value-type="string">
            <text:p text:style-name="P17"><text:span text:style-name="T18"></text:span><text:span text:style-name="T14"> </text:span><text:span text:style-name="T2">ساير</text:span><text:span text:style-name="T16">(با</text:span><text:span text:style-name="T17"> </text:span><text:span text:style-name="T16">ذكر</text:span><text:span text:style-name="T17"> </text:span><text:span text:style-name="T16">مورد):</text:span></text:p>
          </table:table-cell>
          <table:covered-table-cell/>
          <table:covered-table-cell/>
        </table:table-row>
      </table:table>
      <text:p text:style-name="P51"><text:span text:style-name="T30">2-9 معرفی</text:span><text:span text:style-name="T32"> </text:span><text:span text:style-name="T30">بازار</text:span><text:span text:style-name="T32"> </text:span><text:span text:style-name="T30">هدف</text:span><text:span text:style-name="T32"> </text:span><text:span text:style-name="T30">و</text:span><text:span text:style-name="T32"> </text:span><text:span text:style-name="T30">مشتريان:</text:span></text:p>
      <text:p text:style-name="P47"/>
      <text:p text:style-name="P53">خریدار ها و فروشنده های مواد ضایعات و پسماند های شهری، روستایی</text:p>
      <text:p text:style-name="P53"/>
      <text:p text:style-name="P53">خیریه ها و سازمان های درگیر در بازیافت زباله ( استانی و ...)</text:p>
      <text:p text:style-name="P53"/>
      <text:p text:style-name="P53"><text:s/>علاقه‌مندان به تکنولوژی های نوین</text:p>
      <text:p text:style-name="P53"><text:s/>و حفظ محیط زیست ( هوش </text:p>
      <text:p text:style-name="P53">مصنوعی و ...)</text:p>
      <text:p text:style-name="P53"/>
      <text:p text:style-name="P53"/>
      <text:p text:style-name="P49"><text:span text:style-name="T30">2-10 معرفی</text:span><text:span text:style-name="T32"> </text:span><text:span text:style-name="T30">رقبا</text:span><text:span text:style-name="T32"> </text:span><text:span text:style-name="T30">و</text:span><text:span text:style-name="T32"> </text:span><text:span text:style-name="T30">مزايای</text:span><text:span text:style-name="T32"> </text:span><text:span text:style-name="T30">رقابتی</text:span><text:span text:style-name="T32"> </text:span><text:span text:style-name="T30">و</text:span><text:span text:style-name="T32"> </text:span><text:span text:style-name="T30">ميزان</text:span><text:span text:style-name="T32"> </text:span><text:span text:style-name="T30">عرضه</text:span><text:span text:style-name="T32"> </text:span><text:span text:style-name="T30">در</text:span><text:span text:style-name="T32"> </text:span><text:span text:style-name="T30">بازار:</text:span></text:p>
      <text:p text:style-name="P46"/>
      <text:p text:style-name="P54"/>
      <text:p text:style-name="P49"><text:span text:style-name="T30">2-11 مشخصات</text:span><text:span text:style-name="T32"> </text:span><text:span text:style-name="T30">برجسته</text:span><text:span text:style-name="T32"> </text:span><text:span text:style-name="T30">محصول:</text:span></text:p>
      <text:p text:style-name="P48"/>
      <text:p text:style-name="P46"/>
      <text:p text:style-name="P28"/>
      <text:p text:style-name="P50"><text:span text:style-name="T30">2-12 نوآوري‌هاي‌</text:span><text:span text:style-name="T32"> </text:span><text:span text:style-name="T30">موجود</text:span><text:span text:style-name="T32"> </text:span><text:span text:style-name="T30">در</text:span><text:span text:style-name="T32"> </text:span><text:span text:style-name="T30">محصول:</text:span></text:p>
      <text:p text:style-name="P50"><text:span text:style-name="T30">2-13 گواهينامه‌ها</text:span><text:span text:style-name="T32"> </text:span><text:span text:style-name="T30">و</text:span><text:span text:style-name="T32"> </text:span><text:span text:style-name="T30">تاييديه‌های</text:span><text:span text:style-name="T32"> </text:span><text:span text:style-name="T30">کسب‌شده</text:span><text:span text:style-name="T32"> </text:span><text:span text:style-name="T30">محصول:</text:span></text:p>
      <text:p text:style-name="P29"/>
      <text:p text:style-name="P6"><text:span text:style-name="T65">3- مشخصات</text:span><text:span text:style-name="T10"> </text:span><text:span text:style-name="T65">گروه‌</text:span><text:span text:style-name="T10"> </text:span><text:span text:style-name="T65">کاري:</text:span></text:p>
      <text:list xml:id="list1620344452" text:style-name="WW8Num9">
        <text:list-item>
          <text:list>
            <text:list-item>
              <text:p text:style-name="P55"><text:soft-page-break/>مشخصات فردي: 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column table:style-name="Table8.N"/>
        <table:table-row table:style-name="Table8.1">
          <table:table-cell table:style-name="Table8.A1" table:number-rows-spanned="2" office:value-type="string">
            <text:p text:style-name="P19">رديف</text:p>
          </table:table-cell>
          <table:table-cell table:style-name="Table8.B1" table:number-rows-spanned="2" office:value-type="string">
            <text:p text:style-name="P20"><text:span text:style-name="T64">نام</text:span><text:span text:style-name="T66"> </text:span><text:span text:style-name="T64">و</text:span><text:span text:style-name="T66"> </text:span><text:span text:style-name="T64">نام</text:span><text:span text:style-name="T66"> </text:span><text:span text:style-name="T64">خانوادگي</text:span></text:p>
          </table:table-cell>
          <table:table-cell table:style-name="Table8.B1" table:number-rows-spanned="2" office:value-type="string">
            <text:p text:style-name="P20"><text:span text:style-name="T64">كد</text:span><text:span text:style-name="T66"> </text:span><text:span text:style-name="T64">ملي</text:span><text:span text:style-name="T66"> </text:span></text:p>
          </table:table-cell>
          <table:table-cell table:style-name="Table8.B1" table:number-rows-spanned="2" office:value-type="string">
            <text:p text:style-name="P20"><text:span text:style-name="T64">مدرک</text:span><text:span text:style-name="T66"> </text:span><text:span text:style-name="T64">تحصيلي</text:span><text:span text:style-name="T66"> </text:span></text:p>
          </table:table-cell>
          <table:table-cell table:style-name="Table8.B1" table:number-rows-spanned="2" office:value-type="string">
            <text:p text:style-name="P20"><text:span text:style-name="T64">رشته</text:span><text:span text:style-name="T66"> </text:span><text:span text:style-name="T64">تحصيلي</text:span><text:span text:style-name="T66"> </text:span></text:p>
          </table:table-cell>
          <table:table-cell table:style-name="Table8.B1" table:number-rows-spanned="2" office:value-type="string">
            <text:p text:style-name="P25"><text:span text:style-name="T21">محل</text:span><text:span text:style-name="T18"> </text:span><text:span text:style-name="T21">اخذ</text:span><text:span text:style-name="T18"> </text:span><text:span text:style-name="T21">آخرين</text:span><text:span text:style-name="T18"> </text:span><text:span text:style-name="T21">مدرک</text:span><text:span text:style-name="T18"> </text:span></text:p>
          </table:table-cell>
          <table:table-cell table:style-name="Table8.B1" table:number-rows-spanned="2" office:value-type="string">
            <text:p text:style-name="P20"><text:span text:style-name="T64">تجربه</text:span><text:span text:style-name="T66"> </text:span><text:span text:style-name="T64">کاري</text:span></text:p>
            <text:p text:style-name="P20"><text:span text:style-name="T64">(زمينه‌هاي</text:span><text:span text:style-name="T66"> </text:span><text:span text:style-name="T64">تخصصي)</text:span></text:p>
          </table:table-cell>
          <table:table-cell table:style-name="Table8.B1" table:number-rows-spanned="2" office:value-type="string">
            <text:p text:style-name="P25"><text:span text:style-name="T21">سمت</text:span><text:span text:style-name="T18"> </text:span><text:span text:style-name="T21">در</text:span><text:span text:style-name="T18"> </text:span><text:span text:style-name="T21">واحد</text:span><text:span text:style-name="T18"> </text:span><text:span text:style-name="T21">فناور</text:span><text:span text:style-name="T67">٭</text:span></text:p>
          </table:table-cell>
          <table:table-cell table:style-name="Table8.B1" table:number-columns-spanned="2" office:value-type="string">
            <text:p text:style-name="P20"><text:span text:style-name="T64">نوع</text:span><text:span text:style-name="T66"> </text:span><text:span text:style-name="T64">همکاري</text:span></text:p>
          </table:table-cell>
          <table:covered-table-cell/>
          <table:table-cell table:style-name="Table8.B1" table:number-rows-spanned="2" office:value-type="string">
            <text:p text:style-name="P20"><text:span text:style-name="T64">سال</text:span><text:span text:style-name="T66"> </text:span><text:span text:style-name="T64">تولد</text:span></text:p>
          </table:table-cell>
          <table:table-cell table:style-name="Table8.B1" table:number-rows-spanned="2" office:value-type="string">
            <text:p text:style-name="P25"><text:span text:style-name="T21">وضعيت</text:span><text:span text:style-name="T18"> </text:span><text:span text:style-name="T21">نظام</text:span><text:span text:style-name="T18"> </text:span><text:span text:style-name="T21">‌وظيفه</text:span></text:p>
          </table:table-cell>
          <table:table-cell table:style-name="Table8.B1" table:number-rows-spanned="2" office:value-type="string">
            <text:p text:style-name="P19">تلفن</text:p>
          </table:table-cell>
          <table:table-cell table:style-name="Table8.N1" table:number-rows-spanned="2" office:value-type="string">
            <text:p text:style-name="P19">رايانامه</text:p>
          </table:table-cell>
        </table:table-row>
        <table:table-row table:style-name="Table8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I2" office:value-type="string">
            <text:p text:style-name="P26"><text:span text:style-name="T64">تمام</text:span><text:span text:style-name="T9"> </text:span><text:span text:style-name="T64">وقت</text:span></text:p>
          </table:table-cell>
          <table:table-cell table:style-name="Table8.I2" office:value-type="string">
            <text:p text:style-name="P26"><text:span text:style-name="T64">نيمه</text:span><text:span text:style-name="T9"> </text:span><text:span text:style-name="T64">وقت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3">
          <table:table-cell table:style-name="Table8.A3" office:value-type="string">
            <text:p text:style-name="P22">1</text:p>
          </table:table-cell>
          <table:table-cell table:style-name="Table8.B3" office:value-type="string">
            <text:p text:style-name="P21"/>
          </table:table-cell>
          <table:table-cell table:style-name="Table8.C3" office:value-type="string">
            <text:p text:style-name="P21"/>
          </table:table-cell>
          <table:table-cell table:style-name="Table8.D3" office:value-type="string">
            <text:p text:style-name="P11"/>
          </table:table-cell>
          <table:table-cell table:style-name="Table8.E3" office:value-type="string">
            <text:p text:style-name="P11"/>
          </table:table-cell>
          <table:table-cell table:style-name="Table8.F3" office:value-type="string">
            <text:p text:style-name="P11"/>
          </table:table-cell>
          <table:table-cell table:style-name="Table8.G3" office:value-type="string">
            <text:p text:style-name="P11"/>
          </table:table-cell>
          <table:table-cell table:style-name="Table8.H3" office:value-type="string">
            <text:p text:style-name="P11"/>
          </table:table-cell>
          <table:table-cell table:style-name="Table8.I3" office:value-type="string">
            <text:p text:style-name="P11"/>
          </table:table-cell>
          <table:table-cell table:style-name="Table8.J3" office:value-type="string">
            <text:p text:style-name="P11"/>
          </table:table-cell>
          <table:table-cell table:style-name="Table8.K3" office:value-type="string">
            <text:p text:style-name="P21"/>
          </table:table-cell>
          <table:table-cell table:style-name="Table8.L3" office:value-type="string">
            <text:p text:style-name="P21"/>
          </table:table-cell>
          <table:table-cell table:style-name="Table8.M3" office:value-type="string">
            <text:p text:style-name="P21"/>
          </table:table-cell>
          <table:table-cell table:style-name="Table8.N3" office:value-type="string">
            <text:p text:style-name="P21"/>
          </table:table-cell>
        </table:table-row>
        <table:table-row table:style-name="Table8.3">
          <table:table-cell table:style-name="Table8.A4" office:value-type="string">
            <text:p text:style-name="P22">2</text:p>
          </table:table-cell>
          <table:table-cell table:style-name="Table8.B4" office:value-type="string">
            <text:p text:style-name="P21"/>
          </table:table-cell>
          <table:table-cell table:style-name="Table8.C4" office:value-type="string">
            <text:p text:style-name="P21"/>
          </table:table-cell>
          <table:table-cell table:style-name="Table8.D4" office:value-type="string">
            <text:p text:style-name="P21"/>
          </table:table-cell>
          <table:table-cell table:style-name="Table8.E4" office:value-type="string">
            <text:p text:style-name="P21"/>
          </table:table-cell>
          <table:table-cell table:style-name="Table8.F4" office:value-type="string">
            <text:p text:style-name="P21"/>
          </table:table-cell>
          <table:table-cell table:style-name="Table8.G4" office:value-type="string">
            <text:p text:style-name="P21"/>
          </table:table-cell>
          <table:table-cell table:style-name="Table8.H4" office:value-type="string">
            <text:p text:style-name="P21"/>
          </table:table-cell>
          <table:table-cell table:style-name="Table8.I4" office:value-type="string">
            <text:p text:style-name="P21"/>
          </table:table-cell>
          <table:table-cell table:style-name="Table8.J4" office:value-type="string">
            <text:p text:style-name="P21"/>
          </table:table-cell>
          <table:table-cell table:style-name="Table8.K4" office:value-type="string">
            <text:p text:style-name="P21"/>
          </table:table-cell>
          <table:table-cell table:style-name="Table8.L4" office:value-type="string">
            <text:p text:style-name="P21"/>
          </table:table-cell>
          <table:table-cell table:style-name="Table8.M4" office:value-type="string">
            <text:p text:style-name="P21"/>
          </table:table-cell>
          <table:table-cell table:style-name="Table8.N4" office:value-type="string">
            <text:p text:style-name="P21"/>
          </table:table-cell>
        </table:table-row>
        <table:table-row table:style-name="Table8.3">
          <table:table-cell table:style-name="Table8.A5" office:value-type="string">
            <text:p text:style-name="P22">3</text:p>
          </table:table-cell>
          <table:table-cell table:style-name="Table8.B5" office:value-type="string">
            <text:p text:style-name="P21"/>
          </table:table-cell>
          <table:table-cell table:style-name="Table8.C5" office:value-type="string">
            <text:p text:style-name="P21"/>
          </table:table-cell>
          <table:table-cell table:style-name="Table8.D5" office:value-type="string">
            <text:p text:style-name="P21"/>
          </table:table-cell>
          <table:table-cell table:style-name="Table8.E5" office:value-type="string">
            <text:p text:style-name="P21"/>
          </table:table-cell>
          <table:table-cell table:style-name="Table8.F5" office:value-type="string">
            <text:p text:style-name="P21"/>
          </table:table-cell>
          <table:table-cell table:style-name="Table8.G5" office:value-type="string">
            <text:p text:style-name="P21"/>
          </table:table-cell>
          <table:table-cell table:style-name="Table8.H5" office:value-type="string">
            <text:p text:style-name="P21"/>
          </table:table-cell>
          <table:table-cell table:style-name="Table8.I5" office:value-type="string">
            <text:p text:style-name="P21"/>
          </table:table-cell>
          <table:table-cell table:style-name="Table8.J5" office:value-type="string">
            <text:p text:style-name="P21"/>
          </table:table-cell>
          <table:table-cell table:style-name="Table8.K5" office:value-type="string">
            <text:p text:style-name="P21"/>
          </table:table-cell>
          <table:table-cell table:style-name="Table8.L5" office:value-type="string">
            <text:p text:style-name="P21"/>
          </table:table-cell>
          <table:table-cell table:style-name="Table8.M5" office:value-type="string">
            <text:p text:style-name="P21"/>
          </table:table-cell>
          <table:table-cell table:style-name="Table8.N5" office:value-type="string">
            <text:p text:style-name="P21"/>
          </table:table-cell>
        </table:table-row>
        <table:table-row table:style-name="Table8.3">
          <table:table-cell table:style-name="Table8.A6" office:value-type="string">
            <text:p text:style-name="P22">4</text:p>
          </table:table-cell>
          <table:table-cell table:style-name="Table8.B6" office:value-type="string">
            <text:p text:style-name="P21"/>
          </table:table-cell>
          <table:table-cell table:style-name="Table8.C6" office:value-type="string">
            <text:p text:style-name="P21"/>
          </table:table-cell>
          <table:table-cell table:style-name="Table8.D6" office:value-type="string">
            <text:p text:style-name="P21"/>
          </table:table-cell>
          <table:table-cell table:style-name="Table8.E6" office:value-type="string">
            <text:p text:style-name="P21"/>
          </table:table-cell>
          <table:table-cell table:style-name="Table8.F6" office:value-type="string">
            <text:p text:style-name="P21"/>
          </table:table-cell>
          <table:table-cell table:style-name="Table8.G6" office:value-type="string">
            <text:p text:style-name="P21"/>
          </table:table-cell>
          <table:table-cell table:style-name="Table8.H6" office:value-type="string">
            <text:p text:style-name="P21"/>
          </table:table-cell>
          <table:table-cell table:style-name="Table8.I6" office:value-type="string">
            <text:p text:style-name="P21"/>
          </table:table-cell>
          <table:table-cell table:style-name="Table8.J6" office:value-type="string">
            <text:p text:style-name="P21"/>
          </table:table-cell>
          <table:table-cell table:style-name="Table8.K6" office:value-type="string">
            <text:p text:style-name="P21"/>
          </table:table-cell>
          <table:table-cell table:style-name="Table8.L6" office:value-type="string">
            <text:p text:style-name="P21"/>
          </table:table-cell>
          <table:table-cell table:style-name="Table8.M6" office:value-type="string">
            <text:p text:style-name="P21"/>
          </table:table-cell>
          <table:table-cell table:style-name="Table8.N6" office:value-type="string">
            <text:p text:style-name="P21"/>
          </table:table-cell>
        </table:table-row>
      </table:table>
      <text:p text:style-name="P57"><text:span text:style-name="T68">٭</text:span><text:span text:style-name="T25">شامل</text:span><text:span text:style-name="T26"> </text:span><text:span text:style-name="T25">مدير</text:span><text:span text:style-name="T26"> </text:span><text:span text:style-name="T25">عامل- عضو</text:span><text:span text:style-name="T26"> </text:span><text:span text:style-name="T25">هيات</text:span><text:span text:style-name="T26"> </text:span><text:span text:style-name="T25">مديره- سهامدار- همكار</text:span></text:p>
      <text:list xml:id="list223545247494019" text:continue-numbering="true" text:style-name="WW8Num9">
        <text:list-item>
          <text:list>
            <text:list-item>
              <text:p text:style-name="P56">تجربه گروه ‌کاري (اجرايي، پژوهشي)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 table:number-columns-repeated="2"/>
        <table:table-column table:style-name="Table9.J"/>
        <table:table-row table:style-name="Table9.1">
          <table:table-cell table:style-name="Table9.A1" table:number-rows-spanned="2" office:value-type="string">
            <text:p text:style-name="P19">رديف</text:p>
          </table:table-cell>
          <table:table-cell table:style-name="Table9.B1" table:number-rows-spanned="2" office:value-type="string">
            <text:p text:style-name="P19">فعاليت</text:p>
          </table:table-cell>
          <table:table-cell table:style-name="Table9.B1" table:number-rows-spanned="2" office:value-type="string">
            <text:p text:style-name="P19">مجري</text:p>
          </table:table-cell>
          <table:table-cell table:style-name="Table9.B1" table:number-rows-spanned="2" office:value-type="string">
            <text:p text:style-name="P19">کارفرما</text:p>
          </table:table-cell>
          <table:table-cell table:style-name="Table9.B1" table:number-rows-spanned="2" office:value-type="string">
            <text:p text:style-name="P25"><text:span text:style-name="T21">اعتبار</text:span><text:span text:style-name="T18"> </text:span><text:span text:style-name="T21">طرح</text:span><text:span text:style-name="T18"> </text:span><text:span text:style-name="T21">(ميليون</text:span><text:span text:style-name="T18"> </text:span><text:span text:style-name="T21">ريال)</text:span></text:p>
          </table:table-cell>
          <table:table-cell table:style-name="Table9.B1" table:number-rows-spanned="2" office:value-type="string">
            <text:p text:style-name="P20"><text:span text:style-name="T64">شروع</text:span><text:span text:style-name="T66"> </text:span></text:p>
          </table:table-cell>
          <table:table-cell table:style-name="Table9.B1" table:number-rows-spanned="2" office:value-type="string">
            <text:p text:style-name="P19">خاتمه</text:p>
          </table:table-cell>
          <table:table-cell table:style-name="Table9.H1" table:number-columns-spanned="3" office:value-type="string">
            <text:p text:style-name="P20"><text:span text:style-name="T64">وضعيت</text:span><text:span text:style-name="T66"> </text:span></text:p>
          </table:table-cell>
          <table:covered-table-cell/>
          <table:covered-table-cell/>
        </table:table-row>
        <table:table-row table:style-name="Table9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H2" office:value-type="string">
            <text:p text:style-name="P23">جاري</text:p>
          </table:table-cell>
          <table:table-cell table:style-name="Table9.H2" office:value-type="string">
            <text:p text:style-name="P24"><text:span text:style-name="T64">خاتمه</text:span><text:span text:style-name="T66"> </text:span><text:span text:style-name="T64">يافته</text:span></text:p>
          </table:table-cell>
          <table:table-cell table:style-name="Table9.J2" office:value-type="string">
            <text:p text:style-name="P23">متوقف</text:p>
          </table:table-cell>
        </table:table-row>
        <table:table-row table:style-name="Table9.3">
          <table:table-cell table:style-name="Table9.A3" office:value-type="string">
            <text:p text:style-name="P14">1</text:p>
          </table:table-cell>
          <table:table-cell table:style-name="Table9.B3" office:value-type="string">
            <text:p text:style-name="P13"/>
          </table:table-cell>
          <table:table-cell table:style-name="Table9.C3" office:value-type="string">
            <text:p text:style-name="P15"/>
          </table:table-cell>
          <table:table-cell table:style-name="Table9.D3" office:value-type="string">
            <text:p text:style-name="P15"/>
          </table:table-cell>
          <table:table-cell table:style-name="Table9.E3" office:value-type="string">
            <text:p text:style-name="P15"/>
          </table:table-cell>
          <table:table-cell table:style-name="Table9.F3" office:value-type="string">
            <text:p text:style-name="P15"/>
          </table:table-cell>
          <table:table-cell table:style-name="Table9.G3" office:value-type="string">
            <text:p text:style-name="P15"/>
          </table:table-cell>
          <table:table-cell table:style-name="Table9.H3" office:value-type="string">
            <text:p text:style-name="P13"/>
          </table:table-cell>
          <table:table-cell table:style-name="Table9.I3" office:value-type="string">
            <text:p text:style-name="P13"/>
          </table:table-cell>
          <table:table-cell table:style-name="Table9.J3" office:value-type="string">
            <text:p text:style-name="P13"/>
          </table:table-cell>
        </table:table-row>
        <table:table-row table:style-name="Table9.3">
          <table:table-cell table:style-name="Table9.A4" office:value-type="string">
            <text:p text:style-name="P14">2</text:p>
          </table:table-cell>
          <table:table-cell table:style-name="Table9.B4" office:value-type="string">
            <text:p text:style-name="P13"/>
          </table:table-cell>
          <table:table-cell table:style-name="Table9.C4" office:value-type="string">
            <text:p text:style-name="P13"/>
          </table:table-cell>
          <table:table-cell table:style-name="Table9.D4" office:value-type="string">
            <text:p text:style-name="P13"/>
          </table:table-cell>
          <table:table-cell table:style-name="Table9.E4" office:value-type="string">
            <text:p text:style-name="P13"/>
          </table:table-cell>
          <table:table-cell table:style-name="Table9.F4" office:value-type="string">
            <text:p text:style-name="P13"/>
          </table:table-cell>
          <table:table-cell table:style-name="Table9.G4" office:value-type="string">
            <text:p text:style-name="P13"/>
          </table:table-cell>
          <table:table-cell table:style-name="Table9.H4" office:value-type="string">
            <text:p text:style-name="P13"/>
          </table:table-cell>
          <table:table-cell table:style-name="Table9.I4" office:value-type="string">
            <text:p text:style-name="P13"/>
          </table:table-cell>
          <table:table-cell table:style-name="Table9.J4" office:value-type="string">
            <text:p text:style-name="P13"/>
          </table:table-cell>
        </table:table-row>
        <table:table-row table:style-name="Table9.3">
          <table:table-cell table:style-name="Table9.A5" office:value-type="string">
            <text:p text:style-name="P14">3</text:p>
          </table:table-cell>
          <table:table-cell table:style-name="Table9.B5" office:value-type="string">
            <text:p text:style-name="P13"/>
          </table:table-cell>
          <table:table-cell table:style-name="Table9.C5" office:value-type="string">
            <text:p text:style-name="P13"/>
          </table:table-cell>
          <table:table-cell table:style-name="Table9.D5" office:value-type="string">
            <text:p text:style-name="P13"/>
          </table:table-cell>
          <table:table-cell table:style-name="Table9.E5" office:value-type="string">
            <text:p text:style-name="P13"/>
          </table:table-cell>
          <table:table-cell table:style-name="Table9.F5" office:value-type="string">
            <text:p text:style-name="P13"/>
          </table:table-cell>
          <table:table-cell table:style-name="Table9.G5" office:value-type="string">
            <text:p text:style-name="P13"/>
          </table:table-cell>
          <table:table-cell table:style-name="Table9.H5" office:value-type="string">
            <text:p text:style-name="P13"/>
          </table:table-cell>
          <table:table-cell table:style-name="Table9.I5" office:value-type="string">
            <text:p text:style-name="P13"/>
          </table:table-cell>
          <table:table-cell table:style-name="Table9.J5" office:value-type="string">
            <text:p text:style-name="P13"/>
          </table:table-cell>
        </table:table-row>
        <table:table-row table:style-name="Table9.3">
          <table:table-cell table:style-name="Table9.A6" office:value-type="string">
            <text:p text:style-name="P14">4</text:p>
          </table:table-cell>
          <table:table-cell table:style-name="Table9.B6" office:value-type="string">
            <text:p text:style-name="P13"/>
          </table:table-cell>
          <table:table-cell table:style-name="Table9.C6" office:value-type="string">
            <text:p text:style-name="P13"/>
          </table:table-cell>
          <table:table-cell table:style-name="Table9.D6" office:value-type="string">
            <text:p text:style-name="P13"/>
          </table:table-cell>
          <table:table-cell table:style-name="Table9.E6" office:value-type="string">
            <text:p text:style-name="P13"/>
          </table:table-cell>
          <table:table-cell table:style-name="Table9.F6" office:value-type="string">
            <text:p text:style-name="P13"/>
          </table:table-cell>
          <table:table-cell table:style-name="Table9.G6" office:value-type="string">
            <text:p text:style-name="P13"/>
          </table:table-cell>
          <table:table-cell table:style-name="Table9.H6" office:value-type="string">
            <text:p text:style-name="P13"/>
          </table:table-cell>
          <table:table-cell table:style-name="Table9.I6" office:value-type="string">
            <text:p text:style-name="P13"/>
          </table:table-cell>
          <table:table-cell table:style-name="Table9.J6" office:value-type="string">
            <text:p text:style-name="P13"/>
          </table:table-cell>
        </table:table-row>
        <table:table-row table:style-name="Table9.3">
          <table:table-cell table:style-name="Table9.A7" office:value-type="string">
            <text:p text:style-name="P14">5</text:p>
          </table:table-cell>
          <table:table-cell table:style-name="Table9.B7" office:value-type="string">
            <text:p text:style-name="P13"/>
          </table:table-cell>
          <table:table-cell table:style-name="Table9.C7" office:value-type="string">
            <text:p text:style-name="P13"/>
          </table:table-cell>
          <table:table-cell table:style-name="Table9.D7" office:value-type="string">
            <text:p text:style-name="P13"/>
          </table:table-cell>
          <table:table-cell table:style-name="Table9.E7" office:value-type="string">
            <text:p text:style-name="P13"/>
          </table:table-cell>
          <table:table-cell table:style-name="Table9.F7" office:value-type="string">
            <text:p text:style-name="P13"/>
          </table:table-cell>
          <table:table-cell table:style-name="Table9.G7" office:value-type="string">
            <text:p text:style-name="P13"/>
          </table:table-cell>
          <table:table-cell table:style-name="Table9.H7" office:value-type="string">
            <text:p text:style-name="P13"/>
          </table:table-cell>
          <table:table-cell table:style-name="Table9.I7" office:value-type="string">
            <text:p text:style-name="P13"/>
          </table:table-cell>
          <table:table-cell table:style-name="Table9.J7" office:value-type="string">
            <text:p text:style-name="P13"/>
          </table:table-cell>
        </table:table-row>
        <table:table-row table:style-name="Table9.3">
          <table:table-cell table:style-name="Table9.A8" office:value-type="string">
            <text:p text:style-name="P14">6</text:p>
          </table:table-cell>
          <table:table-cell table:style-name="Table9.B8" office:value-type="string">
            <text:p text:style-name="P13"/>
          </table:table-cell>
          <table:table-cell table:style-name="Table9.C8" office:value-type="string">
            <text:p text:style-name="P13"/>
          </table:table-cell>
          <table:table-cell table:style-name="Table9.D8" office:value-type="string">
            <text:p text:style-name="P13"/>
          </table:table-cell>
          <table:table-cell table:style-name="Table9.E8" office:value-type="string">
            <text:p text:style-name="P13"/>
          </table:table-cell>
          <table:table-cell table:style-name="Table9.F8" office:value-type="string">
            <text:p text:style-name="P13"/>
          </table:table-cell>
          <table:table-cell table:style-name="Table9.G8" office:value-type="string">
            <text:p text:style-name="P13"/>
          </table:table-cell>
          <table:table-cell table:style-name="Table9.H8" office:value-type="string">
            <text:p text:style-name="P13"/>
          </table:table-cell>
          <table:table-cell table:style-name="Table9.I8" office:value-type="string">
            <text:p text:style-name="P13"/>
          </table:table-cell>
          <table:table-cell table:style-name="Table9.J8" office:value-type="string">
            <text:p text:style-name="P13"/>
          </table:table-cell>
        </table:table-row>
        <table:table-row table:style-name="Table9.3">
          <table:table-cell table:style-name="Table9.A9" office:value-type="string">
            <text:p text:style-name="P14">7</text:p>
          </table:table-cell>
          <table:table-cell table:style-name="Table9.B9" office:value-type="string">
            <text:p text:style-name="P13"/>
          </table:table-cell>
          <table:table-cell table:style-name="Table9.C9" office:value-type="string">
            <text:p text:style-name="P13"/>
          </table:table-cell>
          <table:table-cell table:style-name="Table9.D9" office:value-type="string">
            <text:p text:style-name="P13"/>
          </table:table-cell>
          <table:table-cell table:style-name="Table9.E9" office:value-type="string">
            <text:p text:style-name="P13"/>
          </table:table-cell>
          <table:table-cell table:style-name="Table9.F9" office:value-type="string">
            <text:p text:style-name="P13"/>
          </table:table-cell>
          <table:table-cell table:style-name="Table9.G9" office:value-type="string">
            <text:p text:style-name="P13"/>
          </table:table-cell>
          <table:table-cell table:style-name="Table9.H9" office:value-type="string">
            <text:p text:style-name="P13"/>
          </table:table-cell>
          <table:table-cell table:style-name="Table9.I9" office:value-type="string">
            <text:p text:style-name="P13"/>
          </table:table-cell>
          <table:table-cell table:style-name="Table9.J9" office:value-type="string">
            <text:p text:style-name="P13"/>
          </table:table-cell>
        </table:table-row>
        <table:table-row table:style-name="Table9.3">
          <table:table-cell table:style-name="Table9.A10" office:value-type="string">
            <text:p text:style-name="P14">8</text:p>
          </table:table-cell>
          <table:table-cell table:style-name="Table9.B10" office:value-type="string">
            <text:p text:style-name="P13"/>
          </table:table-cell>
          <table:table-cell table:style-name="Table9.C10" office:value-type="string">
            <text:p text:style-name="P13"/>
          </table:table-cell>
          <table:table-cell table:style-name="Table9.D10" office:value-type="string">
            <text:p text:style-name="P13"/>
          </table:table-cell>
          <table:table-cell table:style-name="Table9.E10" office:value-type="string">
            <text:p text:style-name="P13"/>
          </table:table-cell>
          <table:table-cell table:style-name="Table9.F10" office:value-type="string">
            <text:p text:style-name="P13"/>
          </table:table-cell>
          <table:table-cell table:style-name="Table9.G10" office:value-type="string">
            <text:p text:style-name="P13"/>
          </table:table-cell>
          <table:table-cell table:style-name="Table9.H10" office:value-type="string">
            <text:p text:style-name="P13"/>
          </table:table-cell>
          <table:table-cell table:style-name="Table9.I10" office:value-type="string">
            <text:p text:style-name="P13"/>
          </table:table-cell>
          <table:table-cell table:style-name="Table9.J10" office:value-type="string">
            <text:p text:style-name="P13"/>
          </table:table-cell>
        </table:table-row>
        <table:table-row table:style-name="Table9.3">
          <table:table-cell table:style-name="Table9.A11" office:value-type="string">
            <text:p text:style-name="P14">9</text:p>
          </table:table-cell>
          <table:table-cell table:style-name="Table9.B11" office:value-type="string">
            <text:p text:style-name="P13"/>
          </table:table-cell>
          <table:table-cell table:style-name="Table9.C11" office:value-type="string">
            <text:p text:style-name="P13"/>
          </table:table-cell>
          <table:table-cell table:style-name="Table9.D11" office:value-type="string">
            <text:p text:style-name="P13"/>
          </table:table-cell>
          <table:table-cell table:style-name="Table9.E11" office:value-type="string">
            <text:p text:style-name="P13"/>
          </table:table-cell>
          <table:table-cell table:style-name="Table9.F11" office:value-type="string">
            <text:p text:style-name="P13"/>
          </table:table-cell>
          <table:table-cell table:style-name="Table9.G11" office:value-type="string">
            <text:p text:style-name="P13"/>
          </table:table-cell>
          <table:table-cell table:style-name="Table9.H11" office:value-type="string">
            <text:p text:style-name="P13"/>
          </table:table-cell>
          <table:table-cell table:style-name="Table9.I11" office:value-type="string">
            <text:p text:style-name="P13"/>
          </table:table-cell>
          <table:table-cell table:style-name="Table9.J11" office:value-type="string">
            <text:p text:style-name="P13"/>
          </table:table-cell>
        </table:table-row>
        <text:soft-page-break/>
        <table:table-row table:style-name="Table9.3">
          <table:table-cell table:style-name="Table9.A12" office:value-type="string">
            <text:p text:style-name="P14">10</text:p>
          </table:table-cell>
          <table:table-cell table:style-name="Table9.B12" office:value-type="string">
            <text:p text:style-name="P13"/>
          </table:table-cell>
          <table:table-cell table:style-name="Table9.C12" office:value-type="string">
            <text:p text:style-name="P13"/>
          </table:table-cell>
          <table:table-cell table:style-name="Table9.D12" office:value-type="string">
            <text:p text:style-name="P13"/>
          </table:table-cell>
          <table:table-cell table:style-name="Table9.E12" office:value-type="string">
            <text:p text:style-name="P13"/>
          </table:table-cell>
          <table:table-cell table:style-name="Table9.F12" office:value-type="string">
            <text:p text:style-name="P13"/>
          </table:table-cell>
          <table:table-cell table:style-name="Table9.G12" office:value-type="string">
            <text:p text:style-name="P13"/>
          </table:table-cell>
          <table:table-cell table:style-name="Table9.H12" office:value-type="string">
            <text:p text:style-name="P13"/>
          </table:table-cell>
          <table:table-cell table:style-name="Table9.I12" office:value-type="string">
            <text:p text:style-name="P13"/>
          </table:table-cell>
          <table:table-cell table:style-name="Table9.J12" office:value-type="string">
            <text:p text:style-name="P13"/>
          </table:table-cell>
        </table:table-row>
      </table:table>
      <text:list xml:id="list223546337450792" text:continue-numbering="true" text:style-name="WW8Num9">
        <text:list-item>
          <text:list>
            <text:list-item>
              <text:p text:style-name="P70"><text:span text:style-name="T39">دوره‌‌هاي</text:span><text:span text:style-name="T40"> </text:span><text:span text:style-name="T39">گذرانده‌شده</text:span><text:span text:style-name="T40"> </text:span><text:span text:style-name="T39">در</text:span><text:span text:style-name="T40"> </text:span><text:span text:style-name="T39">زمينه</text:span><text:span text:style-name="T40"> </text:span><text:span text:style-name="T39">كارآفريني</text:span><text:span text:style-name="T40"> </text:span><text:span text:style-name="T39">(مديريت</text:span><text:span text:style-name="T40"> </text:span><text:span text:style-name="T39">مالي،</text:span><text:span text:style-name="T40"> </text:span><text:span text:style-name="T39">بازاريابي</text:span><text:span text:style-name="T40"> </text:span><text:span text:style-name="T39">و</text:span><text:span text:style-name="T40"> </text:span><text:span text:style-name="T39">...):</text:span>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table:number-rows-spanned="2" office:value-type="string">
            <text:p text:style-name="P19">رديف</text:p>
          </table:table-cell>
          <table:table-cell table:style-name="Table10.B1" table:number-rows-spanned="2" office:value-type="string">
            <text:p text:style-name="P19">عنوان</text:p>
          </table:table-cell>
          <table:table-cell table:style-name="Table10.B1" table:number-rows-spanned="2" office:value-type="string">
            <text:p text:style-name="P19">شركت‌كننده</text:p>
          </table:table-cell>
          <table:table-cell table:style-name="Table10.B1" table:number-rows-spanned="2" office:value-type="string">
            <text:p text:style-name="P19">برگزاركننده</text:p>
          </table:table-cell>
          <table:table-cell table:style-name="Table10.B1" table:number-rows-spanned="2" office:value-type="string">
            <text:p text:style-name="P20"><text:span text:style-name="T64">ميزان</text:span><text:span text:style-name="T66"> </text:span><text:span text:style-name="T64">ساعت</text:span></text:p>
          </table:table-cell>
          <table:table-cell table:style-name="Table10.B1" table:number-rows-spanned="2" office:value-type="string">
            <text:p text:style-name="P20"><text:span text:style-name="T64">زمان</text:span><text:span text:style-name="T66"> </text:span><text:span text:style-name="T64">برگزاري</text:span></text:p>
          </table:table-cell>
          <table:table-cell table:style-name="Table10.G1" table:number-columns-spanned="2" office:value-type="string">
            <text:p text:style-name="P20"><text:span text:style-name="T64">امكان</text:span><text:span text:style-name="T66"> </text:span><text:span text:style-name="T64">ارائه</text:span><text:span text:style-name="T66"> </text:span><text:span text:style-name="T64">گواهي</text:span></text:p>
          </table:table-cell>
          <table:covered-table-cell/>
        </table:table-row>
        <table:table-row table:style-name="Table10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G2" office:value-type="string">
            <text:p text:style-name="P23">بلي</text:p>
          </table:table-cell>
          <table:table-cell table:style-name="Table10.H2" office:value-type="string">
            <text:p text:style-name="P23">خير</text:p>
          </table:table-cell>
        </table:table-row>
        <table:table-row table:style-name="Table10.3">
          <table:table-cell table:style-name="Table10.A3" office:value-type="string">
            <text:p text:style-name="P12">1</text:p>
          </table:table-cell>
          <table:table-cell table:style-name="Table10.B3" office:value-type="string">
            <text:p text:style-name="P11"/>
          </table:table-cell>
          <table:table-cell table:style-name="Table10.C3" office:value-type="string">
            <text:p text:style-name="P11"/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  <table:table-cell table:style-name="Table10.F3" office:value-type="string">
            <text:p text:style-name="P11"/>
          </table:table-cell>
          <table:table-cell table:style-name="Table10.G3" office:value-type="string">
            <text:p text:style-name="P11"/>
          </table:table-cell>
          <table:table-cell table:style-name="Table10.H3" office:value-type="string">
            <text:p text:style-name="P11"/>
          </table:table-cell>
        </table:table-row>
        <table:table-row table:style-name="Table10.3">
          <table:table-cell table:style-name="Table10.A4" office:value-type="string">
            <text:p text:style-name="P12">2</text:p>
          </table:table-cell>
          <table:table-cell table:style-name="Table10.B4" office:value-type="string">
            <text:p text:style-name="P11"/>
          </table:table-cell>
          <table:table-cell table:style-name="Table10.C4" office:value-type="string">
            <text:p text:style-name="P11"/>
          </table:table-cell>
          <table:table-cell table:style-name="Table10.D4" office:value-type="string">
            <text:p text:style-name="P11"/>
          </table:table-cell>
          <table:table-cell table:style-name="Table10.E4" office:value-type="string">
            <text:p text:style-name="P11"/>
          </table:table-cell>
          <table:table-cell table:style-name="Table10.F4" office:value-type="string">
            <text:p text:style-name="P11"/>
          </table:table-cell>
          <table:table-cell table:style-name="Table10.G4" office:value-type="string">
            <text:p text:style-name="P11"/>
          </table:table-cell>
          <table:table-cell table:style-name="Table10.H4" office:value-type="string">
            <text:p text:style-name="P11"/>
          </table:table-cell>
        </table:table-row>
        <table:table-row table:style-name="Table10.3">
          <table:table-cell table:style-name="Table10.A5" office:value-type="string">
            <text:p text:style-name="P12">3</text:p>
          </table:table-cell>
          <table:table-cell table:style-name="Table10.B5" office:value-type="string">
            <text:p text:style-name="P11"/>
          </table:table-cell>
          <table:table-cell table:style-name="Table10.C5" office:value-type="string">
            <text:p text:style-name="P11"/>
          </table:table-cell>
          <table:table-cell table:style-name="Table10.D5" office:value-type="string">
            <text:p text:style-name="P11"/>
          </table:table-cell>
          <table:table-cell table:style-name="Table10.E5" office:value-type="string">
            <text:p text:style-name="P11"/>
          </table:table-cell>
          <table:table-cell table:style-name="Table10.F5" office:value-type="string">
            <text:p text:style-name="P11"/>
          </table:table-cell>
          <table:table-cell table:style-name="Table10.G5" office:value-type="string">
            <text:p text:style-name="P11"/>
          </table:table-cell>
          <table:table-cell table:style-name="Table10.H5" office:value-type="string">
            <text:p text:style-name="P11"/>
          </table:table-cell>
        </table:table-row>
        <table:table-row table:style-name="Table10.3">
          <table:table-cell table:style-name="Table10.A6" office:value-type="string">
            <text:p text:style-name="P12">4</text:p>
          </table:table-cell>
          <table:table-cell table:style-name="Table10.B6" office:value-type="string">
            <text:p text:style-name="P11"/>
          </table:table-cell>
          <table:table-cell table:style-name="Table10.C6" office:value-type="string">
            <text:p text:style-name="P11"/>
          </table:table-cell>
          <table:table-cell table:style-name="Table10.D6" office:value-type="string">
            <text:p text:style-name="P11"/>
          </table:table-cell>
          <table:table-cell table:style-name="Table10.E6" office:value-type="string">
            <text:p text:style-name="P11"/>
          </table:table-cell>
          <table:table-cell table:style-name="Table10.F6" office:value-type="string">
            <text:p text:style-name="P11"/>
          </table:table-cell>
          <table:table-cell table:style-name="Table10.G6" office:value-type="string">
            <text:p text:style-name="P11"/>
          </table:table-cell>
          <table:table-cell table:style-name="Table10.H6" office:value-type="string">
            <text:p text:style-name="P11"/>
          </table:table-cell>
        </table:table-row>
      </table:table>
      <text:p text:style-name="P7">4- نوع فعاليت اصلي كه در مركز به آن خواهيد پرداخت:</text:p>
      <table:table table:name="Table11" table:style-name="Table11">
        <table:table-column table:style-name="Table11.A"/>
        <table:table-column table:style-name="Table11.B" table:number-columns-repeated="2"/>
        <table:table-row table:style-name="Table11.1">
          <table:table-cell table:style-name="Table11.A1" office:value-type="string">
            <text:p text:style-name="P8"><text:span text:style-name="T18"></text:span><text:span text:style-name="T63"> </text:span><text:span text:style-name="T2">تدوين</text:span><text:span text:style-name="T4"> </text:span><text:span text:style-name="T2">دانش</text:span><text:span text:style-name="T4"> </text:span><text:span text:style-name="T2">فنی</text:span></text:p>
          </table:table-cell>
          <table:table-cell table:style-name="Table11.A1" office:value-type="string">
            <text:p text:style-name="P8"><text:span text:style-name="T18"></text:span><text:span text:style-name="T4"> <text:s/></text:span><text:span text:style-name="T2">توليد</text:span><text:span text:style-name="T4"> </text:span><text:span text:style-name="T2">محصول</text:span><text:span text:style-name="T4"> </text:span><text:span text:style-name="T2">نمونه</text:span></text:p>
          </table:table-cell>
          <table:table-cell table:style-name="Table11.A1" office:value-type="string">
            <text:p text:style-name="P8"><text:span text:style-name="T18"></text:span><text:span text:style-name="T63"> </text:span><text:span text:style-name="T2">تدوين</text:span><text:span text:style-name="T4"> </text:span><text:span text:style-name="T2">طرح</text:span><text:span text:style-name="T4"> </text:span><text:span text:style-name="T2">تجاری</text:span></text:p>
          </table:table-cell>
        </table:table-row>
        <table:table-row table:style-name="Table11.1">
          <table:table-cell table:style-name="Table11.A1" office:value-type="string">
            <text:p text:style-name="P8"><text:span text:style-name="T18"></text:span><text:span text:style-name="T63"> <text:s/></text:span><text:span text:style-name="T2">توليد</text:span><text:span text:style-name="T4"> </text:span><text:span text:style-name="T2">نيمه‌صنعتی</text:span></text:p>
          </table:table-cell>
          <table:table-cell table:style-name="Table11.A1" office:value-type="string">
            <text:p text:style-name="P8"><text:span text:style-name="T18"></text:span><text:span text:style-name="T63"> </text:span><text:span text:style-name="T2">بازاريابي</text:span><text:span text:style-name="T4"> </text:span><text:span text:style-name="T2">و</text:span><text:span text:style-name="T4"> </text:span><text:span text:style-name="T2">جذب</text:span><text:span text:style-name="T4"> </text:span><text:span text:style-name="T2">مشارکت</text:span><text:span text:style-name="T4"> </text:span><text:span text:style-name="T2">مالي</text:span></text:p>
          </table:table-cell>
          <table:table-cell table:style-name="Table11.A1" office:value-type="string">
            <text:p text:style-name="P8"><text:span text:style-name="T18"></text:span><text:span text:style-name="T4"> <text:s/></text:span><text:span text:style-name="T2">ساير</text:span><text:span text:style-name="T4"> </text:span><text:span text:style-name="T22">(با</text:span><text:span text:style-name="T23"> </text:span><text:span text:style-name="T22">ذكر</text:span><text:span text:style-name="T23"> </text:span><text:span text:style-name="T22">مورد)</text:span></text:p>
          </table:table-cell>
        </table:table-row>
      </table:table>
      <text:p text:style-name="P6"><text:span text:style-name="T65">5- ارزيابي</text:span><text:span text:style-name="T10"> </text:span><text:span text:style-name="T65">اقتصادي</text:span><text:span text:style-name="T10"> </text:span><text:span text:style-name="T30">طرح:</text:span></text:p>
      <text:list xml:id="list2100546406" text:style-name="WW8Num4">
        <text:list-item>
          <text:list>
            <text:list-item>
              <text:p text:style-name="P58"><text:span text:style-name="T45">مدت</text:span><text:span text:style-name="T46"> </text:span><text:span text:style-name="T45">زمان</text:span><text:span text:style-name="T46"> </text:span><text:span text:style-name="T45">لازم:</text:span></text:p>
            </text:list-item>
            <text:list-item>
              <text:p text:style-name="P59"><text:span text:style-name="T45">هزينه‌هاي</text:span><text:span text:style-name="T46"> </text:span><text:span text:style-name="T45">مورد</text:span><text:span text:style-name="T46"> </text:span><text:span text:style-name="T45">نياز:</text:span></text:p>
            </text:list-item>
            <text:list-item>
              <text:p text:style-name="P60"><text:span text:style-name="T32"><text:s/></text:span><text:span text:style-name="T30">قيمت</text:span><text:span text:style-name="T32"> </text:span><text:span text:style-name="T30">تمام‌شده</text:span><text:span text:style-name="T32"> </text:span><text:span text:style-name="T30">محصول:</text:span></text:p>
            </text:list-item>
            <text:list-item>
              <text:p text:style-name="P60"><text:span text:style-name="T32"><text:s/></text:span><text:span text:style-name="T30">ميزان</text:span><text:span text:style-name="T32"> </text:span><text:span text:style-name="T30">فروش</text:span><text:span text:style-name="T32"> </text:span><text:span text:style-name="T30">محصول:</text:span></text:p>
            </text:list-item>
            <text:list-item>
              <text:p text:style-name="P60"><text:span text:style-name="T32"><text:s/></text:span><text:span text:style-name="T30">ميزان</text:span><text:span text:style-name="T32"> </text:span><text:span text:style-name="T30">مشارکت</text:span><text:span text:style-name="T32"> </text:span><text:span text:style-name="T30">مالي:</text:span></text:p>
            </text:list-item>
            <text:list-item>
              <text:p text:style-name="P60"><text:span text:style-name="T30">ميزان</text:span><text:span text:style-name="T32"> </text:span><text:span text:style-name="T30">اعتبار</text:span><text:span text:style-name="T32"> </text:span><text:span text:style-name="T35">(وام) </text:span><text:span text:style-name="T30">مورد</text:span><text:span text:style-name="T32"> </text:span><text:span text:style-name="T30">نياز:</text:span></text:p>
            </text:list-item>
          </text:list>
        </text:list-item>
      </text:list>
      <text:p text:style-name="P6"><text:span text:style-name="T65">6- خدمات</text:span><text:span text:style-name="T10"> </text:span><text:span text:style-name="T65">مورد</text:span><text:span text:style-name="T10"> </text:span><text:span text:style-name="T65">نياز:</text:span></text:p>
      <text:list xml:id="list3123967748" text:style-name="WW8Num22">
        <text:list-item>
          <text:list>
            <text:list-item>
              <text:p text:style-name="P61">پشتيباني</text:p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 table:number-columns-repeated="2"/>
        <table:table-row table:style-name="Table12.1">
          <table:table-cell table:style-name="Table12.A1" office:value-type="string">
            <text:p text:style-name="P8"><text:span text:style-name="T18"></text:span><text:span text:style-name="T63"> </text:span><text:span text:style-name="T2">مكان</text:span><text:span text:style-name="T4"> </text:span><text:span text:style-name="T2">استقرار</text:span></text:p>
          </table:table-cell>
          <table:table-cell table:style-name="Table12.A1" office:value-type="string">
            <text:p text:style-name="P8"><text:span text:style-name="T18"></text:span><text:span text:style-name="T63"> </text:span><text:span text:style-name="T2">تجهيزات</text:span><text:span text:style-name="T4"> </text:span><text:span text:style-name="T2">اداري</text:span></text:p>
          </table:table-cell>
          <table:table-cell table:style-name="Table12.A1" office:value-type="string">
            <text:p text:style-name="P8"><text:span text:style-name="T18"></text:span><text:span text:style-name="T14"> </text:span><text:span text:style-name="T2">خدمات</text:span><text:span text:style-name="T4"> </text:span><text:span text:style-name="T2">آزمايشگاهي</text:span><text:span text:style-name="T4"> </text:span><text:span text:style-name="T22">(با</text:span><text:span text:style-name="T23"> </text:span><text:span text:style-name="T22">ذكر</text:span><text:span text:style-name="T23"> </text:span><text:span text:style-name="T22">مورد)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18"></text:span><text:span text:style-name="T63"> </text:span><text:span text:style-name="T2">خدمات</text:span><text:span text:style-name="T4"> </text:span><text:span text:style-name="T2">اداري</text:span><text:span text:style-name="T4"> </text:span><text:span text:style-name="T22">(تايپ،</text:span><text:span text:style-name="T23"> </text:span><text:span text:style-name="T22">تكثير</text:span><text:span text:style-name="T23"> </text:span><text:span text:style-name="T22">و</text:span><text:span text:style-name="T23"> </text:span><text:span text:style-name="T22">...)</text:span></text:p>
          </table:table-cell>
          <table:table-cell table:style-name="Table12.A1" office:value-type="string">
            <text:p text:style-name="P8"><text:span text:style-name="T18"></text:span><text:span text:style-name="T63"> </text:span><text:span text:style-name="T2">خدمات</text:span><text:span text:style-name="T4"> </text:span><text:span text:style-name="T2">حسابداري</text:span></text:p>
          </table:table-cell>
          <table:table-cell table:style-name="Table12.A1" office:value-type="string">
            <text:p text:style-name="P8"><text:span text:style-name="T18"></text:span><text:span text:style-name="T63"> </text:span><text:span text:style-name="T2">خدمات</text:span><text:span text:style-name="T4"> </text:span><text:span text:style-name="T2">كارگاهي</text:span><text:span text:style-name="T4"> </text:span><text:span text:style-name="T22">(با</text:span><text:span text:style-name="T23"> </text:span><text:span text:style-name="T22">ذكر</text:span><text:span text:style-name="T23"> </text:span><text:span text:style-name="T22">مورد)</text:span></text:p>
          </table:table-cell>
        </table:table-row>
        <table:table-row table:style-name="Table12.1">
          <table:table-cell table:style-name="Table12.A1" office:value-type="string">
            <text:p text:style-name="P8"><text:span text:style-name="T18"></text:span><text:span text:style-name="T69"> </text:span><text:span text:style-name="T2">خدمات</text:span><text:span text:style-name="T4"> </text:span><text:span text:style-name="T2">اطلاع‌رساني</text:span></text:p>
          </table:table-cell>
          <table:table-cell table:style-name="Table12.A1" office:value-type="string">
            <text:p text:style-name="P8"><text:span text:style-name="T18"></text:span><text:span text:style-name="T41"> </text:span><text:span text:style-name="T2">سالن</text:span><text:span text:style-name="T4"> </text:span><text:span text:style-name="T2">شورا</text:span></text:p>
          </table:table-cell>
          <table:table-cell table:style-name="Table12.A1" office:value-type="string">
            <text:p text:style-name="P8"><text:span text:style-name="T18"></text:span><text:span text:style-name="T41"> </text:span><text:span text:style-name="T2">كامپيوتر</text:span><text:span text:style-name="T4"> </text:span><text:span text:style-name="T2">و</text:span><text:span text:style-name="T4"> </text:span><text:span text:style-name="T2">تجهيزات</text:span><text:span text:style-name="T4"> </text:span><text:span text:style-name="T2">جانبي</text:span></text:p>
          </table:table-cell>
        </table:table-row>
        <table:table-row table:style-name="Table12.4">
          <table:table-cell table:style-name="Table12.A1" table:number-columns-spanned="3" office:value-type="string">
            <text:p text:style-name="P8"><text:span text:style-name="T18"></text:span><text:span text:style-name="T4"> </text:span><text:span text:style-name="T2">ساير</text:span><text:span text:style-name="T4"> </text:span><text:span text:style-name="T22">(با</text:span><text:span text:style-name="T23"> </text:span><text:span text:style-name="T22">ذكر</text:span><text:span text:style-name="T23"> </text:span><text:span text:style-name="T22">مورد)</text:span></text:p>
          </table:table-cell>
          <table:covered-table-cell/>
          <table:covered-table-cell/>
        </table:table-row>
      </table:table>
      <text:list xml:id="list223545709477086" text:continue-numbering="true" text:style-name="WW8Num22">
        <text:list-item>
          <text:list>
            <text:list-item>
              <text:p text:style-name="P61">آموزشي و مشاوره‌اي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8"><text:span text:style-name="T18"></text:span><text:span text:style-name="T63"> </text:span><text:span text:style-name="T2">تدوين</text:span><text:span text:style-name="T4"> </text:span><text:span text:style-name="T2">برنامه</text:span><text:span text:style-name="T4"> </text:span><text:span text:style-name="T2">كاري</text:span><text:span text:style-name="T4"> </text:span><text:span text:style-name="T2">(Business Plan)</text:span></text:p>
          </table:table-cell>
          <table:table-cell table:style-name="Table13.A1" office:value-type="string">
            <text:p text:style-name="P8"><text:span text:style-name="T18"></text:span><text:span text:style-name="T63"> </text:span><text:span text:style-name="T2">امور</text:span><text:span text:style-name="T4"> </text:span><text:span text:style-name="T2">مالي</text:span><text:span text:style-name="T4"> </text:span><text:span text:style-name="T2">و</text:span><text:span text:style-name="T4"> </text:span><text:span text:style-name="T2">حسابداري</text:span></text:p>
          </table:table-cell>
          <table:table-cell table:style-name="Table13.A1" office:value-type="string">
            <text:p text:style-name="P8"><text:span text:style-name="T18"></text:span><text:span text:style-name="T63"> </text:span><text:span text:style-name="T2">امور</text:span><text:span text:style-name="T4"> </text:span><text:span text:style-name="T2">بيمه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18"></text:span><text:span text:style-name="T4"> </text:span><text:span text:style-name="T2">امور</text:span><text:span text:style-name="T4"> </text:span><text:span text:style-name="T2">سرمايه‌گذاري</text:span><text:span text:style-name="T4"> </text:span><text:span text:style-name="T2">و</text:span><text:span text:style-name="T4"> </text:span><text:span text:style-name="T2">تامين</text:span><text:span text:style-name="T4"> </text:span><text:span text:style-name="T2">سرمايه</text:span><text:span text:style-name="T62"> </text:span></text:p>
          </table:table-cell>
          <table:table-cell table:style-name="Table13.A1" office:value-type="string">
            <text:p text:style-name="P8"><text:span text:style-name="T18"></text:span><text:span text:style-name="T63"> </text:span><text:span text:style-name="T2">امور</text:span><text:span text:style-name="T4"> </text:span><text:span text:style-name="T2">بازاريابي</text:span><text:span text:style-name="T4"> </text:span><text:span text:style-name="T2">و</text:span><text:span text:style-name="T4"> </text:span><text:span text:style-name="T2">فروش</text:span></text:p>
          </table:table-cell>
          <table:table-cell table:style-name="Table13.A1" office:value-type="string">
            <text:p text:style-name="P8"><text:span text:style-name="T18"></text:span><text:span text:style-name="T63"> </text:span><text:span text:style-name="T2">امور</text:span><text:span text:style-name="T4"> </text:span><text:span text:style-name="T2">حقوقي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18"></text:span><text:span text:style-name="T69"> </text:span><text:span text:style-name="T2">امور</text:span><text:span text:style-name="T4"> </text:span><text:span text:style-name="T2">مديريتي</text:span><text:span text:style-name="T4"> </text:span><text:span text:style-name="T2">و</text:span><text:span text:style-name="T4"> </text:span><text:span text:style-name="T2">منابع</text:span><text:span text:style-name="T4"> </text:span><text:span text:style-name="T2">انساني</text:span></text:p>
          </table:table-cell>
          <table:table-cell table:style-name="Table13.A1" office:value-type="string">
            <text:p text:style-name="P8"><text:span text:style-name="T18"></text:span><text:span text:style-name="T41"> </text:span><text:span text:style-name="T2">امور</text:span><text:span text:style-name="T4"> </text:span><text:span text:style-name="T2">قانوني</text:span></text:p>
          </table:table-cell>
          <table:table-cell table:style-name="Table13.A1" office:value-type="string">
            <text:p text:style-name="P8"><text:span text:style-name="T18"></text:span><text:span text:style-name="T41"> </text:span><text:span text:style-name="T2">دوره</text:span><text:span text:style-name="T4"> </text:span><text:span text:style-name="T2">آموزش</text:span><text:span text:style-name="T4"> </text:span><text:soft-page-break/><text:span text:style-name="T2">كارآفريني</text:span></text:p>
          </table:table-cell>
        </table:table-row>
        <table:table-row table:style-name="Table13.1">
          <table:table-cell table:style-name="Table13.A1" office:value-type="string">
            <text:p text:style-name="P8"><text:span text:style-name="T18"></text:span><text:span text:style-name="T69"> </text:span><text:span text:style-name="T2">دوره</text:span><text:span text:style-name="T4"> </text:span><text:span text:style-name="T2">آموزش</text:span><text:span text:style-name="T4"> </text:span><text:span text:style-name="T2">مديريتي</text:span></text:p>
          </table:table-cell>
          <table:table-cell table:style-name="Table13.A1" table:number-columns-spanned="2" office:value-type="string">
            <text:p text:style-name="P8"><text:span text:style-name="T18"></text:span><text:span text:style-name="T69"> </text:span><text:span text:style-name="T2">ساير</text:span><text:span text:style-name="T4"> </text:span><text:span text:style-name="T22">(با</text:span><text:span text:style-name="T23"> </text:span><text:span text:style-name="T22">ذكر</text:span><text:span text:style-name="T23"> </text:span><text:span text:style-name="T22">مورد)</text:span></text:p>
          </table:table-cell>
          <table:covered-table-cell/>
        </table:table-row>
      </table:table>
      <text:p text:style-name="P62"/>
      <text:p text:style-name="P62">7- اعتبار مورد نياز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7">رديف</text:p>
          </table:table-cell>
          <table:table-cell table:style-name="Table14.B1" office:value-type="string">
            <text:p text:style-name="P9"><text:span text:style-name="T24">عنوان</text:span><text:span text:style-name="T23"> </text:span></text:p>
          </table:table-cell>
          <table:table-cell table:style-name="Table14.C1" office:value-type="string">
            <text:p text:style-name="P9"><text:span text:style-name="T24">مبلغ</text:span><text:span text:style-name="T23"> </text:span><text:span text:style-name="T70">(ميليون</text:span><text:span text:style-name="T71"> </text:span><text:span text:style-name="T70">ريال)</text:span></text:p>
          </table:table-cell>
        </table:table-row>
        <table:table-row table:style-name="Table14.2">
          <table:table-cell table:style-name="Table14.A2" office:value-type="string">
            <text:p text:style-name="P16">1</text:p>
          </table:table-cell>
          <table:table-cell table:style-name="Table14.B2" office:value-type="string">
            <text:p text:style-name="P80">پرسنلي</text:p>
          </table:table-cell>
          <table:table-cell table:style-name="Table14.C2" office:value-type="string">
            <text:p text:style-name="P79"/>
          </table:table-cell>
        </table:table-row>
        <table:table-row table:style-name="Table14.2">
          <table:table-cell table:style-name="Table14.A3" office:value-type="string">
            <text:p text:style-name="P16">2</text:p>
          </table:table-cell>
          <table:table-cell table:style-name="Table14.B3" office:value-type="string">
            <text:p text:style-name="P83"><text:span text:style-name="T72">تجهيزات</text:span><text:span text:style-name="T73"> </text:span><text:span text:style-name="T72">سرمايه‌اي</text:span></text:p>
          </table:table-cell>
          <table:table-cell table:style-name="Table14.C3" office:value-type="string">
            <text:p text:style-name="P79"/>
          </table:table-cell>
        </table:table-row>
        <table:table-row table:style-name="Table14.2">
          <table:table-cell table:style-name="Table14.A4" office:value-type="string">
            <text:p text:style-name="P16">3</text:p>
          </table:table-cell>
          <table:table-cell table:style-name="Table14.B4" office:value-type="string">
            <text:p text:style-name="P83"><text:span text:style-name="T72">مواد</text:span><text:span text:style-name="T73"> </text:span><text:span text:style-name="T72">مصرفي</text:span><text:span text:style-name="T73"> </text:span><text:span text:style-name="T72">و</text:span><text:span text:style-name="T73"> </text:span><text:span text:style-name="T72">آزمايشگاهي</text:span></text:p>
          </table:table-cell>
          <table:table-cell table:style-name="Table14.C4" office:value-type="string">
            <text:p text:style-name="P79"/>
          </table:table-cell>
        </table:table-row>
        <table:table-row table:style-name="Table14.2">
          <table:table-cell table:style-name="Table14.A5" office:value-type="string">
            <text:p text:style-name="P16">4</text:p>
          </table:table-cell>
          <table:table-cell table:style-name="Table14.B5" office:value-type="string">
            <text:p text:style-name="P81"><text:span text:style-name="T6">خدمات</text:span><text:span text:style-name="T74"> </text:span><text:span text:style-name="T6">تخصصي</text:span><text:span text:style-name="T74"> </text:span><text:span text:style-name="T6">و</text:span><text:span text:style-name="T74"> </text:span><text:span text:style-name="T6">عمومي</text:span><text:span text:style-name="T74"> </text:span></text:p>
          </table:table-cell>
          <table:table-cell table:style-name="Table14.C5" office:value-type="string">
            <text:p text:style-name="P79"/>
          </table:table-cell>
        </table:table-row>
        <table:table-row table:style-name="Table14.2">
          <table:table-cell table:style-name="Table14.A6" office:value-type="string">
            <text:p text:style-name="P16">5</text:p>
          </table:table-cell>
          <table:table-cell table:style-name="Table14.B6" office:value-type="string">
            <text:p text:style-name="P80">ساير</text:p>
          </table:table-cell>
          <table:table-cell table:style-name="Table14.C6" office:value-type="string">
            <text:p text:style-name="P79"/>
          </table:table-cell>
        </table:table-row>
        <table:table-row table:style-name="Table14.2">
          <table:table-cell table:style-name="Table14.A7" table:number-columns-spanned="2" office:value-type="string">
            <text:p text:style-name="P27">مجموع</text:p>
          </table:table-cell>
          <table:covered-table-cell/>
          <table:table-cell table:style-name="Table14.C7" office:value-type="string">
            <text:p text:style-name="P82"/>
          </table:table-cell>
        </table:table-row>
      </table:table>
      <text:p text:style-name="P63"/>
      <text:p text:style-name="P3">8- اطلاعات لازم جهت ارسال نسخه الكترونيكي / كاغذي كاربرگ "درخواست پذيرش واحد فناور"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4"><text:span text:style-name="T51">نشاني:</text:span><text:span text:style-name="T52"> </text:span><text:span text:style-name="T53">مشهد</text:span><text:span text:style-name="T55"> </text:span><text:span text:style-name="T54">–</text:span><text:span text:style-name="T55"> </text:span><text:span text:style-name="T53">ميدان</text:span><text:span text:style-name="T55"> </text:span><text:span text:style-name="T53">آزادي</text:span><text:span text:style-name="T55"> </text:span><text:span text:style-name="T54">–</text:span><text:span text:style-name="T55"> </text:span><text:span text:style-name="T53">پرديس</text:span><text:span text:style-name="T55"> </text:span><text:span text:style-name="T53">دانشگاه</text:span><text:span text:style-name="T55"> </text:span><text:span text:style-name="T53">فردوسي</text:span><text:span text:style-name="T55"> </text:span><text:span text:style-name="T53">مشهد</text:span><text:span text:style-name="T55"> </text:span><text:span text:style-name="T54">–</text:span><text:span text:style-name="T55"> </text:span><text:span text:style-name="T53">جنب</text:span><text:span text:style-name="T55"> </text:span><text:span text:style-name="T53">دانشکده</text:span><text:span text:style-name="T55"> </text:span><text:span text:style-name="T53">مهندسي- مركز</text:span><text:span text:style-name="T55"> </text:span><text:span text:style-name="T53">رشد</text:span><text:span text:style-name="T55"> </text:span><text:span text:style-name="T53">دانشگاه</text:span></text:p>
            <text:p text:style-name="P85">تلفن:90-8837380 (0511) <text:s text:c="19"/>كدپستي: 9177948974</text:p>
          </table:table-cell>
          <table:table-cell table:style-name="Table15.A1" office:value-type="string">
            <text:p text:style-name="P86">Web Site: http://stp.um.ac.ir/</text:p>
            <text:p text:style-name="P78">Email: stp@um.ac.ir</text:p>
          </table:table-cell>
        </table:table-row>
      </table:table>
      <text:p text:style-name="P4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4"><text:span text:style-name="T60">همراه</text:span><text:span text:style-name="T61"> </text:span><text:span text:style-name="T60">اين</text:span><text:span text:style-name="T61"> </text:span><text:span text:style-name="T60">درخواست</text:span><text:span text:style-name="T61"> </text:span><text:span text:style-name="T60">موارد</text:span><text:span text:style-name="T61"> </text:span><text:span text:style-name="T60">زير</text:span><text:span text:style-name="T61"> </text:span><text:span text:style-name="T60">را</text:span><text:span text:style-name="T61"> </text:span><text:span text:style-name="T60">ضميمه</text:span><text:span text:style-name="T61"> </text:span><text:span text:style-name="T60">و</text:span><text:span text:style-name="T61"> </text:span><text:span text:style-name="T60">مجموعه</text:span><text:span text:style-name="T61"> </text:span><text:span text:style-name="T60">را</text:span><text:span text:style-name="T61"> </text:span><text:span text:style-name="T60">به</text:span><text:span text:style-name="T61"> </text:span><text:span text:style-name="T60">مرکز</text:span><text:span text:style-name="T61"> </text:span><text:span text:style-name="T60">رشد</text:span><text:span text:style-name="T61"> </text:span><text:span text:style-name="T60">تحويل</text:span><text:span text:style-name="T61"> </text:span><text:span text:style-name="T60">نماييد:</text:span></text:p>
            <text:list xml:id="list1839421226" text:style-name="WW8Num13">
              <text:list-item>
                <text:p text:style-name="P65"><text:span text:style-name="T22">رزومه‌ي</text:span><text:span text:style-name="T23"> </text:span><text:span text:style-name="T22">افراد</text:span><text:span text:style-name="T23"> </text:span><text:span text:style-name="T22">گروه</text:span><text:span text:style-name="T23"> </text:span><text:span text:style-name="T22">کاری</text:span><text:span text:style-name="T23"> </text:span><text:span text:style-name="T22">موسسین</text:span><text:span text:style-name="T23"> </text:span><text:span text:style-name="T22">و</text:span><text:span text:style-name="T23"> </text:span><text:span text:style-name="T22">همکاران</text:span><text:span text:style-name="T23"> </text:span><text:span text:style-name="T22">اصلی</text:span><text:span text:style-name="T23"> </text:span><text:span text:style-name="T22">(شامل</text:span><text:span text:style-name="T23"> </text:span><text:span text:style-name="T22">تصوير</text:span><text:span text:style-name="T23"> </text:span><text:span text:style-name="T22">شناسنامه،</text:span><text:span text:style-name="T23"> </text:span><text:span text:style-name="T22">آخرین</text:span><text:span text:style-name="T23"> </text:span><text:span text:style-name="T22">مدرک</text:span><text:span text:style-name="T23"> </text:span><text:span text:style-name="T22">تحصیلی</text:span><text:span text:style-name="T23"> </text:span><text:span text:style-name="T22">و</text:span><text:span text:style-name="T23"> </text:span><text:span text:style-name="T22">سایر</text:span><text:span text:style-name="T23"> </text:span><text:span text:style-name="T22">مدارک</text:span><text:span text:style-name="T23"> </text:span><text:span text:style-name="T22">آموزشی</text:span><text:span text:style-name="T23"> </text:span><text:span text:style-name="T22">مرتبط).</text:span></text:p>
              </text:list-item>
              <text:list-item>
                <text:p text:style-name="P65"><text:span text:style-name="T22">تصوير</text:span><text:span text:style-name="T23"> </text:span><text:span text:style-name="T22">مدارک</text:span><text:span text:style-name="T23"> </text:span><text:span text:style-name="T22">ثبت</text:span><text:span text:style-name="T23"> </text:span><text:span text:style-name="T22">شرکت.</text:span></text:p>
              </text:list-item>
              <text:list-item>
                <text:p text:style-name="P66"><text:span text:style-name="T6">پيش‌قراردادها</text:span><text:span text:style-name="T9"> </text:span><text:span text:style-name="T6">يا</text:span><text:span text:style-name="T9"> </text:span><text:span text:style-name="T6">اعلام</text:span><text:span text:style-name="T9"> </text:span><text:span text:style-name="T6">نياز</text:span><text:span text:style-name="T9"> </text:span><text:span text:style-name="T6">مشتري.</text:span></text:p>
              </text:list-item>
              <text:list-item>
                <text:p text:style-name="P65"><text:span text:style-name="T22">تصوير</text:span><text:span text:style-name="T23"> </text:span><text:span text:style-name="T22">گواهينامه‌ها،</text:span><text:span text:style-name="T23"> </text:span><text:span text:style-name="T22">تقديرنامه‌ها</text:span><text:span text:style-name="T23"> </text:span><text:span text:style-name="T22">و</text:span><text:span text:style-name="T23"> </text:span><text:span text:style-name="T22">مجوزها.</text:span></text:p>
              </text:list-item>
              <text:list-item>
                <text:p text:style-name="P65"><text:span text:style-name="T22">اطلاعات</text:span><text:span text:style-name="T23"> </text:span><text:span text:style-name="T22">فنی</text:span><text:span text:style-name="T23"> </text:span><text:span text:style-name="T22">محصول.</text:span></text:p>
              </text:list-item>
              <text:list-item>
                <text:p text:style-name="P66"><text:span text:style-name="T6">ساير</text:span><text:span text:style-name="T9"> </text:span><text:span text:style-name="T6">مدارک</text:span><text:span text:style-name="T9"> </text:span><text:span text:style-name="T6">که</text:span><text:span text:style-name="T9"> </text:span><text:span text:style-name="T6">احتمال</text:span><text:span text:style-name="T9"> </text:span><text:span text:style-name="T6">مي‌دهيد</text:span><text:span text:style-name="T9"> </text:span><text:span text:style-name="T6">در</text:span><text:span text:style-name="T9"> </text:span><text:span text:style-name="T6">بررسي</text:span><text:span text:style-name="T9"> </text:span><text:span text:style-name="T6">طرح</text:span><text:span text:style-name="T9"> </text:span><text:span text:style-name="T6">مؤثر</text:span><text:span text:style-name="T9"> </text:span><text:span text:style-name="T6">باشد.</text:span></text:p>
              </text:list-item>
            </text:list>
          </table:table-cell>
        </table:table-row>
      </table:table>
      <text:p text:style-name="P4">نحوه آشنایی با مرکز رشد: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18"><text:span text:style-name="T18"></text:span><text:span text:style-name="T14"> </text:span><text:span text:style-name="T2">اطلاعیه‌ها</text:span><text:span text:style-name="T4"> </text:span><text:span text:style-name="T2">و</text:span><text:span text:style-name="T4"> </text:span><text:span text:style-name="T2">برنامه‌های</text:span><text:span text:style-name="T4"> </text:span><text:span text:style-name="T2">مرکز</text:span></text:p>
          </table:table-cell>
          <table:table-cell table:style-name="Table17.A1" office:value-type="string">
            <text:p text:style-name="P18"><text:span text:style-name="T18"></text:span><text:span text:style-name="T14"> </text:span><text:span text:style-name="T2">حضور</text:span><text:span text:style-name="T4"> </text:span><text:span text:style-name="T2">مرکز</text:span><text:span text:style-name="T4"> </text:span><text:span text:style-name="T2">و</text:span><text:span text:style-name="T4"> </text:span><text:span text:style-name="T2">واحدهای</text:span><text:span text:style-name="T4"> </text:span><text:span text:style-name="T2">فناور</text:span><text:span text:style-name="T4"> </text:span><text:span text:style-name="T2">آن</text:span><text:span text:style-name="T4"> </text:span><text:span text:style-name="T2">در</text:span><text:span text:style-name="T4"> </text:span><text:span text:style-name="T2">نمایشگاه</text:span></text:p>
          </table:table-cell>
          <table:table-cell table:style-name="Table17.A1" office:value-type="string">
            <text:p text:style-name="P18"><text:span text:style-name="T18"></text:span><text:span text:style-name="T4"> </text:span><text:span text:style-name="T2">سایت</text:span><text:span text:style-name="T4"> </text:span><text:span text:style-name="T2">مرکز</text:span></text:p>
          </table:table-cell>
          <table:table-cell table:style-name="Table17.A1" office:value-type="string">
            <text:p text:style-name="P18"><text:span text:style-name="T18"></text:span><text:span text:style-name="T14"> </text:span><text:span text:style-name="T2">سایت</text:span><text:span text:style-name="T4"> </text:span><text:span text:style-name="T2">کارآفرینی</text:span></text:p>
          </table:table-cell>
          <table:table-cell table:style-name="Table17.A1" office:value-type="string">
            <text:p text:style-name="P18"><text:span text:style-name="T18"></text:span><text:span text:style-name="T14"> </text:span><text:span text:style-name="T2">سایت‌های</text:span><text:span text:style-name="T4"> </text:span><text:span text:style-name="T2">دیگر</text:span></text:p>
          </table:table-cell>
        </table:table-row>
        <table:table-row table:style-name="Table17.1">
          <table:table-cell table:style-name="Table17.A1" office:value-type="string">
            <text:p text:style-name="P18"><text:span text:style-name="T18"></text:span><text:span text:style-name="T14"> </text:span><text:span text:style-name="T2">واحدهای</text:span><text:span text:style-name="T4"> </text:span><text:span text:style-name="T2">فناور</text:span><text:span text:style-name="T4"> </text:span><text:span text:style-name="T2">مستقر</text:span></text:p>
          </table:table-cell>
          <table:table-cell table:style-name="Table17.A1" office:value-type="string">
            <text:p text:style-name="P18"><text:span text:style-name="T18"></text:span><text:span text:style-name="T14"> </text:span><text:span text:style-name="T2">دوستان</text:span><text:span text:style-name="T4"> </text:span><text:span text:style-name="T2">و</text:span><text:span text:style-name="T4"> </text:span><text:span text:style-name="T2">آشنایان</text:span></text:p>
          </table:table-cell>
          <table:table-cell table:style-name="Table17.A1" table:number-columns-spanned="2" office:value-type="string">
            <text:p text:style-name="P18"><text:span text:style-name="T18"></text:span><text:span text:style-name="T14"> </text:span><text:span text:style-name="T27">مراکز</text:span><text:span text:style-name="T33"> </text:span><text:span text:style-name="T27">رشد</text:span><text:span text:style-name="T33"> </text:span><text:span text:style-name="T27">و</text:span><text:span text:style-name="T33"> </text:span><text:span text:style-name="T27">پارک‌های</text:span><text:span text:style-name="T33"> </text:span><text:span text:style-name="T27">فناوری</text:span><text:span text:style-name="T33"> </text:span><text:span text:style-name="T27">دیگر</text:span></text:p>
          </table:table-cell>
          <table:covered-table-cell/>
          <table:table-cell table:style-name="Table17.A1" office:value-type="string">
            <text:p text:style-name="P18"><text:span text:style-name="T18"></text:span><text:span text:style-name="T14"> </text:span><text:span text:style-name="T27">سایر</text:span><text:span text:style-name="T33"> </text:span><text:span text:style-name="T38">(توضیح</text:span><text:span text:style-name="T37"> </text:span><text:span text:style-name="T38">دهید)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67">----------------------</text:p>
      <text:p text:style-name="P68"><text:soft-page-break/><text:span text:style-name="T5">مدير</text:span><text:span text:style-name="T4"> </text:span><text:span text:style-name="T5">عامل</text:span><text:span text:style-name="T4"> </text:span><text:span text:style-name="T5">يا</text:span><text:span text:style-name="T4"> </text:span><text:span text:style-name="T5">نماينده</text:span><text:span text:style-name="T4"> </text:span><text:span text:style-name="T5">واحد</text:span><text:span text:style-name="T4"> </text:span><text:span text:style-name="T5">فناور</text:span></text:p>
      <text:p text:style-name="P69"><text:span text:style-name="T64">امضا</text:span><text:span text:style-name="T9"> </text:span><text:span text:style-name="T64">و</text:span><text:span text:style-name="T9"> </text:span><text:span text:style-name="T64">تاريخ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Umpush" svg:font-family="Umpush"/>
    <style:font-face style:name="Courier New" svg:font-family="'Courier New'" style:font-family-generic="modern"/>
    <style:font-face style:name="B Homa" svg:font-family="'B Homa'" style:font-pitch="variable"/>
    <style:font-face style:name="B Nazanin" svg:font-family="'B Nazanin'" style:font-pitch="variable"/>
    <style:font-face style:name="B Zar" svg:font-family="'B Zar'" style:font-pitch="variable"/>
    <style:font-face style:name="Homa" svg:font-family="Homa" style:font-pitch="variable"/>
    <style:font-face style:name="Nazanin" svg:font-family="Nazanin" style:font-pitch="variable"/>
    <style:font-face style:name="SimSun" svg:font-family="SimSun, 宋体" style:font-pitch="variable"/>
    <style:font-face style:name="Zar" svg:font-family="Z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language-complex="fa" style:country-complex="IR"/>
    </style:style>
    <style:style style:name="WW8Num23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 style:language-complex="fa" style:country-complex="IR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charset="x-symbol" style:font-name-asian="SimSun" style:font-family-asian="SimSun, 宋体" style:font-pitch-asian="variable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5z0" style:family="text"/>
    <style:style style:name="WW8Num5z1" style:family="text">
      <style:text-properties style:font-name-complex="Zar" style:font-family-complex="Zar" style:font-pitch-complex="variable"/>
    </style:style>
    <style:style style:name="WW8Num9z0" style:family="text"/>
    <style:style style:name="WW8Num9z1" style:family="text">
      <style:text-properties style:font-name="Times New Roman" fo:font-family="'Times New Roman'" style:font-family-generic="roman" style:font-pitch="variable" fo:font-size="10pt" style:font-name-asian="SimSun" style:font-family-asian="SimSun, 宋体" style:font-pitch-asian="variable" style:font-size-asian="10pt" style:language-asian="zh" style:country-asian="CN" style:font-name-complex="B Homa" style:font-family-complex="'B Homa'" style:font-pitch-complex="variable" style:font-size-complex="10pt" style:language-complex="fa" style:country-complex="IR"/>
    </style:style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fo:font-size="10pt" style:font-name-asian="SimSun" style:font-family-asian="SimSun, 宋体" style:font-pitch-asian="variable" style:font-size-asian="10pt" style:language-asian="zh" style:country-asian="CN" style:font-name-complex="B Homa" style:font-family-complex="'B Homa'" style:font-pitch-complex="variable" style:font-size-complex="10pt" style:language-complex="fa" style:country-complex="IR"/>
    </style:style>
    <style:style style:name="WW8Num22z0" style:family="text">
      <style:text-properties style:font-name-asian="SimSun" style:font-family-asian="SimSun, 宋体" style:font-pitch-asian="variable" style:font-name-complex="B Homa" style:font-family-complex="'B Homa'" style:font-pitch-complex="variable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 style:language-complex="fa" style:country-complex="IR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3">
      <text:list-level-style-bullet text:level="1" text:style-name="WW8Num23z0" style:num-suffix="." text:bullet-char="">
        <style:list-level-properties text:list-level-position-and-space-mode="label-alignment" fo:text-align="end">
          <style:list-level-label-alignment text:label-followed-by="listtab" fo:text-indent="-0.25in" fo:margin-left="1.5126in"/>
        </style:list-level-properties>
        <style:text-properties style:font-name="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fo:text-indent="-0.25in" fo:margin-left="2.0126in"/>
        </style:list-level-properties>
        <style:text-properties style:font-name="Symbol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5126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3.0126in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fo:text-indent="-0.25in" fo:margin-left="3.5126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0126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4.5126in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fo:text-indent="-0.25in" fo:margin-left="5.0126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5.5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 fo:text-align="end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0.5in" fo:margin-left="1.2791in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0.5in" fo:margin-left="1.6689in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0.75in" fo:margin-left="2.3083in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0.75in" fo:margin-left="2.698in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1in" fo:margin-left="3.3374in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1in" fo:margin-left="3.7272in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1.25in" fo:margin-left="4.3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0.8898in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fo:text-indent="-0.5in" fo:margin-left="1.7791in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fo:text-indent="-0.5in" fo:margin-left="2.4189in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fo:text-indent="-0.75in" fo:margin-left="3.3083in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fo:text-indent="-0.75in" fo:margin-left="3.948in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fo:text-indent="-1in" fo:margin-left="4.8374in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fo:text-indent="-1in" fo:margin-left="5.4772in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fo:text-indent="-1.25in" fo:margin-left="6.3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0.8898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1.7791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5in" fo:margin-left="2.4189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5in" fo:margin-left="3.3083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0.75in" fo:margin-left="3.94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1in" fo:margin-left="4.8374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in" fo:margin-left="5.4772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25in" fo:margin-left="6.3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 fo:text-align="end">
          <style:list-level-label-alignment text:label-followed-by="listtab" fo:text-indent="-0.5in" fo:margin-left="0.8898in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fo:text-indent="-0.5in" fo:margin-left="1.2791in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fo:text-indent="-0.75in" fo:margin-left="1.9189in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fo:text-indent="-0.75in" fo:margin-left="2.3083in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fo:text-indent="-1in" fo:margin-left="2.948in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fo:text-indent="-1in" fo:margin-left="3.3374in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fo:text-indent="-1.25in" fo:margin-left="3.9772in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fo:text-indent="-1.25in" fo:margin-left="4.3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9" style:family="table">
      <style:table-properties style:width="6.7861in" style:rel-width="98%" table:align="center" style:writing-mode="rl-tb"/>
    </style:style>
    <style:style style:name="Table19.A" style:family="table-column">
      <style:table-column-properties style:column-width="1.7007in" style:rel-column-width="2736*"/>
    </style:style>
    <style:style style:name="Table19.B" style:family="table-column">
      <style:table-column-properties style:column-width="3.7229in" style:rel-column-width="5989*"/>
    </style:style>
    <style:style style:name="Table19.C" style:family="table-column">
      <style:table-column-properties style:column-width="1.3625in" style:rel-column-width="2192*"/>
    </style:style>
    <style:style style:name="Table19.1" style:family="table-row">
      <style:table-row-properties style:min-row-height="0.8861in" fo:keep-together="auto"/>
    </style:style>
    <style:style style:name="Table19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rl-tb"/>
    </style:style>
    <style:style style:name="MP1" style:family="paragraph" style:parent-style-name="Header">
      <style:text-properties officeooo:paragraph-rsid="00169fd4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pt" fo:language="none" fo:country="none" officeooo:paragraph-rsid="00169fd4" style:font-size-asian="1pt" style:language-asian="none" style:country-asian="none" style:font-name-complex="Nazanin" style:font-size-complex="1pt"/>
    </style:style>
    <style:style style:name="MP3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69fd4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Times New Roman" fo:font-size="9pt" fo:font-weight="bold" officeooo:paragraph-rsid="00169fd4" style:font-name-asian="Times New Roman" style:font-size-asian="9pt" style:font-weight-asian="bold" style:font-name-complex="B Nazanin" style:font-size-complex="9pt" style:font-weight-complex="bold"/>
    </style:style>
    <style:style style:name="MP5" style:family="paragraph" style:parent-style-name="Standard">
      <style:text-properties officeooo:paragraph-rsid="00169fd4"/>
    </style:style>
    <style:style style:name="MT1" style:family="text">
      <style:text-properties fo:font-size="14pt" fo:font-weight="bold" style:font-size-asian="14pt" style:font-weight-asian="bold" style:font-name-complex="B Homa" style:font-size-complex="14pt" style:font-weight-complex="bold"/>
    </style:style>
    <style:style style:name="MT2" style:family="text">
      <style:text-properties fo:font-size="14pt" fo:font-weight="bold" style:font-size-asian="14pt" style:font-weight-asian="bold" style:font-name-complex="Calibri" style:font-size-complex="14pt" style:font-weight-complex="bold"/>
    </style:style>
    <style:style style:name="M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9" table:style-name="Table19">
          <table:table-column table:style-name="Table19.A"/>
          <table:table-column table:style-name="Table19.B"/>
          <table:table-column table:style-name="Table19.C"/>
          <table:table-row table:style-name="Table19.1">
            <table:table-cell table:style-name="Table19.A1" office:value-type="string">
              <text:p text:style-name="MP2"><draw:frame draw:style-name="Mfr1" draw:name="Image2" text:anchor-type="char" svg:x="0.7398in" svg:y="0.0154in" svg:width="0.7709in" svg:height="0.8299in" draw:z-index="2"><draw:image xlink:href="Pictures/1000000000000187000001F238F055C1D1995555.jpg" xlink:type="simple" xlink:show="embed" xlink:actuate="onLoad" loext:mime-type="image/jpeg"/><draw:contour-polygon svg:width="4.1173in" svg:height="5.1445in" svg:viewBox="0 0 10458 13067" draw:points="-113,0 -113,13067 10345,13067 10345,0" draw:recreate-on-edit="false"/></draw:frame></text:p>
            </table:table-cell>
            <table:table-cell table:style-name="Table19.A1" office:value-type="string">
              <text:p text:style-name="MP3"><text:span text:style-name="MT1">درخواست</text:span><text:span text:style-name="MT2"> </text:span><text:span text:style-name="MT1">پذیرش</text:span><text:span text:style-name="MT2"> </text:span><text:span text:style-name="MT1">واحد</text:span><text:span text:style-name="MT2"> </text:span><text:span text:style-name="MT1">فناور</text:span><text:span text:style-name="MT2"> </text:span></text:p>
            </table:table-cell>
            <table:table-cell table:style-name="Table19.A1" office:value-type="string">
              <text:p text:style-name="MP4">شماره:</text:p>
              <text:p text:style-name="MP4">تاريخ:</text:p>
              <text:p text:style-name="MP4">پيوست: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22:33:51.587654812</meta:creation-date>
    <dc:date>2021-08-23T22:35:43.949138213</dc:date>
    <meta:editing-duration>PT1M52S</meta:editing-duration>
    <meta:editing-cycles>2</meta:editing-cycles>
    <meta:document-statistic meta:table-count="18" meta:image-count="1" meta:object-count="0" meta:page-count="8" meta:paragraph-count="243" meta:word-count="1304" meta:character-count="6947" meta:non-whitespace-character-count="5772"/>
    <meta:generator>LibreOffice/6.0.7.3$Linux_X86_64 LibreOffice_project/00m0$Build-3</meta:generator>
  </office:meta>
</office:document-meta>
</file>